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94.63pt" svg:height="380.98pt" svg:x="60.09pt" svg:y="1267.91pt">
            <loext:p/>
            <draw:object draw:notify-on-update-of-ranges="Sheet1.B1:Sheet1.B91 Sheet1.C1:Sheet1.C91 Sheet1.D1:Sheet1.D91 Sheet1.E1:Sheet1.E9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68.19pt" svg:y="39.71pt">
            <loext:p/>
            <draw:object draw:notify-on-update-of-ranges="Sheet1.I2:Sheet1.I91 Sheet1.J2:Sheet1.J91 Sheet1.K2:Sheet1.K9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14.86pt" svg:y="988.41pt">
            <loext:p/>
            <draw:object draw:notify-on-update-of-ranges="Sheet1.F2:Sheet1.F91 Sheet1.G2:Sheet1.G91 Sheet1.H2:Sheet1.H9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61485826001955" calcext:value-type="float">
            <text:p>0.761485826001955</text:p>
          </table:table-cell>
          <table:table-cell office:value-type="float" office:value="0.431257057405316" calcext:value-type="float">
            <text:p>0.431257057405316</text:p>
          </table:table-cell>
          <table:table-cell office:value-type="float" office:value="-0.133671071504868" calcext:value-type="float">
            <text:p>-0.133671071504868</text:p>
          </table:table-cell>
          <table:table-cell office:value-type="float" office:value="0.0450453199865719" calcext:value-type="float">
            <text:p>0.04504531998657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9530791788856" calcext:value-type="float">
            <text:p>0.759530791788856</text:p>
          </table:table-cell>
          <table:table-cell office:value-type="float" office:value="0.415326395458846" calcext:value-type="float">
            <text:p>0.415326395458846</text:p>
          </table:table-cell>
          <table:table-cell office:value-type="float" office:value="-0.0993377483443708" calcext:value-type="float">
            <text:p>-0.099337748344371</text:p>
          </table:table-cell>
          <table:table-cell office:value-type="float" office:value="0.0672322763756218" calcext:value-type="float">
            <text:p>0.067232276375622</text:p>
          </table:table-cell>
          <table:table-cell table:formula="of:=[.C1]-[.C2]" office:value-type="float" office:value="0.0159306619464705" calcext:value-type="float">
            <text:p>0.015930661946471</text:p>
          </table:table-cell>
          <table:table-cell table:formula="of:=[.D1]-[.D2]" office:value-type="float" office:value="-0.0343333231604969" calcext:value-type="float">
            <text:p>-0.034333323160497</text:p>
          </table:table-cell>
          <table:table-cell table:formula="of:=[.E1]-[.E2]" office:value-type="float" office:value="-0.02218695638905" calcext:value-type="float">
            <text:p>-0.02218695638905</text:p>
          </table:table-cell>
          <table:table-cell table:formula="of:=[.F1]-[.F2]" office:value-type="float" office:value="-0.0159306619464705" calcext:value-type="float">
            <text:p>-0.015930661946471</text:p>
          </table:table-cell>
          <table:table-cell table:formula="of:=[.G1]-[.G2]" office:value-type="float" office:value="0.0343333231604969" calcext:value-type="float">
            <text:p>0.034333323160497</text:p>
          </table:table-cell>
          <table:table-cell table:formula="of:=[.H1]-[.H2]" office:value-type="float" office:value="0.02218695638905" calcext:value-type="float">
            <text:p>0.022186956389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9530791788856" calcext:value-type="float">
            <text:p>0.759530791788856</text:p>
          </table:table-cell>
          <table:table-cell office:value-type="float" office:value="0.432081057161168" calcext:value-type="float">
            <text:p>0.432081057161168</text:p>
          </table:table-cell>
          <table:table-cell office:value-type="float" office:value="-0.128727072969756" calcext:value-type="float">
            <text:p>-0.128727072969756</text:p>
          </table:table-cell>
          <table:table-cell office:value-type="float" office:value="0.0533463545640431" calcext:value-type="float">
            <text:p>0.053346354564043</text:p>
          </table:table-cell>
          <table:table-cell table:formula="of:=[.C2]-[.C3]" office:value-type="float" office:value="-0.0167546617023224" calcext:value-type="float">
            <text:p>-0.016754661702322</text:p>
          </table:table-cell>
          <table:table-cell table:formula="of:=[.D2]-[.D3]" office:value-type="float" office:value="0.0293893246253853" calcext:value-type="float">
            <text:p>0.029389324625385</text:p>
          </table:table-cell>
          <table:table-cell table:formula="of:=[.E2]-[.E3]" office:value-type="float" office:value="0.0138859218115787" calcext:value-type="float">
            <text:p>0.013885921811579</text:p>
          </table:table-cell>
          <table:table-cell table:formula="of:=[.F2]-[.F3]" office:value-type="float" office:value="0.0326853236487929" calcext:value-type="float">
            <text:p>0.032685323648793</text:p>
          </table:table-cell>
          <table:table-cell table:formula="of:=[.G2]-[.G3]" office:value-type="float" office:value="-0.0637226477858822" calcext:value-type="float">
            <text:p>-0.063722647785882</text:p>
          </table:table-cell>
          <table:table-cell table:formula="of:=[.H2]-[.H3]" office:value-type="float" office:value="-0.0360728782006287" calcext:value-type="float">
            <text:p>-0.0360728782006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9530791788856" calcext:value-type="float">
            <text:p>0.759530791788856</text:p>
          </table:table-cell>
          <table:table-cell office:value-type="float" office:value="0.422833948789941" calcext:value-type="float">
            <text:p>0.422833948789941</text:p>
          </table:table-cell>
          <table:table-cell office:value-type="float" office:value="-0.105990783410138" calcext:value-type="float">
            <text:p>-0.105990783410138</text:p>
          </table:table-cell>
          <table:table-cell office:value-type="float" office:value="0.054536576433607" calcext:value-type="float">
            <text:p>0.054536576433607</text:p>
          </table:table-cell>
          <table:table-cell table:formula="of:=[.C3]-[.C4]" office:value-type="float" office:value="0.00924710837122711" calcext:value-type="float">
            <text:p>0.009247108371227</text:p>
          </table:table-cell>
          <table:table-cell table:formula="of:=[.D3]-[.D4]" office:value-type="float" office:value="-0.0227362895596179" calcext:value-type="float">
            <text:p>-0.022736289559618</text:p>
          </table:table-cell>
          <table:table-cell table:formula="of:=[.E3]-[.E4]" office:value-type="float" office:value="-0.00119022186956388" calcext:value-type="float">
            <text:p>-0.001190221869564</text:p>
          </table:table-cell>
          <table:table-cell table:formula="of:=[.F3]-[.F4]" office:value-type="float" office:value="-0.0260017700735495" calcext:value-type="float">
            <text:p>-0.02600177007355</text:p>
          </table:table-cell>
          <table:table-cell table:formula="of:=[.G3]-[.G4]" office:value-type="float" office:value="0.0521256141850032" calcext:value-type="float">
            <text:p>0.052125614185003</text:p>
          </table:table-cell>
          <table:table-cell table:formula="of:=[.H3]-[.H4]" office:value-type="float" office:value="0.0150761436811426" calcext:value-type="float">
            <text:p>0.0150761436811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60508308895406" calcext:value-type="float">
            <text:p>0.760508308895406</text:p>
          </table:table-cell>
          <table:table-cell office:value-type="float" office:value="0.428754539628285" calcext:value-type="float">
            <text:p>0.428754539628285</text:p>
          </table:table-cell>
          <table:table-cell office:value-type="float" office:value="-0.121738334299753" calcext:value-type="float">
            <text:p>-0.121738334299753</text:p>
          </table:table-cell>
          <table:table-cell office:value-type="float" office:value="0.065370647297586" calcext:value-type="float">
            <text:p>0.065370647297586</text:p>
          </table:table-cell>
          <table:table-cell table:formula="of:=[.C4]-[.C5]" office:value-type="float" office:value="-0.00592059083834351" calcext:value-type="float">
            <text:p>-0.005920590838344</text:p>
          </table:table-cell>
          <table:table-cell table:formula="of:=[.D4]-[.D5]" office:value-type="float" office:value="0.0157475508896145" calcext:value-type="float">
            <text:p>0.015747550889615</text:p>
          </table:table-cell>
          <table:table-cell table:formula="of:=[.E4]-[.E5]" office:value-type="float" office:value="-0.010834070863979" calcext:value-type="float">
            <text:p>-0.010834070863979</text:p>
          </table:table-cell>
          <table:table-cell table:formula="of:=[.F4]-[.F5]" office:value-type="float" office:value="0.0151676992095706" calcext:value-type="float">
            <text:p>0.015167699209571</text:p>
          </table:table-cell>
          <table:table-cell table:formula="of:=[.G4]-[.G5]" office:value-type="float" office:value="-0.0384838404492325" calcext:value-type="float">
            <text:p>-0.038483840449233</text:p>
          </table:table-cell>
          <table:table-cell table:formula="of:=[.H4]-[.H5]" office:value-type="float" office:value="0.00964384899441513" calcext:value-type="float">
            <text:p>0.0096438489944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9530791788856" calcext:value-type="float">
            <text:p>0.759530791788856</text:p>
          </table:table-cell>
          <table:table-cell office:value-type="float" office:value="0.425611133152257" calcext:value-type="float">
            <text:p>0.425611133152257</text:p>
          </table:table-cell>
          <table:table-cell office:value-type="float" office:value="-0.109591967528306" calcext:value-type="float">
            <text:p>-0.109591967528306</text:p>
          </table:table-cell>
          <table:table-cell office:value-type="float" office:value="0.0580156865138707" calcext:value-type="float">
            <text:p>0.058015686513871</text:p>
          </table:table-cell>
          <table:table-cell table:formula="of:=[.C5]-[.C6]" office:value-type="float" office:value="0.00314340647602768" calcext:value-type="float">
            <text:p>0.003143406476028</text:p>
          </table:table-cell>
          <table:table-cell table:formula="of:=[.D5]-[.D6]" office:value-type="float" office:value="-0.0121463667714469" calcext:value-type="float">
            <text:p>-0.012146366771447</text:p>
          </table:table-cell>
          <table:table-cell table:formula="of:=[.E5]-[.E6]" office:value-type="float" office:value="0.00735496078371534" calcext:value-type="float">
            <text:p>0.007354960783715</text:p>
          </table:table-cell>
          <table:table-cell table:formula="of:=[.F5]-[.F6]" office:value-type="float" office:value="-0.00906399731437119" calcext:value-type="float">
            <text:p>-0.009063997314371</text:p>
          </table:table-cell>
          <table:table-cell table:formula="of:=[.G5]-[.G6]" office:value-type="float" office:value="0.0278939176610614" calcext:value-type="float">
            <text:p>0.027893917661062</text:p>
          </table:table-cell>
          <table:table-cell table:formula="of:=[.H5]-[.H6]" office:value-type="float" office:value="-0.0181890316476944" calcext:value-type="float">
            <text:p>-0.0181890316476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60508308895406" calcext:value-type="float">
            <text:p>0.760508308895406</text:p>
          </table:table-cell>
          <table:table-cell office:value-type="float" office:value="0.426099429303873" calcext:value-type="float">
            <text:p>0.426099429303873</text:p>
          </table:table-cell>
          <table:table-cell office:value-type="float" office:value="-0.112887966551714" calcext:value-type="float">
            <text:p>-0.112887966551714</text:p>
          </table:table-cell>
          <table:table-cell office:value-type="float" office:value="0.0589617603076266" calcext:value-type="float">
            <text:p>0.058961760307627</text:p>
          </table:table-cell>
          <table:table-cell table:formula="of:=[.C6]-[.C7]" office:value-type="float" office:value="-0.000488296151615886" calcext:value-type="float">
            <text:p>-0.000488296151616</text:p>
          </table:table-cell>
          <table:table-cell table:formula="of:=[.D6]-[.D7]" office:value-type="float" office:value="0.00329599902340769" calcext:value-type="float">
            <text:p>0.003295999023408</text:p>
          </table:table-cell>
          <table:table-cell table:formula="of:=[.E6]-[.E7]" office:value-type="float" office:value="-0.000946073793755921" calcext:value-type="float">
            <text:p>-0.000946073793756</text:p>
          </table:table-cell>
          <table:table-cell table:formula="of:=[.F6]-[.F7]" office:value-type="float" office:value="0.00363170262764356" calcext:value-type="float">
            <text:p>0.003631702627644</text:p>
          </table:table-cell>
          <table:table-cell table:formula="of:=[.G6]-[.G7]" office:value-type="float" office:value="-0.0154423657948546" calcext:value-type="float">
            <text:p>-0.015442365794855</text:p>
          </table:table-cell>
          <table:table-cell table:formula="of:=[.H6]-[.H7]" office:value-type="float" office:value="0.00830103457747126" calcext:value-type="float">
            <text:p>0.0083010345774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9530791788856" calcext:value-type="float">
            <text:p>0.759530791788856</text:p>
          </table:table-cell>
          <table:table-cell office:value-type="float" office:value="0.426252021851253" calcext:value-type="float">
            <text:p>0.426252021851253</text:p>
          </table:table-cell>
          <table:table-cell office:value-type="float" office:value="-0.121250038148137" calcext:value-type="float">
            <text:p>-0.121250038148137</text:p>
          </table:table-cell>
          <table:table-cell office:value-type="float" office:value="0.0610675374614704" calcext:value-type="float">
            <text:p>0.06106753746147</text:p>
          </table:table-cell>
          <table:table-cell table:formula="of:=[.C7]-[.C8]" office:value-type="float" office:value="-0.000152592547380037" calcext:value-type="float">
            <text:p>-0.00015259254738</text:p>
          </table:table-cell>
          <table:table-cell table:formula="of:=[.D7]-[.D8]" office:value-type="float" office:value="0.00836207159642324" calcext:value-type="float">
            <text:p>0.008362071596423</text:p>
          </table:table-cell>
          <table:table-cell table:formula="of:=[.E7]-[.E8]" office:value-type="float" office:value="-0.0021057771538438" calcext:value-type="float">
            <text:p>-0.002105777153844</text:p>
          </table:table-cell>
          <table:table-cell table:formula="of:=[.F7]-[.F8]" office:value-type="float" office:value="-0.000335703604235849" calcext:value-type="float">
            <text:p>-0.000335703604236</text:p>
          </table:table-cell>
          <table:table-cell table:formula="of:=[.G7]-[.G8]" office:value-type="float" office:value="-0.00506607257301556" calcext:value-type="float">
            <text:p>-0.005066072573016</text:p>
          </table:table-cell>
          <table:table-cell table:formula="of:=[.H7]-[.H8]" office:value-type="float" office:value="0.00115970336008788" calcext:value-type="float">
            <text:p>0.0011597033600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62463343108504" calcext:value-type="float">
            <text:p>0.762463343108504</text:p>
          </table:table-cell>
          <table:table-cell office:value-type="float" office:value="0.429151280251473" calcext:value-type="float">
            <text:p>0.429151280251473</text:p>
          </table:table-cell>
          <table:table-cell office:value-type="float" office:value="-0.114993743705557" calcext:value-type="float">
            <text:p>-0.114993743705557</text:p>
          </table:table-cell>
          <table:table-cell office:value-type="float" office:value="0.0503555406353954" calcext:value-type="float">
            <text:p>0.050355540635395</text:p>
          </table:table-cell>
          <table:table-cell table:formula="of:=[.C8]-[.C9]" office:value-type="float" office:value="-0.00289925840021971" calcext:value-type="float">
            <text:p>-0.00289925840022</text:p>
          </table:table-cell>
          <table:table-cell table:formula="of:=[.D8]-[.D9]" office:value-type="float" office:value="-0.00625629444257941" calcext:value-type="float">
            <text:p>-0.006256294442579</text:p>
          </table:table-cell>
          <table:table-cell table:formula="of:=[.E8]-[.E9]" office:value-type="float" office:value="0.010711996826075" calcext:value-type="float">
            <text:p>0.010711996826075</text:p>
          </table:table-cell>
          <table:table-cell table:formula="of:=[.F8]-[.F9]" office:value-type="float" office:value="0.00274666585283967" calcext:value-type="float">
            <text:p>0.00274666585284</text:p>
          </table:table-cell>
          <table:table-cell table:formula="of:=[.G8]-[.G9]" office:value-type="float" office:value="0.0146183660390027" calcext:value-type="float">
            <text:p>0.014618366039003</text:p>
          </table:table-cell>
          <table:table-cell table:formula="of:=[.H8]-[.H9]" office:value-type="float" office:value="-0.0128177739799188" calcext:value-type="float">
            <text:p>-0.0128177739799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9530791788856" calcext:value-type="float">
            <text:p>0.759530791788856</text:p>
          </table:table-cell>
          <table:table-cell office:value-type="float" office:value="0.420911282692953" calcext:value-type="float">
            <text:p>0.420911282692953</text:p>
          </table:table-cell>
          <table:table-cell office:value-type="float" office:value="-0.103366191595202" calcext:value-type="float">
            <text:p>-0.103366191595202</text:p>
          </table:table-cell>
          <table:table-cell office:value-type="float" office:value="0.0724204229865413" calcext:value-type="float">
            <text:p>0.072420422986541</text:p>
          </table:table-cell>
          <table:table-cell table:formula="of:=[.C9]-[.C10]" office:value-type="float" office:value="0.00823999755851923" calcext:value-type="float">
            <text:p>0.008239997558519</text:p>
          </table:table-cell>
          <table:table-cell table:formula="of:=[.D9]-[.D10]" office:value-type="float" office:value="-0.0116275521103549" calcext:value-type="float">
            <text:p>-0.011627552110355</text:p>
          </table:table-cell>
          <table:table-cell table:formula="of:=[.E9]-[.E10]" office:value-type="float" office:value="-0.022064882351146" calcext:value-type="float">
            <text:p>-0.022064882351146</text:p>
          </table:table-cell>
          <table:table-cell table:formula="of:=[.F9]-[.F10]" office:value-type="float" office:value="-0.0111392559587389" calcext:value-type="float">
            <text:p>-0.011139255958739</text:p>
          </table:table-cell>
          <table:table-cell table:formula="of:=[.G9]-[.G10]" office:value-type="float" office:value="0.00537125766777553" calcext:value-type="float">
            <text:p>0.005371257667776</text:p>
          </table:table-cell>
          <table:table-cell table:formula="of:=[.H9]-[.H10]" office:value-type="float" office:value="0.032776879177221" calcext:value-type="float">
            <text:p>0.0327768791772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8553274682307" calcext:value-type="float">
            <text:p>0.758553274682307</text:p>
          </table:table-cell>
          <table:table-cell office:value-type="float" office:value="0.437971129490036" calcext:value-type="float">
            <text:p>0.437971129490036</text:p>
          </table:table-cell>
          <table:table-cell office:value-type="float" office:value="-0.139866328928495" calcext:value-type="float">
            <text:p>-0.139866328928495</text:p>
          </table:table-cell>
          <table:table-cell office:value-type="float" office:value="0.0623187963499863" calcext:value-type="float">
            <text:p>0.062318796349986</text:p>
          </table:table-cell>
          <table:table-cell table:formula="of:=[.C10]-[.C11]" office:value-type="float" office:value="-0.0170598467970824" calcext:value-type="float">
            <text:p>-0.017059846797082</text:p>
          </table:table-cell>
          <table:table-cell table:formula="of:=[.D10]-[.D11]" office:value-type="float" office:value="0.0365001373332926" calcext:value-type="float">
            <text:p>0.036500137333293</text:p>
          </table:table-cell>
          <table:table-cell table:formula="of:=[.E10]-[.E11]" office:value-type="float" office:value="0.0101016266365551" calcext:value-type="float">
            <text:p>0.010101626636555</text:p>
          </table:table-cell>
          <table:table-cell table:formula="of:=[.F10]-[.F11]" office:value-type="float" office:value="0.0252998443556016" calcext:value-type="float">
            <text:p>0.025299844355602</text:p>
          </table:table-cell>
          <table:table-cell table:formula="of:=[.G10]-[.G11]" office:value-type="float" office:value="-0.0481276894436476" calcext:value-type="float">
            <text:p>-0.048127689443648</text:p>
          </table:table-cell>
          <table:table-cell table:formula="of:=[.H10]-[.H11]" office:value-type="float" office:value="-0.032166508987701" calcext:value-type="float">
            <text:p>-0.0321665089877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61485826001955" calcext:value-type="float">
            <text:p>0.761485826001955</text:p>
          </table:table-cell>
          <table:table-cell office:value-type="float" office:value="0.430097354045228" calcext:value-type="float">
            <text:p>0.430097354045228</text:p>
          </table:table-cell>
          <table:table-cell office:value-type="float" office:value="-0.104861598559526" calcext:value-type="float">
            <text:p>-0.104861598559526</text:p>
          </table:table-cell>
          <table:table-cell office:value-type="float" office:value="0.0368358409375286" calcext:value-type="float">
            <text:p>0.036835840937529</text:p>
          </table:table-cell>
          <table:table-cell table:formula="of:=[.C11]-[.C12]" office:value-type="float" office:value="0.00787377544480733" calcext:value-type="float">
            <text:p>0.007873775444807</text:p>
          </table:table-cell>
          <table:table-cell table:formula="of:=[.D11]-[.D12]" office:value-type="float" office:value="-0.0350047303689688" calcext:value-type="float">
            <text:p>-0.035004730368969</text:p>
          </table:table-cell>
          <table:table-cell table:formula="of:=[.E11]-[.E12]" office:value-type="float" office:value="0.0254829554124577" calcext:value-type="float">
            <text:p>0.025482955412458</text:p>
          </table:table-cell>
          <table:table-cell table:formula="of:=[.F11]-[.F12]" office:value-type="float" office:value="-0.0249336222418897" calcext:value-type="float">
            <text:p>-0.02493362224189</text:p>
          </table:table-cell>
          <table:table-cell table:formula="of:=[.G11]-[.G12]" office:value-type="float" office:value="0.0715048677022614" calcext:value-type="float">
            <text:p>0.071504867702261</text:p>
          </table:table-cell>
          <table:table-cell table:formula="of:=[.H11]-[.H12]" office:value-type="float" office:value="-0.0153813287759026" calcext:value-type="float">
            <text:p>-0.0153813287759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9530791788856" calcext:value-type="float">
            <text:p>0.759530791788856</text:p>
          </table:table-cell>
          <table:table-cell office:value-type="float" office:value="0.428296761986145" calcext:value-type="float">
            <text:p>0.428296761986145</text:p>
          </table:table-cell>
          <table:table-cell office:value-type="float" office:value="-0.121005890072329" calcext:value-type="float">
            <text:p>-0.121005890072329</text:p>
          </table:table-cell>
          <table:table-cell office:value-type="float" office:value="0.0677510910367138" calcext:value-type="float">
            <text:p>0.067751091036714</text:p>
          </table:table-cell>
          <table:table-cell table:formula="of:=[.C12]-[.C13]" office:value-type="float" office:value="0.00180059205908378" calcext:value-type="float">
            <text:p>0.001800592059084</text:p>
          </table:table-cell>
          <table:table-cell table:formula="of:=[.D12]-[.D13]" office:value-type="float" office:value="0.0161442915128025" calcext:value-type="float">
            <text:p>0.016144291512803</text:p>
          </table:table-cell>
          <table:table-cell table:formula="of:=[.E12]-[.E13]" office:value-type="float" office:value="-0.0309152500991852" calcext:value-type="float">
            <text:p>-0.030915250099185</text:p>
          </table:table-cell>
          <table:table-cell table:formula="of:=[.F12]-[.F13]" office:value-type="float" office:value="0.00607318338572355" calcext:value-type="float">
            <text:p>0.006073183385724</text:p>
          </table:table-cell>
          <table:table-cell table:formula="of:=[.G12]-[.G13]" office:value-type="float" office:value="-0.0511490218817713" calcext:value-type="float">
            <text:p>-0.051149021881771</text:p>
          </table:table-cell>
          <table:table-cell table:formula="of:=[.H12]-[.H13]" office:value-type="float" office:value="0.0563982055116428" calcext:value-type="float">
            <text:p>0.0563982055116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61485826001955" calcext:value-type="float">
            <text:p>0.761485826001955</text:p>
          </table:table-cell>
          <table:table-cell office:value-type="float" office:value="0.424665059358501" calcext:value-type="float">
            <text:p>0.424665059358501</text:p>
          </table:table-cell>
          <table:table-cell office:value-type="float" office:value="-0.110354930265206" calcext:value-type="float">
            <text:p>-0.110354930265206</text:p>
          </table:table-cell>
          <table:table-cell office:value-type="float" office:value="0.0639362773522141" calcext:value-type="float">
            <text:p>0.063936277352214</text:p>
          </table:table-cell>
          <table:table-cell table:formula="of:=[.C13]-[.C14]" office:value-type="float" office:value="0.00363170262764367" calcext:value-type="float">
            <text:p>0.003631702627644</text:p>
          </table:table-cell>
          <table:table-cell table:formula="of:=[.D13]-[.D14]" office:value-type="float" office:value="-0.010650959807123" calcext:value-type="float">
            <text:p>-0.010650959807123</text:p>
          </table:table-cell>
          <table:table-cell table:formula="of:=[.E13]-[.E14]" office:value-type="float" office:value="0.00381481368449965" calcext:value-type="float">
            <text:p>0.0038148136845</text:p>
          </table:table-cell>
          <table:table-cell table:formula="of:=[.F13]-[.F14]" office:value-type="float" office:value="-0.00183111056855989" calcext:value-type="float">
            <text:p>-0.00183111056856</text:p>
          </table:table-cell>
          <table:table-cell table:formula="of:=[.G13]-[.G14]" office:value-type="float" office:value="0.0267952513199255" calcext:value-type="float">
            <text:p>0.026795251319926</text:p>
          </table:table-cell>
          <table:table-cell table:formula="of:=[.H13]-[.H14]" office:value-type="float" office:value="-0.0347300637836848" calcext:value-type="float">
            <text:p>-0.0347300637836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60508308895406" calcext:value-type="float">
            <text:p>0.760508308895406</text:p>
          </table:table-cell>
          <table:table-cell office:value-type="float" office:value="0.431257057405316" calcext:value-type="float">
            <text:p>0.431257057405316</text:p>
          </table:table-cell>
          <table:table-cell office:value-type="float" office:value="-0.115817743461409" calcext:value-type="float">
            <text:p>-0.115817743461409</text:p>
          </table:table-cell>
          <table:table-cell office:value-type="float" office:value="0.0423596911526841" calcext:value-type="float">
            <text:p>0.042359691152684</text:p>
          </table:table-cell>
          <table:table-cell table:formula="of:=[.C14]-[.C15]" office:value-type="float" office:value="-0.00659199804681543" calcext:value-type="float">
            <text:p>-0.006591998046815</text:p>
          </table:table-cell>
          <table:table-cell table:formula="of:=[.D14]-[.D15]" office:value-type="float" office:value="0.0054628131962035" calcext:value-type="float">
            <text:p>0.005462813196204</text:p>
          </table:table-cell>
          <table:table-cell table:formula="of:=[.E14]-[.E15]" office:value-type="float" office:value="0.02157658619953" calcext:value-type="float">
            <text:p>0.02157658619953</text:p>
          </table:table-cell>
          <table:table-cell table:formula="of:=[.F14]-[.F15]" office:value-type="float" office:value="0.0102237006744591" calcext:value-type="float">
            <text:p>0.010223700674459</text:p>
          </table:table-cell>
          <table:table-cell table:formula="of:=[.G14]-[.G15]" office:value-type="float" office:value="-0.0161137730033265" calcext:value-type="float">
            <text:p>-0.016113773003327</text:p>
          </table:table-cell>
          <table:table-cell table:formula="of:=[.H14]-[.H15]" office:value-type="float" office:value="-0.0177617725150304" calcext:value-type="float">
            <text:p>-0.017761772515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60508308895406" calcext:value-type="float">
            <text:p>0.760508308895406</text:p>
          </table:table-cell>
          <table:table-cell office:value-type="float" office:value="0.429090243232521" calcext:value-type="float">
            <text:p>0.429090243232521</text:p>
          </table:table-cell>
          <table:table-cell office:value-type="float" office:value="-0.107150486770226" calcext:value-type="float">
            <text:p>-0.107150486770226</text:p>
          </table:table-cell>
          <table:table-cell office:value-type="float" office:value="0.0805078279976806" calcext:value-type="float">
            <text:p>0.080507827997681</text:p>
          </table:table-cell>
          <table:table-cell table:formula="of:=[.C15]-[.C16]" office:value-type="float" office:value="0.00216681417279585" calcext:value-type="float">
            <text:p>0.002166814172796</text:p>
          </table:table-cell>
          <table:table-cell table:formula="of:=[.D15]-[.D16]" office:value-type="float" office:value="-0.00866725669118319" calcext:value-type="float">
            <text:p>-0.008667256691183</text:p>
          </table:table-cell>
          <table:table-cell table:formula="of:=[.E15]-[.E16]" office:value-type="float" office:value="-0.0381481368449965" calcext:value-type="float">
            <text:p>-0.038148136844997</text:p>
          </table:table-cell>
          <table:table-cell table:formula="of:=[.F15]-[.F16]" office:value-type="float" office:value="-0.00875881221961128" calcext:value-type="float">
            <text:p>-0.008758812219611</text:p>
          </table:table-cell>
          <table:table-cell table:formula="of:=[.G15]-[.G16]" office:value-type="float" office:value="0.0141300698873867" calcext:value-type="float">
            <text:p>0.014130069887387</text:p>
          </table:table-cell>
          <table:table-cell table:formula="of:=[.H15]-[.H16]" office:value-type="float" office:value="0.0597247230445265" calcext:value-type="float">
            <text:p>0.0597247230445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59530791788856" calcext:value-type="float">
            <text:p>0.759530791788856</text:p>
          </table:table-cell>
          <table:table-cell office:value-type="float" office:value="0.422925504318369" calcext:value-type="float">
            <text:p>0.422925504318369</text:p>
          </table:table-cell>
          <table:table-cell office:value-type="float" office:value="-0.100711081270791" calcext:value-type="float">
            <text:p>-0.100711081270791</text:p>
          </table:table-cell>
          <table:table-cell office:value-type="float" office:value="0.0894802697836238" calcext:value-type="float">
            <text:p>0.089480269783624</text:p>
          </table:table-cell>
          <table:table-cell table:formula="of:=[.C16]-[.C17]" office:value-type="float" office:value="0.00616473891415137" calcext:value-type="float">
            <text:p>0.006164738914151</text:p>
          </table:table-cell>
          <table:table-cell table:formula="of:=[.D16]-[.D17]" office:value-type="float" office:value="-0.00643940549943542" calcext:value-type="float">
            <text:p>-0.006439405499435</text:p>
          </table:table-cell>
          <table:table-cell table:formula="of:=[.E16]-[.E17]" office:value-type="float" office:value="-0.00897244178594317" calcext:value-type="float">
            <text:p>-0.008972441785943</text:p>
          </table:table-cell>
          <table:table-cell table:formula="of:=[.F16]-[.F17]" office:value-type="float" office:value="-0.00399792474135552" calcext:value-type="float">
            <text:p>-0.003997924741356</text:p>
          </table:table-cell>
          <table:table-cell table:formula="of:=[.G16]-[.G17]" office:value-type="float" office:value="-0.00222785119174777" calcext:value-type="float">
            <text:p>-0.002227851191748</text:p>
          </table:table-cell>
          <table:table-cell table:formula="of:=[.H16]-[.H17]" office:value-type="float" office:value="-0.0291756950590533" calcext:value-type="float">
            <text:p>-0.0291756950590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60508308895406" calcext:value-type="float">
            <text:p>0.760508308895406</text:p>
          </table:table-cell>
          <table:table-cell office:value-type="float" office:value="0.429944761497849" calcext:value-type="float">
            <text:p>0.429944761497849</text:p>
          </table:table-cell>
          <table:table-cell office:value-type="float" office:value="-0.141392254402295" calcext:value-type="float">
            <text:p>-0.141392254402295</text:p>
          </table:table-cell>
          <table:table-cell office:value-type="float" office:value="0.00115970336008789" calcext:value-type="float">
            <text:p>0.001159703360088</text:p>
          </table:table-cell>
          <table:table-cell table:formula="of:=[.C17]-[.C18]" office:value-type="float" office:value="-0.00701925717947938" calcext:value-type="float">
            <text:p>-0.007019257179479</text:p>
          </table:table-cell>
          <table:table-cell table:formula="of:=[.D17]-[.D18]" office:value-type="float" office:value="0.0406811731315043" calcext:value-type="float">
            <text:p>0.040681173131504</text:p>
          </table:table-cell>
          <table:table-cell table:formula="of:=[.E17]-[.E18]" office:value-type="float" office:value="0.0883205664235359" calcext:value-type="float">
            <text:p>0.088320566423536</text:p>
          </table:table-cell>
          <table:table-cell table:formula="of:=[.F17]-[.F18]" office:value-type="float" office:value="0.0131839960936307" calcext:value-type="float">
            <text:p>0.013183996093631</text:p>
          </table:table-cell>
          <table:table-cell table:formula="of:=[.G17]-[.G18]" office:value-type="float" office:value="-0.0471205786309397" calcext:value-type="float">
            <text:p>-0.04712057863094</text:p>
          </table:table-cell>
          <table:table-cell table:formula="of:=[.H17]-[.H18]" office:value-type="float" office:value="-0.097293008209479" calcext:value-type="float">
            <text:p>-0.0972930082094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61485826001955" calcext:value-type="float">
            <text:p>0.761485826001955</text:p>
          </table:table-cell>
          <table:table-cell office:value-type="float" office:value="0.417676320688498" calcext:value-type="float">
            <text:p>0.417676320688498</text:p>
          </table:table-cell>
          <table:table-cell office:value-type="float" office:value="-0.0993072298348949" calcext:value-type="float">
            <text:p>-0.099307229834895</text:p>
          </table:table-cell>
          <table:table-cell office:value-type="float" office:value="0.122379222998749" calcext:value-type="float">
            <text:p>0.122379222998749</text:p>
          </table:table-cell>
          <table:table-cell table:formula="of:=[.C18]-[.C19]" office:value-type="float" office:value="0.0122684408093509" calcext:value-type="float">
            <text:p>0.012268440809351</text:p>
          </table:table-cell>
          <table:table-cell table:formula="of:=[.D18]-[.D19]" office:value-type="float" office:value="-0.0420850245674001" calcext:value-type="float">
            <text:p>-0.0420850245674</text:p>
          </table:table-cell>
          <table:table-cell table:formula="of:=[.E18]-[.E19]" office:value-type="float" office:value="-0.121219519638661" calcext:value-type="float">
            <text:p>-0.121219519638661</text:p>
          </table:table-cell>
          <table:table-cell table:formula="of:=[.F18]-[.F19]" office:value-type="float" office:value="-0.0192876979888303" calcext:value-type="float">
            <text:p>-0.01928769798883</text:p>
          </table:table-cell>
          <table:table-cell table:formula="of:=[.G18]-[.G19]" office:value-type="float" office:value="0.0827661976989044" calcext:value-type="float">
            <text:p>0.082766197698904</text:p>
          </table:table-cell>
          <table:table-cell table:formula="of:=[.H18]-[.H19]" office:value-type="float" office:value="0.209540086062197" calcext:value-type="float">
            <text:p>0.2095400860621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60508308895406" calcext:value-type="float">
            <text:p>0.760508308895406</text:p>
          </table:table-cell>
          <table:table-cell office:value-type="float" office:value="0.438764610736412" calcext:value-type="float">
            <text:p>0.438764610736412</text:p>
          </table:table-cell>
          <table:table-cell office:value-type="float" office:value="-0.0864284188360241" calcext:value-type="float">
            <text:p>-0.086428418836024</text:p>
          </table:table-cell>
          <table:table-cell office:value-type="float" office:value="0.0769066438795129" calcext:value-type="float">
            <text:p>0.076906643879513</text:p>
          </table:table-cell>
          <table:table-cell table:formula="of:=[.C19]-[.C20]" office:value-type="float" office:value="-0.0210882900479141" calcext:value-type="float">
            <text:p>-0.021088290047914</text:p>
          </table:table-cell>
          <table:table-cell table:formula="of:=[.D19]-[.D20]" office:value-type="float" office:value="-0.0128788109988708" calcext:value-type="float">
            <text:p>-0.012878810998871</text:p>
          </table:table-cell>
          <table:table-cell table:formula="of:=[.E19]-[.E20]" office:value-type="float" office:value="0.0454725791192358" calcext:value-type="float">
            <text:p>0.045472579119236</text:p>
          </table:table-cell>
          <table:table-cell table:formula="of:=[.F19]-[.F20]" office:value-type="float" office:value="0.033356730857265" calcext:value-type="float">
            <text:p>0.033356730857265</text:p>
          </table:table-cell>
          <table:table-cell table:formula="of:=[.G19]-[.G20]" office:value-type="float" office:value="-0.0292062135685293" calcext:value-type="float">
            <text:p>-0.029206213568529</text:p>
          </table:table-cell>
          <table:table-cell table:formula="of:=[.H19]-[.H20]" office:value-type="float" office:value="-0.166692098757897" calcext:value-type="float">
            <text:p>-0.1666920987578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58553274682307" calcext:value-type="float">
            <text:p>0.758553274682307</text:p>
          </table:table-cell>
          <table:table-cell office:value-type="float" office:value="0.455610827967162" calcext:value-type="float">
            <text:p>0.455610827967162</text:p>
          </table:table-cell>
          <table:table-cell office:value-type="float" office:value="-0.109195226905118" calcext:value-type="float">
            <text:p>-0.109195226905118</text:p>
          </table:table-cell>
          <table:table-cell office:value-type="float" office:value="-0.270912808618427" calcext:value-type="float">
            <text:p>-0.270912808618427</text:p>
          </table:table-cell>
          <table:table-cell table:formula="of:=[.C20]-[.C21]" office:value-type="float" office:value="-0.0168462172307504" calcext:value-type="float">
            <text:p>-0.016846217230751</text:p>
          </table:table-cell>
          <table:table-cell table:formula="of:=[.D20]-[.D21]" office:value-type="float" office:value="0.0227668080690939" calcext:value-type="float">
            <text:p>0.022766808069094</text:p>
          </table:table-cell>
          <table:table-cell table:formula="of:=[.E20]-[.E21]" office:value-type="float" office:value="0.34781945249794" calcext:value-type="float">
            <text:p>0.34781945249794</text:p>
          </table:table-cell>
          <table:table-cell table:formula="of:=[.F20]-[.F21]" office:value-type="float" office:value="-0.00424207281716371" calcext:value-type="float">
            <text:p>-0.004242072817164</text:p>
          </table:table-cell>
          <table:table-cell table:formula="of:=[.G20]-[.G21]" office:value-type="float" office:value="-0.0356456190679647" calcext:value-type="float">
            <text:p>-0.035645619067965</text:p>
          </table:table-cell>
          <table:table-cell table:formula="of:=[.H20]-[.H21]" office:value-type="float" office:value="-0.302346873378704" calcext:value-type="float">
            <text:p>-0.3023468733787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59530791788856" calcext:value-type="float">
            <text:p>0.759530791788856</text:p>
          </table:table-cell>
          <table:table-cell office:value-type="float" office:value="0.431775872066408" calcext:value-type="float">
            <text:p>0.431775872066408</text:p>
          </table:table-cell>
          <table:table-cell office:value-type="float" office:value="-0.0466322824793237" calcext:value-type="float">
            <text:p>-0.046632282479324</text:p>
          </table:table-cell>
          <table:table-cell office:value-type="float" office:value="0.392834253975036" calcext:value-type="float">
            <text:p>0.392834253975036</text:p>
          </table:table-cell>
          <table:table-cell table:formula="of:=[.C21]-[.C22]" office:value-type="float" office:value="0.0238349559007538" calcext:value-type="float">
            <text:p>0.023834955900754</text:p>
          </table:table-cell>
          <table:table-cell table:formula="of:=[.D21]-[.D22]" office:value-type="float" office:value="-0.0625629444257943" calcext:value-type="float">
            <text:p>-0.062562944425794</text:p>
          </table:table-cell>
          <table:table-cell table:formula="of:=[.E21]-[.E22]" office:value-type="float" office:value="-0.663747062593463" calcext:value-type="float">
            <text:p>-0.663747062593463</text:p>
          </table:table-cell>
          <table:table-cell table:formula="of:=[.F21]-[.F22]" office:value-type="float" office:value="-0.0406811731315043" calcext:value-type="float">
            <text:p>-0.040681173131504</text:p>
          </table:table-cell>
          <table:table-cell table:formula="of:=[.G21]-[.G22]" office:value-type="float" office:value="0.0853297524948882" calcext:value-type="float">
            <text:p>0.085329752494888</text:p>
          </table:table-cell>
          <table:table-cell table:formula="of:=[.H21]-[.H22]" office:value-type="float" office:value="1.0115665150914" calcext:value-type="float">
            <text:p>1.01156651509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59530791788856" calcext:value-type="float">
            <text:p>0.759530791788856</text:p>
          </table:table-cell>
          <table:table-cell office:value-type="float" office:value="0.447309793389691" calcext:value-type="float">
            <text:p>0.447309793389691</text:p>
          </table:table-cell>
          <table:table-cell office:value-type="float" office:value="-0.129520554216132" calcext:value-type="float">
            <text:p>-0.129520554216132</text:p>
          </table:table-cell>
          <table:table-cell office:value-type="float" office:value="0.0636005737479782" calcext:value-type="float">
            <text:p>0.063600573747978</text:p>
          </table:table-cell>
          <table:table-cell table:formula="of:=[.C22]-[.C23]" office:value-type="float" office:value="-0.0155339213232826" calcext:value-type="float">
            <text:p>-0.015533921323283</text:p>
          </table:table-cell>
          <table:table-cell table:formula="of:=[.D22]-[.D23]" office:value-type="float" office:value="0.0828882717368084" calcext:value-type="float">
            <text:p>0.082888271736808</text:p>
          </table:table-cell>
          <table:table-cell table:formula="of:=[.E22]-[.E23]" office:value-type="float" office:value="0.329233680227058" calcext:value-type="float">
            <text:p>0.329233680227058</text:p>
          </table:table-cell>
          <table:table-cell table:formula="of:=[.F22]-[.F23]" office:value-type="float" office:value="0.0393688772240365" calcext:value-type="float">
            <text:p>0.039368877224037</text:p>
          </table:table-cell>
          <table:table-cell table:formula="of:=[.G22]-[.G23]" office:value-type="float" office:value="-0.145451216162603" calcext:value-type="float">
            <text:p>-0.145451216162603</text:p>
          </table:table-cell>
          <table:table-cell table:formula="of:=[.H22]-[.H23]" office:value-type="float" office:value="-0.992980742820521" calcext:value-type="float">
            <text:p>-0.9929807428205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60508308895406" calcext:value-type="float">
            <text:p>0.760508308895406</text:p>
          </table:table-cell>
          <table:table-cell office:value-type="float" office:value="0.400616473891415" calcext:value-type="float">
            <text:p>0.400616473891415</text:p>
          </table:table-cell>
          <table:table-cell office:value-type="float" office:value="-0.0850856044190802" calcext:value-type="float">
            <text:p>-0.08508560441908</text:p>
          </table:table-cell>
          <table:table-cell office:value-type="float" office:value="-0.086886196478164" calcext:value-type="float">
            <text:p>-0.086886196478164</text:p>
          </table:table-cell>
          <table:table-cell table:formula="of:=[.C23]-[.C24]" office:value-type="float" office:value="0.0466933194982757" calcext:value-type="float">
            <text:p>0.046693319498276</text:p>
          </table:table-cell>
          <table:table-cell table:formula="of:=[.D23]-[.D24]" office:value-type="float" office:value="-0.0444349497970519" calcext:value-type="float">
            <text:p>-0.044434949797052</text:p>
          </table:table-cell>
          <table:table-cell table:formula="of:=[.E23]-[.E24]" office:value-type="float" office:value="0.150486770226142" calcext:value-type="float">
            <text:p>0.150486770226142</text:p>
          </table:table-cell>
          <table:table-cell table:formula="of:=[.F23]-[.F24]" office:value-type="float" office:value="-0.0622272408215583" calcext:value-type="float">
            <text:p>-0.062227240821558</text:p>
          </table:table-cell>
          <table:table-cell table:formula="of:=[.G23]-[.G24]" office:value-type="float" office:value="0.12732322153386" calcext:value-type="float">
            <text:p>0.12732322153386</text:p>
          </table:table-cell>
          <table:table-cell table:formula="of:=[.H23]-[.H24]" office:value-type="float" office:value="0.178746910000916" calcext:value-type="float">
            <text:p>0.1787469100009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60508308895406" calcext:value-type="float">
            <text:p>0.760508308895406</text:p>
          </table:table-cell>
          <table:table-cell office:value-type="float" office:value="0.447431867427595" calcext:value-type="float">
            <text:p>0.447431867427595</text:p>
          </table:table-cell>
          <table:table-cell office:value-type="float" office:value="-0.117221594897305" calcext:value-type="float">
            <text:p>-0.117221594897305</text:p>
          </table:table-cell>
          <table:table-cell office:value-type="float" office:value="0.00415051728873562" calcext:value-type="float">
            <text:p>0.004150517288736</text:p>
          </table:table-cell>
          <table:table-cell table:formula="of:=[.C24]-[.C25]" office:value-type="float" office:value="-0.0468153935361796" calcext:value-type="float">
            <text:p>-0.04681539353618</text:p>
          </table:table-cell>
          <table:table-cell table:formula="of:=[.D24]-[.D25]" office:value-type="float" office:value="0.032135990478225" calcext:value-type="float">
            <text:p>0.032135990478225</text:p>
          </table:table-cell>
          <table:table-cell table:formula="of:=[.E24]-[.E25]" office:value-type="float" office:value="-0.0910367137668997" calcext:value-type="float">
            <text:p>-0.0910367137669</text:p>
          </table:table-cell>
          <table:table-cell table:formula="of:=[.F24]-[.F25]" office:value-type="float" office:value="0.0935087130344552" calcext:value-type="float">
            <text:p>0.093508713034455</text:p>
          </table:table-cell>
          <table:table-cell table:formula="of:=[.G24]-[.G25]" office:value-type="float" office:value="-0.0765709402752769" calcext:value-type="float">
            <text:p>-0.076570940275277</text:p>
          </table:table-cell>
          <table:table-cell table:formula="of:=[.H24]-[.H25]" office:value-type="float" office:value="0.241523483993042" calcext:value-type="float">
            <text:p>0.2415234839930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60508308895406" calcext:value-type="float">
            <text:p>0.760508308895406</text:p>
          </table:table-cell>
          <table:table-cell office:value-type="float" office:value="0.479232154301584" calcext:value-type="float">
            <text:p>0.479232154301584</text:p>
          </table:table-cell>
          <table:table-cell office:value-type="float" office:value="-0.177526169621876" calcext:value-type="float">
            <text:p>-0.177526169621876</text:p>
          </table:table-cell>
          <table:table-cell office:value-type="float" office:value="0.0297250282296213" calcext:value-type="float">
            <text:p>0.029725028229621</text:p>
          </table:table-cell>
          <table:table-cell table:formula="of:=[.C25]-[.C26]" office:value-type="float" office:value="-0.0318002868739891" calcext:value-type="float">
            <text:p>-0.031800286873989</text:p>
          </table:table-cell>
          <table:table-cell table:formula="of:=[.D25]-[.D26]" office:value-type="float" office:value="0.0603045747245705" calcext:value-type="float">
            <text:p>0.060304574724571</text:p>
          </table:table-cell>
          <table:table-cell table:formula="of:=[.E25]-[.E26]" office:value-type="float" office:value="-0.0255745109408857" calcext:value-type="float">
            <text:p>-0.025574510940886</text:p>
          </table:table-cell>
          <table:table-cell table:formula="of:=[.F25]-[.F26]" office:value-type="float" office:value="-0.0150151066621905" calcext:value-type="float">
            <text:p>-0.015015106662191</text:p>
          </table:table-cell>
          <table:table-cell table:formula="of:=[.G25]-[.G26]" office:value-type="float" office:value="-0.0281685842463454" calcext:value-type="float">
            <text:p>-0.028168584246346</text:p>
          </table:table-cell>
          <table:table-cell table:formula="of:=[.H25]-[.H26]" office:value-type="float" office:value="-0.065462202826014" calcext:value-type="float">
            <text:p>-0.0654622028260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62463343108504" calcext:value-type="float">
            <text:p>0.762463343108504</text:p>
          </table:table-cell>
          <table:table-cell office:value-type="float" office:value="0.434003723258156" calcext:value-type="float">
            <text:p>0.434003723258156</text:p>
          </table:table-cell>
          <table:table-cell office:value-type="float" office:value="-0.131382183294168" calcext:value-type="float">
            <text:p>-0.131382183294168</text:p>
          </table:table-cell>
          <table:table-cell office:value-type="float" office:value="0.0643940549943541" calcext:value-type="float">
            <text:p>0.064394054994354</text:p>
          </table:table-cell>
          <table:table-cell table:formula="of:=[.C26]-[.C27]" office:value-type="float" office:value="0.0452284310434278" calcext:value-type="float">
            <text:p>0.045228431043428</text:p>
          </table:table-cell>
          <table:table-cell table:formula="of:=[.D26]-[.D27]" office:value-type="float" office:value="-0.0461439863277078" calcext:value-type="float">
            <text:p>-0.046143986327708</text:p>
          </table:table-cell>
          <table:table-cell table:formula="of:=[.E26]-[.E27]" office:value-type="float" office:value="-0.0346690267647328" calcext:value-type="float">
            <text:p>-0.034669026764733</text:p>
          </table:table-cell>
          <table:table-cell table:formula="of:=[.F26]-[.F27]" office:value-type="float" office:value="-0.0770287179174168" calcext:value-type="float">
            <text:p>-0.077028717917417</text:p>
          </table:table-cell>
          <table:table-cell table:formula="of:=[.G26]-[.G27]" office:value-type="float" office:value="0.106448561052278" calcext:value-type="float">
            <text:p>0.106448561052278</text:p>
          </table:table-cell>
          <table:table-cell table:formula="of:=[.H26]-[.H27]" office:value-type="float" office:value="0.00909451582384717" calcext:value-type="float">
            <text:p>0.0090945158238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57575757575758" calcext:value-type="float">
            <text:p>0.757575757575758</text:p>
          </table:table-cell>
          <table:table-cell office:value-type="float" office:value="0.354869228186895" calcext:value-type="float">
            <text:p>0.354869228186895</text:p>
          </table:table-cell>
          <table:table-cell office:value-type="float" office:value="-0.0920438245796075" calcext:value-type="float">
            <text:p>-0.092043824579608</text:p>
          </table:table-cell>
          <table:table-cell office:value-type="float" office:value="0.0625629444257942" calcext:value-type="float">
            <text:p>0.062562944425794</text:p>
          </table:table-cell>
          <table:table-cell table:formula="of:=[.C27]-[.C28]" office:value-type="float" office:value="0.0791344950712607" calcext:value-type="float">
            <text:p>0.079134495071261</text:p>
          </table:table-cell>
          <table:table-cell table:formula="of:=[.D27]-[.D28]" office:value-type="float" office:value="-0.0393383587145604" calcext:value-type="float">
            <text:p>-0.03933835871456</text:p>
          </table:table-cell>
          <table:table-cell table:formula="of:=[.E27]-[.E28]" office:value-type="float" office:value="0.00183111056855985" calcext:value-type="float">
            <text:p>0.00183111056856</text:p>
          </table:table-cell>
          <table:table-cell table:formula="of:=[.F27]-[.F28]" office:value-type="float" office:value="-0.033906064027833" calcext:value-type="float">
            <text:p>-0.033906064027833</text:p>
          </table:table-cell>
          <table:table-cell table:formula="of:=[.G27]-[.G28]" office:value-type="float" office:value="-0.0068056276131474" calcext:value-type="float">
            <text:p>-0.006805627613147</text:p>
          </table:table-cell>
          <table:table-cell table:formula="of:=[.H27]-[.H28]" office:value-type="float" office:value="-0.0365001373332927" calcext:value-type="float">
            <text:p>-0.0365001373332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60508308895406" calcext:value-type="float">
            <text:p>0.760508308895406</text:p>
          </table:table-cell>
          <table:table-cell office:value-type="float" office:value="0.402661214026307" calcext:value-type="float">
            <text:p>0.402661214026307</text:p>
          </table:table-cell>
          <table:table-cell office:value-type="float" office:value="-0.142918179876095" calcext:value-type="float">
            <text:p>-0.142918179876095</text:p>
          </table:table-cell>
          <table:table-cell office:value-type="float" office:value="0.170232245857112" calcext:value-type="float">
            <text:p>0.170232245857112</text:p>
          </table:table-cell>
          <table:table-cell table:formula="of:=[.C28]-[.C29]" office:value-type="float" office:value="-0.0477919858394116" calcext:value-type="float">
            <text:p>-0.047791985839412</text:p>
          </table:table-cell>
          <table:table-cell table:formula="of:=[.D28]-[.D29]" office:value-type="float" office:value="0.0508743552964873" calcext:value-type="float">
            <text:p>0.050874355296487</text:p>
          </table:table-cell>
          <table:table-cell table:formula="of:=[.E28]-[.E29]" office:value-type="float" office:value="-0.107669301431318" calcext:value-type="float">
            <text:p>-0.107669301431318</text:p>
          </table:table-cell>
          <table:table-cell table:formula="of:=[.F28]-[.F29]" office:value-type="float" office:value="0.126926480910672" calcext:value-type="float">
            <text:p>0.126926480910672</text:p>
          </table:table-cell>
          <table:table-cell table:formula="of:=[.G28]-[.G29]" office:value-type="float" office:value="-0.0902127140110477" calcext:value-type="float">
            <text:p>-0.090212714011048</text:p>
          </table:table-cell>
          <table:table-cell table:formula="of:=[.H28]-[.H29]" office:value-type="float" office:value="0.109500411999878" calcext:value-type="float">
            <text:p>0.1095004119998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61485826001955" calcext:value-type="float">
            <text:p>0.761485826001955</text:p>
          </table:table-cell>
          <table:table-cell office:value-type="float" office:value="0.398388622699667" calcext:value-type="float">
            <text:p>0.398388622699667</text:p>
          </table:table-cell>
          <table:table-cell office:value-type="float" office:value="-0.137516403698843" calcext:value-type="float">
            <text:p>-0.137516403698843</text:p>
          </table:table-cell>
          <table:table-cell office:value-type="float" office:value="0.188360240485855" calcext:value-type="float">
            <text:p>0.188360240485855</text:p>
          </table:table-cell>
          <table:table-cell table:formula="of:=[.C29]-[.C30]" office:value-type="float" office:value="0.0042725913266396" calcext:value-type="float">
            <text:p>0.00427259132664</text:p>
          </table:table-cell>
          <table:table-cell table:formula="of:=[.D29]-[.D30]" office:value-type="float" office:value="-0.00540177617725146" calcext:value-type="float">
            <text:p>-0.005401776177251</text:p>
          </table:table-cell>
          <table:table-cell table:formula="of:=[.E29]-[.E30]" office:value-type="float" office:value="-0.0181279946287424" calcext:value-type="float">
            <text:p>-0.018127994628742</text:p>
          </table:table-cell>
          <table:table-cell table:formula="of:=[.F29]-[.F30]" office:value-type="float" office:value="-0.0520645771660512" calcext:value-type="float">
            <text:p>-0.052064577166051</text:p>
          </table:table-cell>
          <table:table-cell table:formula="of:=[.G29]-[.G30]" office:value-type="float" office:value="0.0562761314737388" calcext:value-type="float">
            <text:p>0.056276131473739</text:p>
          </table:table-cell>
          <table:table-cell table:formula="of:=[.H29]-[.H30]" office:value-type="float" office:value="-0.0895413068025757" calcext:value-type="float">
            <text:p>-0.0895413068025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61485826001955" calcext:value-type="float">
            <text:p>0.761485826001955</text:p>
          </table:table-cell>
          <table:table-cell office:value-type="float" office:value="0.43275246436964" calcext:value-type="float">
            <text:p>0.43275246436964</text:p>
          </table:table-cell>
          <table:table-cell office:value-type="float" office:value="-0.162297433393353" calcext:value-type="float">
            <text:p>-0.162297433393353</text:p>
          </table:table-cell>
          <table:table-cell office:value-type="float" office:value="0.180089724417859" calcext:value-type="float">
            <text:p>0.180089724417859</text:p>
          </table:table-cell>
          <table:table-cell table:formula="of:=[.C30]-[.C31]" office:value-type="float" office:value="-0.0343638416699728" calcext:value-type="float">
            <text:p>-0.034363841669973</text:p>
          </table:table-cell>
          <table:table-cell table:formula="of:=[.D30]-[.D31]" office:value-type="float" office:value="0.0247810296945097" calcext:value-type="float">
            <text:p>0.02478102969451</text:p>
          </table:table-cell>
          <table:table-cell table:formula="of:=[.E30]-[.E31]" office:value-type="float" office:value="0.00827051606799528" calcext:value-type="float">
            <text:p>0.008270516067995</text:p>
          </table:table-cell>
          <table:table-cell table:formula="of:=[.F30]-[.F31]" office:value-type="float" office:value="0.0386364329966124" calcext:value-type="float">
            <text:p>0.038636432996612</text:p>
          </table:table-cell>
          <table:table-cell table:formula="of:=[.G30]-[.G31]" office:value-type="float" office:value="-0.0301828058717611" calcext:value-type="float">
            <text:p>-0.030182805871761</text:p>
          </table:table-cell>
          <table:table-cell table:formula="of:=[.H30]-[.H31]" office:value-type="float" office:value="-0.0263985106967377" calcext:value-type="float">
            <text:p>-0.0263985106967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60508308895406" calcext:value-type="float">
            <text:p>0.760508308895406</text:p>
          </table:table-cell>
          <table:table-cell office:value-type="float" office:value="0.415723136082034" calcext:value-type="float">
            <text:p>0.415723136082034</text:p>
          </table:table-cell>
          <table:table-cell office:value-type="float" office:value="-0.1315958128605" calcext:value-type="float">
            <text:p>-0.1315958128605</text:p>
          </table:table-cell>
          <table:table-cell office:value-type="float" office:value="0.10650959807123" calcext:value-type="float">
            <text:p>0.10650959807123</text:p>
          </table:table-cell>
          <table:table-cell table:formula="of:=[.C31]-[.C32]" office:value-type="float" office:value="0.0170293282876064" calcext:value-type="float">
            <text:p>0.017029328287606</text:p>
          </table:table-cell>
          <table:table-cell table:formula="of:=[.D31]-[.D32]" office:value-type="float" office:value="-0.0307016205328532" calcext:value-type="float">
            <text:p>-0.030701620532853</text:p>
          </table:table-cell>
          <table:table-cell table:formula="of:=[.E31]-[.E32]" office:value-type="float" office:value="0.0735801263466292" calcext:value-type="float">
            <text:p>0.073580126346629</text:p>
          </table:table-cell>
          <table:table-cell table:formula="of:=[.F31]-[.F32]" office:value-type="float" office:value="-0.0513931699575792" calcext:value-type="float">
            <text:p>-0.051393169957579</text:p>
          </table:table-cell>
          <table:table-cell table:formula="of:=[.G31]-[.G32]" office:value-type="float" office:value="0.0554826502273628" calcext:value-type="float">
            <text:p>0.055482650227363</text:p>
          </table:table-cell>
          <table:table-cell table:formula="of:=[.H31]-[.H32]" office:value-type="float" office:value="-0.0653096102786339" calcext:value-type="float">
            <text:p>-0.0653096102786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60508308895406" calcext:value-type="float">
            <text:p>0.760508308895406</text:p>
          </table:table-cell>
          <table:table-cell office:value-type="float" office:value="0.430585650196844" calcext:value-type="float">
            <text:p>0.430585650196844</text:p>
          </table:table-cell>
          <table:table-cell office:value-type="float" office:value="-0.149418622394482" calcext:value-type="float">
            <text:p>-0.149418622394482</text:p>
          </table:table-cell>
          <table:table-cell office:value-type="float" office:value="0.1254921109653" calcext:value-type="float">
            <text:p>0.1254921109653</text:p>
          </table:table-cell>
          <table:table-cell table:formula="of:=[.C32]-[.C33]" office:value-type="float" office:value="-0.0148625141148106" calcext:value-type="float">
            <text:p>-0.014862514114811</text:p>
          </table:table-cell>
          <table:table-cell table:formula="of:=[.D32]-[.D33]" office:value-type="float" office:value="0.0178228095339824" calcext:value-type="float">
            <text:p>0.017822809533982</text:p>
          </table:table-cell>
          <table:table-cell table:formula="of:=[.E32]-[.E33]" office:value-type="float" office:value="-0.0189825128940703" calcext:value-type="float">
            <text:p>-0.01898251289407</text:p>
          </table:table-cell>
          <table:table-cell table:formula="of:=[.F32]-[.F33]" office:value-type="float" office:value="0.031891842402417" calcext:value-type="float">
            <text:p>0.031891842402417</text:p>
          </table:table-cell>
          <table:table-cell table:formula="of:=[.G32]-[.G33]" office:value-type="float" office:value="-0.0485244300668355" calcext:value-type="float">
            <text:p>-0.048524430066836</text:p>
          </table:table-cell>
          <table:table-cell table:formula="of:=[.H32]-[.H33]" office:value-type="float" office:value="0.0925626392406995" calcext:value-type="float">
            <text:p>0.09256263924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60508308895406" calcext:value-type="float">
            <text:p>0.760508308895406</text:p>
          </table:table-cell>
          <table:table-cell office:value-type="float" office:value="0.41499069185461" calcext:value-type="float">
            <text:p>0.41499069185461</text:p>
          </table:table-cell>
          <table:table-cell office:value-type="float" office:value="-0.140049439985351" calcext:value-type="float">
            <text:p>-0.140049439985351</text:p>
          </table:table-cell>
          <table:table-cell office:value-type="float" office:value="0.150181585131382" calcext:value-type="float">
            <text:p>0.150181585131382</text:p>
          </table:table-cell>
          <table:table-cell table:formula="of:=[.C33]-[.C34]" office:value-type="float" office:value="0.0155949583422346" calcext:value-type="float">
            <text:p>0.015594958342235</text:p>
          </table:table-cell>
          <table:table-cell table:formula="of:=[.D33]-[.D34]" office:value-type="float" office:value="-0.00936918240913115" calcext:value-type="float">
            <text:p>-0.009369182409131</text:p>
          </table:table-cell>
          <table:table-cell table:formula="of:=[.E33]-[.E34]" office:value-type="float" office:value="-0.0246894741660817" calcext:value-type="float">
            <text:p>-0.024689474166082</text:p>
          </table:table-cell>
          <table:table-cell table:formula="of:=[.F33]-[.F34]" office:value-type="float" office:value="-0.0304574724570452" calcext:value-type="float">
            <text:p>-0.030457472457045</text:p>
          </table:table-cell>
          <table:table-cell table:formula="of:=[.G33]-[.G34]" office:value-type="float" office:value="0.0271919919431135" calcext:value-type="float">
            <text:p>0.027191991943114</text:p>
          </table:table-cell>
          <table:table-cell table:formula="of:=[.H33]-[.H34]" office:value-type="float" office:value="0.0057069612720114" calcext:value-type="float">
            <text:p>0.0057069612720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60508308895406" calcext:value-type="float">
            <text:p>0.760508308895406</text:p>
          </table:table-cell>
          <table:table-cell office:value-type="float" office:value="0.405224768822291" calcext:value-type="float">
            <text:p>0.405224768822291</text:p>
          </table:table-cell>
          <table:table-cell office:value-type="float" office:value="-0.154881435590686" calcext:value-type="float">
            <text:p>-0.154881435590686</text:p>
          </table:table-cell>
          <table:table-cell office:value-type="float" office:value="0.153660695211646" calcext:value-type="float">
            <text:p>0.153660695211646</text:p>
          </table:table-cell>
          <table:table-cell table:formula="of:=[.C34]-[.C35]" office:value-type="float" office:value="0.0097659230323191" calcext:value-type="float">
            <text:p>0.009765923032319</text:p>
          </table:table-cell>
          <table:table-cell table:formula="of:=[.D34]-[.D35]" office:value-type="float" office:value="0.0148319956053347" calcext:value-type="float">
            <text:p>0.014831995605335</text:p>
          </table:table-cell>
          <table:table-cell table:formula="of:=[.E34]-[.E35]" office:value-type="float" office:value="-0.00347911008026366" calcext:value-type="float">
            <text:p>-0.003479110080264</text:p>
          </table:table-cell>
          <table:table-cell table:formula="of:=[.F34]-[.F35]" office:value-type="float" office:value="0.00582903530991552" calcext:value-type="float">
            <text:p>0.005829035309916</text:p>
          </table:table-cell>
          <table:table-cell table:formula="of:=[.G34]-[.G35]" office:value-type="float" office:value="-0.0242011780144658" calcext:value-type="float">
            <text:p>-0.024201178014466</text:p>
          </table:table-cell>
          <table:table-cell table:formula="of:=[.H34]-[.H35]" office:value-type="float" office:value="-0.021210364085818" calcext:value-type="float">
            <text:p>-0.0212103640858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61485826001955" calcext:value-type="float">
            <text:p>0.761485826001955</text:p>
          </table:table-cell>
          <table:table-cell office:value-type="float" office:value="0.428815576647237" calcext:value-type="float">
            <text:p>0.428815576647237</text:p>
          </table:table-cell>
          <table:table-cell office:value-type="float" office:value="-0.136509292886135" calcext:value-type="float">
            <text:p>-0.136509292886135</text:p>
          </table:table-cell>
          <table:table-cell office:value-type="float" office:value="0.158146916104617" calcext:value-type="float">
            <text:p>0.158146916104617</text:p>
          </table:table-cell>
          <table:table-cell table:formula="of:=[.C35]-[.C36]" office:value-type="float" office:value="-0.0235908078249459" calcext:value-type="float">
            <text:p>-0.023590807824946</text:p>
          </table:table-cell>
          <table:table-cell table:formula="of:=[.D35]-[.D36]" office:value-type="float" office:value="-0.0183721427045503" calcext:value-type="float">
            <text:p>-0.01837214270455</text:p>
          </table:table-cell>
          <table:table-cell table:formula="of:=[.E35]-[.E36]" office:value-type="float" office:value="-0.0044862208929716" calcext:value-type="float">
            <text:p>-0.004486220892972</text:p>
          </table:table-cell>
          <table:table-cell table:formula="of:=[.F35]-[.F36]" office:value-type="float" office:value="0.033356730857265" calcext:value-type="float">
            <text:p>0.033356730857265</text:p>
          </table:table-cell>
          <table:table-cell table:formula="of:=[.G35]-[.G36]" office:value-type="float" office:value="0.033204138309885" calcext:value-type="float">
            <text:p>0.033204138309885</text:p>
          </table:table-cell>
          <table:table-cell table:formula="of:=[.H35]-[.H36]" office:value-type="float" office:value="0.00100711081270793" calcext:value-type="float">
            <text:p>0.00100711081270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57575757575758" calcext:value-type="float">
            <text:p>0.757575757575758</text:p>
          </table:table-cell>
          <table:table-cell office:value-type="float" office:value="0.40827661976989" calcext:value-type="float">
            <text:p>0.40827661976989</text:p>
          </table:table-cell>
          <table:table-cell office:value-type="float" office:value="-0.120334482863857" calcext:value-type="float">
            <text:p>-0.120334482863857</text:p>
          </table:table-cell>
          <table:table-cell office:value-type="float" office:value="0.176458021790216" calcext:value-type="float">
            <text:p>0.176458021790216</text:p>
          </table:table-cell>
          <table:table-cell table:formula="of:=[.C36]-[.C37]" office:value-type="float" office:value="0.0205389568773461" calcext:value-type="float">
            <text:p>0.020538956877346</text:p>
          </table:table-cell>
          <table:table-cell table:formula="of:=[.D36]-[.D37]" office:value-type="float" office:value="-0.0161748100222785" calcext:value-type="float">
            <text:p>-0.016174810022279</text:p>
          </table:table-cell>
          <table:table-cell table:formula="of:=[.E36]-[.E37]" office:value-type="float" office:value="-0.0183111056855983" calcext:value-type="float">
            <text:p>-0.018311105685598</text:p>
          </table:table-cell>
          <table:table-cell table:formula="of:=[.F36]-[.F37]" office:value-type="float" office:value="-0.044129764702292" calcext:value-type="float">
            <text:p>-0.044129764702292</text:p>
          </table:table-cell>
          <table:table-cell table:formula="of:=[.G36]-[.G37]" office:value-type="float" office:value="-0.00219733268227179" calcext:value-type="float">
            <text:p>-0.002197332682272</text:p>
          </table:table-cell>
          <table:table-cell table:formula="of:=[.H36]-[.H37]" office:value-type="float" office:value="0.0138248847926267" calcext:value-type="float">
            <text:p>0.0138248847926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63440860215054" calcext:value-type="float">
            <text:p>0.763440860215054</text:p>
          </table:table-cell>
          <table:table-cell office:value-type="float" office:value="0.423627430036317" calcext:value-type="float">
            <text:p>0.423627430036317</text:p>
          </table:table-cell>
          <table:table-cell office:value-type="float" office:value="-0.10681478316599" calcext:value-type="float">
            <text:p>-0.10681478316599</text:p>
          </table:table-cell>
          <table:table-cell office:value-type="float" office:value="0.140934476760155" calcext:value-type="float">
            <text:p>0.140934476760155</text:p>
          </table:table-cell>
          <table:table-cell table:formula="of:=[.C37]-[.C38]" office:value-type="float" office:value="-0.0153508102664265" calcext:value-type="float">
            <text:p>-0.015350810266427</text:p>
          </table:table-cell>
          <table:table-cell table:formula="of:=[.D37]-[.D38]" office:value-type="float" office:value="-0.0135196996978667" calcext:value-type="float">
            <text:p>-0.013519699697867</text:p>
          </table:table-cell>
          <table:table-cell table:formula="of:=[.E37]-[.E38]" office:value-type="float" office:value="0.0355235450300607" calcext:value-type="float">
            <text:p>0.035523545030061</text:p>
          </table:table-cell>
          <table:table-cell table:formula="of:=[.F37]-[.F38]" office:value-type="float" office:value="0.0358897671437727" calcext:value-type="float">
            <text:p>0.035889767143773</text:p>
          </table:table-cell>
          <table:table-cell table:formula="of:=[.G37]-[.G38]" office:value-type="float" office:value="-0.00265511032441179" calcext:value-type="float">
            <text:p>-0.002655110324412</text:p>
          </table:table-cell>
          <table:table-cell table:formula="of:=[.H37]-[.H38]" office:value-type="float" office:value="-0.053834650715659" calcext:value-type="float">
            <text:p>-0.0538346507156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58553274682307" calcext:value-type="float">
            <text:p>0.758553274682307</text:p>
          </table:table-cell>
          <table:table-cell office:value-type="float" office:value="0.420300912503433" calcext:value-type="float">
            <text:p>0.420300912503433</text:p>
          </table:table-cell>
          <table:table-cell office:value-type="float" office:value="-0.135776848658712" calcext:value-type="float">
            <text:p>-0.135776848658712</text:p>
          </table:table-cell>
          <table:table-cell office:value-type="float" office:value="0.107058931241798" calcext:value-type="float">
            <text:p>0.107058931241798</text:p>
          </table:table-cell>
          <table:table-cell table:formula="of:=[.C38]-[.C39]" office:value-type="float" office:value="0.00332651753288371" calcext:value-type="float">
            <text:p>0.003326517532884</text:p>
          </table:table-cell>
          <table:table-cell table:formula="of:=[.D38]-[.D39]" office:value-type="float" office:value="0.0289620654927213" calcext:value-type="float">
            <text:p>0.028962065492721</text:p>
          </table:table-cell>
          <table:table-cell table:formula="of:=[.E38]-[.E39]" office:value-type="float" office:value="0.0338755455183569" calcext:value-type="float">
            <text:p>0.033875545518357</text:p>
          </table:table-cell>
          <table:table-cell table:formula="of:=[.F38]-[.F39]" office:value-type="float" office:value="-0.0186773277993103" calcext:value-type="float">
            <text:p>-0.01867732779931</text:p>
          </table:table-cell>
          <table:table-cell table:formula="of:=[.G38]-[.G39]" office:value-type="float" office:value="-0.0424817651905881" calcext:value-type="float">
            <text:p>-0.042481765190588</text:p>
          </table:table-cell>
          <table:table-cell table:formula="of:=[.H38]-[.H39]" office:value-type="float" office:value="0.00164799951170383" calcext:value-type="float">
            <text:p>0.0016479995117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64418377321603" calcext:value-type="float">
            <text:p>0.764418377321603</text:p>
          </table:table-cell>
          <table:table-cell office:value-type="float" office:value="0.423596911526841" calcext:value-type="float">
            <text:p>0.423596911526841</text:p>
          </table:table-cell>
          <table:table-cell office:value-type="float" office:value="-0.146336252937407" calcext:value-type="float">
            <text:p>-0.146336252937407</text:p>
          </table:table-cell>
          <table:table-cell office:value-type="float" office:value="0.184240241706595" calcext:value-type="float">
            <text:p>0.184240241706595</text:p>
          </table:table-cell>
          <table:table-cell table:formula="of:=[.C39]-[.C40]" office:value-type="float" office:value="-0.00329599902340771" calcext:value-type="float">
            <text:p>-0.003295999023408</text:p>
          </table:table-cell>
          <table:table-cell table:formula="of:=[.D39]-[.D40]" office:value-type="float" office:value="0.010559404278695" calcext:value-type="float">
            <text:p>0.010559404278695</text:p>
          </table:table-cell>
          <table:table-cell table:formula="of:=[.E39]-[.E40]" office:value-type="float" office:value="-0.0771813104647969" calcext:value-type="float">
            <text:p>-0.077181310464797</text:p>
          </table:table-cell>
          <table:table-cell table:formula="of:=[.F39]-[.F40]" office:value-type="float" office:value="0.00662251655629142" calcext:value-type="float">
            <text:p>0.006622516556291</text:p>
          </table:table-cell>
          <table:table-cell table:formula="of:=[.G39]-[.G40]" office:value-type="float" office:value="0.0184026612140263" calcext:value-type="float">
            <text:p>0.018402661214026</text:p>
          </table:table-cell>
          <table:table-cell table:formula="of:=[.H39]-[.H40]" office:value-type="float" office:value="0.111056855983154" calcext:value-type="float">
            <text:p>0.1110568559831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61485826001955" calcext:value-type="float">
            <text:p>0.761485826001955</text:p>
          </table:table-cell>
          <table:table-cell office:value-type="float" office:value="0.403271584215827" calcext:value-type="float">
            <text:p>0.403271584215827</text:p>
          </table:table-cell>
          <table:table-cell office:value-type="float" office:value="-0.114017151402326" calcext:value-type="float">
            <text:p>-0.114017151402326</text:p>
          </table:table-cell>
          <table:table-cell office:value-type="float" office:value="0.133152256843776" calcext:value-type="float">
            <text:p>0.133152256843776</text:p>
          </table:table-cell>
          <table:table-cell table:formula="of:=[.C40]-[.C41]" office:value-type="float" office:value="0.0203253273110141" calcext:value-type="float">
            <text:p>0.020325327311014</text:p>
          </table:table-cell>
          <table:table-cell table:formula="of:=[.D40]-[.D41]" office:value-type="float" office:value="-0.032319101535081" calcext:value-type="float">
            <text:p>-0.032319101535081</text:p>
          </table:table-cell>
          <table:table-cell table:formula="of:=[.E40]-[.E41]" office:value-type="float" office:value="0.0510879848628193" calcext:value-type="float">
            <text:p>0.051087984862819</text:p>
          </table:table-cell>
          <table:table-cell table:formula="of:=[.F40]-[.F41]" office:value-type="float" office:value="-0.0236213263344218" calcext:value-type="float">
            <text:p>-0.023621326334422</text:p>
          </table:table-cell>
          <table:table-cell table:formula="of:=[.G40]-[.G41]" office:value-type="float" office:value="0.042878505813776" calcext:value-type="float">
            <text:p>0.042878505813776</text:p>
          </table:table-cell>
          <table:table-cell table:formula="of:=[.H40]-[.H41]" office:value-type="float" office:value="-0.128269295327616" calcext:value-type="float">
            <text:p>-0.1282692953276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57575757575758" calcext:value-type="float">
            <text:p>0.757575757575758</text:p>
          </table:table-cell>
          <table:table-cell office:value-type="float" office:value="0.419690542313913" calcext:value-type="float">
            <text:p>0.419690542313913</text:p>
          </table:table-cell>
          <table:table-cell office:value-type="float" office:value="-0.150944547868282" calcext:value-type="float">
            <text:p>-0.150944547868282</text:p>
          </table:table-cell>
          <table:table-cell office:value-type="float" office:value="0.141087069307535" calcext:value-type="float">
            <text:p>0.141087069307535</text:p>
          </table:table-cell>
          <table:table-cell table:formula="of:=[.C41]-[.C42]" office:value-type="float" office:value="-0.0164189580980865" calcext:value-type="float">
            <text:p>-0.016418958098087</text:p>
          </table:table-cell>
          <table:table-cell table:formula="of:=[.D41]-[.D42]" office:value-type="float" office:value="0.0369273964659566" calcext:value-type="float">
            <text:p>0.036927396465957</text:p>
          </table:table-cell>
          <table:table-cell table:formula="of:=[.E41]-[.E42]" office:value-type="float" office:value="-0.00793481246375927" calcext:value-type="float">
            <text:p>-0.007934812463759</text:p>
          </table:table-cell>
          <table:table-cell table:formula="of:=[.F41]-[.F42]" office:value-type="float" office:value="0.0367442854091006" calcext:value-type="float">
            <text:p>0.036744285409101</text:p>
          </table:table-cell>
          <table:table-cell table:formula="of:=[.G41]-[.G42]" office:value-type="float" office:value="-0.0692464980010376" calcext:value-type="float">
            <text:p>-0.069246498001038</text:p>
          </table:table-cell>
          <table:table-cell table:formula="of:=[.H41]-[.H42]" office:value-type="float" office:value="0.0590227973265786" calcext:value-type="float">
            <text:p>0.0590227973265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63440860215054" calcext:value-type="float">
            <text:p>0.763440860215054</text:p>
          </table:table-cell>
          <table:table-cell office:value-type="float" office:value="0.41315958128605" calcext:value-type="float">
            <text:p>0.41315958128605</text:p>
          </table:table-cell>
          <table:table-cell office:value-type="float" office:value="-0.13037507248146" calcext:value-type="float">
            <text:p>-0.13037507248146</text:p>
          </table:table-cell>
          <table:table-cell office:value-type="float" office:value="0.163212988677633" calcext:value-type="float">
            <text:p>0.163212988677633</text:p>
          </table:table-cell>
          <table:table-cell table:formula="of:=[.C42]-[.C43]" office:value-type="float" office:value="0.00653096102786338" calcext:value-type="float">
            <text:p>0.006530961027863</text:p>
          </table:table-cell>
          <table:table-cell table:formula="of:=[.D42]-[.D43]" office:value-type="float" office:value="-0.0205694753868221" calcext:value-type="float">
            <text:p>-0.020569475386822</text:p>
          </table:table-cell>
          <table:table-cell table:formula="of:=[.E42]-[.E43]" office:value-type="float" office:value="-0.022125919370098" calcext:value-type="float">
            <text:p>-0.022125919370098</text:p>
          </table:table-cell>
          <table:table-cell table:formula="of:=[.F42]-[.F43]" office:value-type="float" office:value="-0.0229499191259499" calcext:value-type="float">
            <text:p>-0.02294991912595</text:p>
          </table:table-cell>
          <table:table-cell table:formula="of:=[.G42]-[.G43]" office:value-type="float" office:value="0.0574968718527787" calcext:value-type="float">
            <text:p>0.057496871852779</text:p>
          </table:table-cell>
          <table:table-cell table:formula="of:=[.H42]-[.H43]" office:value-type="float" office:value="0.0141911069063387" calcext:value-type="float">
            <text:p>0.0141911069063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59530791788856" calcext:value-type="float">
            <text:p>0.759530791788856</text:p>
          </table:table-cell>
          <table:table-cell office:value-type="float" office:value="0.354899746696371" calcext:value-type="float">
            <text:p>0.354899746696371</text:p>
          </table:table-cell>
          <table:table-cell office:value-type="float" office:value="-0.0889309366130558" calcext:value-type="float">
            <text:p>-0.088930936613056</text:p>
          </table:table-cell>
          <table:table-cell office:value-type="float" office:value="0.15195165868099" calcext:value-type="float">
            <text:p>0.15195165868099</text:p>
          </table:table-cell>
          <table:table-cell table:formula="of:=[.C43]-[.C44]" office:value-type="float" office:value="0.0582598345896786" calcext:value-type="float">
            <text:p>0.058259834589679</text:p>
          </table:table-cell>
          <table:table-cell table:formula="of:=[.D43]-[.D44]" office:value-type="float" office:value="-0.0414441358684042" calcext:value-type="float">
            <text:p>-0.041444135868404</text:p>
          </table:table-cell>
          <table:table-cell table:formula="of:=[.E43]-[.E44]" office:value-type="float" office:value="0.0112613299966429" calcext:value-type="float">
            <text:p>0.011261329996643</text:p>
          </table:table-cell>
          <table:table-cell table:formula="of:=[.F43]-[.F44]" office:value-type="float" office:value="-0.0517288735618153" calcext:value-type="float">
            <text:p>-0.051728873561815</text:p>
          </table:table-cell>
          <table:table-cell table:formula="of:=[.G43]-[.G44]" office:value-type="float" office:value="0.0208746604815821" calcext:value-type="float">
            <text:p>0.020874660481582</text:p>
          </table:table-cell>
          <table:table-cell table:formula="of:=[.H43]-[.H44]" office:value-type="float" office:value="-0.0333872493667409" calcext:value-type="float">
            <text:p>-0.0333872493667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59530791788856" calcext:value-type="float">
            <text:p>0.759530791788856</text:p>
          </table:table-cell>
          <table:table-cell office:value-type="float" office:value="-0.0133976256599628" calcext:value-type="float">
            <text:p>-0.013397625659963</text:p>
          </table:table-cell>
          <table:table-cell office:value-type="float" office:value="-0.358378856776635" calcext:value-type="float">
            <text:p>-0.358378856776635</text:p>
          </table:table-cell>
          <table:table-cell office:value-type="float" office:value="1" calcext:value-type="float">
            <text:p>1</text:p>
          </table:table-cell>
          <table:table-cell table:formula="of:=[.C44]-[.C45]" office:value-type="float" office:value="0.368297372356334" calcext:value-type="float">
            <text:p>0.368297372356334</text:p>
          </table:table-cell>
          <table:table-cell table:formula="of:=[.D44]-[.D45]" office:value-type="float" office:value="0.269447920163579" calcext:value-type="float">
            <text:p>0.269447920163579</text:p>
          </table:table-cell>
          <table:table-cell table:formula="of:=[.E44]-[.E45]" office:value-type="float" office:value="-0.84804834131901" calcext:value-type="float">
            <text:p>-0.84804834131901</text:p>
          </table:table-cell>
          <table:table-cell table:formula="of:=[.F44]-[.F45]" office:value-type="float" office:value="-0.310037537766655" calcext:value-type="float">
            <text:p>-0.310037537766655</text:p>
          </table:table-cell>
          <table:table-cell table:formula="of:=[.G44]-[.G45]" office:value-type="float" office:value="-0.310892056031983" calcext:value-type="float">
            <text:p>-0.310892056031983</text:p>
          </table:table-cell>
          <table:table-cell table:formula="of:=[.H44]-[.H45]" office:value-type="float" office:value="0.859309671315653" calcext:value-type="float">
            <text:p>0.8593096713156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60508308895406" calcext:value-type="float">
            <text:p>0.760508308895406</text:p>
          </table:table-cell>
          <table:table-cell office:value-type="float" office:value="-0.286690878017518" calcext:value-type="float">
            <text:p>-0.286690878017518</text:p>
          </table:table-cell>
          <table:table-cell office:value-type="float" office:value="-0.973113193151646" calcext:value-type="float">
            <text:p>-0.973113193151646</text:p>
          </table:table-cell>
          <table:table-cell office:value-type="float" office:value="0.999908444471572" calcext:value-type="float">
            <text:p>0.999908444471572</text:p>
          </table:table-cell>
          <table:table-cell table:formula="of:=[.C45]-[.C46]" office:value-type="float" office:value="0.273293252357555" calcext:value-type="float">
            <text:p>0.273293252357555</text:p>
          </table:table-cell>
          <table:table-cell table:formula="of:=[.D45]-[.D46]" office:value-type="float" office:value="0.614734336375011" calcext:value-type="float">
            <text:p>0.614734336375011</text:p>
          </table:table-cell>
          <table:table-cell table:formula="of:=[.E45]-[.E46]" office:value-type="float" office:value="0.000091555528427878" calcext:value-type="float">
            <text:p>9.1555528427878E-05</text:p>
          </table:table-cell>
          <table:table-cell table:formula="of:=[.F45]-[.F46]" office:value-type="float" office:value="0.0950041199987793" calcext:value-type="float">
            <text:p>0.095004119998779</text:p>
          </table:table-cell>
          <table:table-cell table:formula="of:=[.G45]-[.G46]" office:value-type="float" office:value="-0.345286416211432" calcext:value-type="float">
            <text:p>-0.345286416211432</text:p>
          </table:table-cell>
          <table:table-cell table:formula="of:=[.H45]-[.H46]" office:value-type="float" office:value="-0.848139896847438" calcext:value-type="float">
            <text:p>-0.8481398968474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60508308895406" calcext:value-type="float">
            <text:p>0.760508308895406</text:p>
          </table:table-cell>
          <table:table-cell office:value-type="float" office:value="-0.143955809198279" calcext:value-type="float">
            <text:p>-0.143955809198279</text:p>
          </table:table-cell>
          <table:table-cell office:value-type="float" office:value="0.396038697470016" calcext:value-type="float">
            <text:p>0.396038697470016</text:p>
          </table:table-cell>
          <table:table-cell office:value-type="float" office:value="-0.0994598223822749" calcext:value-type="float">
            <text:p>-0.099459822382275</text:p>
          </table:table-cell>
          <table:table-cell table:formula="of:=[.C46]-[.C47]" office:value-type="float" office:value="-0.142735068819239" calcext:value-type="float">
            <text:p>-0.142735068819239</text:p>
          </table:table-cell>
          <table:table-cell table:formula="of:=[.D46]-[.D47]" office:value-type="float" office:value="-1.36915189062166" calcext:value-type="float">
            <text:p>-1.36915189062166</text:p>
          </table:table-cell>
          <table:table-cell table:formula="of:=[.E46]-[.E47]" office:value-type="float" office:value="1.09936826685385" calcext:value-type="float">
            <text:p>1.09936826685385</text:p>
          </table:table-cell>
          <table:table-cell table:formula="of:=[.F46]-[.F47]" office:value-type="float" office:value="0.416028321176794" calcext:value-type="float">
            <text:p>0.416028321176794</text:p>
          </table:table-cell>
          <table:table-cell table:formula="of:=[.G46]-[.G47]" office:value-type="float" office:value="1.98388622699667" calcext:value-type="float">
            <text:p>1.98388622699667</text:p>
          </table:table-cell>
          <table:table-cell table:formula="of:=[.H46]-[.H47]" office:value-type="float" office:value="-1.09927671132542" calcext:value-type="float">
            <text:p>-1.099276711325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60508308895406" calcext:value-type="float">
            <text:p>0.760508308895406</text:p>
          </table:table-cell>
          <table:table-cell office:value-type="float" office:value="0.863338114566485" calcext:value-type="float">
            <text:p>0.863338114566485</text:p>
          </table:table-cell>
          <table:table-cell office:value-type="float" office:value="-0.440595721304971" calcext:value-type="float">
            <text:p>-0.440595721304971</text:p>
          </table:table-cell>
          <table:table-cell office:value-type="float" office:value="0.918454542680136" calcext:value-type="float">
            <text:p>0.918454542680136</text:p>
          </table:table-cell>
          <table:table-cell table:formula="of:=[.C47]-[.C48]" office:value-type="float" office:value="-1.00729392376476" calcext:value-type="float">
            <text:p>-1.00729392376476</text:p>
          </table:table-cell>
          <table:table-cell table:formula="of:=[.D47]-[.D48]" office:value-type="float" office:value="0.836634418774987" calcext:value-type="float">
            <text:p>0.836634418774987</text:p>
          </table:table-cell>
          <table:table-cell table:formula="of:=[.E47]-[.E48]" office:value-type="float" office:value="-1.01791436506241" calcext:value-type="float">
            <text:p>-1.01791436506241</text:p>
          </table:table-cell>
          <table:table-cell table:formula="of:=[.F47]-[.F48]" office:value-type="float" office:value="0.864558854945524" calcext:value-type="float">
            <text:p>0.864558854945524</text:p>
          </table:table-cell>
          <table:table-cell table:formula="of:=[.G47]-[.G48]" office:value-type="float" office:value="-2.20578630939665" calcext:value-type="float">
            <text:p>-2.20578630939665</text:p>
          </table:table-cell>
          <table:table-cell table:formula="of:=[.H47]-[.H48]" office:value-type="float" office:value="2.11728263191626" calcext:value-type="float">
            <text:p>2.117282631916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59530791788856" calcext:value-type="float">
            <text:p>0.759530791788856</text:p>
          </table:table-cell>
          <table:table-cell office:value-type="float" office:value="0.440260017700735" calcext:value-type="float">
            <text:p>0.440260017700735</text:p>
          </table:table-cell>
          <table:table-cell table:number-columns-repeated="2" office:value-type="float" office:value="-1.00003051850948" calcext:value-type="float">
            <text:p>-1.00003051850948</text:p>
          </table:table-cell>
          <table:table-cell table:formula="of:=[.C48]-[.C49]" office:value-type="float" office:value="0.423078096865749" calcext:value-type="float">
            <text:p>0.423078096865749</text:p>
          </table:table-cell>
          <table:table-cell table:formula="of:=[.D48]-[.D49]" office:value-type="float" office:value="0.559434797204504" calcext:value-type="float">
            <text:p>0.559434797204504</text:p>
          </table:table-cell>
          <table:table-cell table:formula="of:=[.E48]-[.E49]" office:value-type="float" office:value="1.91848506118961" calcext:value-type="float">
            <text:p>1.91848506118961</text:p>
          </table:table-cell>
          <table:table-cell table:formula="of:=[.F48]-[.F49]" office:value-type="float" office:value="-1.43037202063051" calcext:value-type="float">
            <text:p>-1.43037202063051</text:p>
          </table:table-cell>
          <table:table-cell table:formula="of:=[.G48]-[.G49]" office:value-type="float" office:value="0.277199621570482" calcext:value-type="float">
            <text:p>0.277199621570482</text:p>
          </table:table-cell>
          <table:table-cell table:formula="of:=[.H48]-[.H49]" office:value-type="float" office:value="-2.93639942625202" calcext:value-type="float">
            <text:p>-2.936399426252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58553274682307" calcext:value-type="float">
            <text:p>0.758553274682307</text:p>
          </table:table-cell>
          <table:table-cell office:value-type="float" office:value="0.508987701040681" calcext:value-type="float">
            <text:p>0.508987701040681</text:p>
          </table:table-cell>
          <table:table-cell office:value-type="float" office:value="-0.200933866389965" calcext:value-type="float">
            <text:p>-0.200933866389965</text:p>
          </table:table-cell>
          <table:table-cell office:value-type="float" office:value="0.406079287087619" calcext:value-type="float">
            <text:p>0.406079287087619</text:p>
          </table:table-cell>
          <table:table-cell table:formula="of:=[.C49]-[.C50]" office:value-type="float" office:value="-0.0687276833399457" calcext:value-type="float">
            <text:p>-0.068727683339946</text:p>
          </table:table-cell>
          <table:table-cell table:formula="of:=[.D49]-[.D50]" office:value-type="float" office:value="-0.79909665211951" calcext:value-type="float">
            <text:p>-0.79909665211951</text:p>
          </table:table-cell>
          <table:table-cell table:formula="of:=[.E49]-[.E50]" office:value-type="float" office:value="-1.40610980559709" calcext:value-type="float">
            <text:p>-1.40610980559709</text:p>
          </table:table-cell>
          <table:table-cell table:formula="of:=[.F49]-[.F50]" office:value-type="float" office:value="0.491805780205695" calcext:value-type="float">
            <text:p>0.491805780205695</text:p>
          </table:table-cell>
          <table:table-cell table:formula="of:=[.G49]-[.G50]" office:value-type="float" office:value="1.35853144932402" calcext:value-type="float">
            <text:p>1.35853144932402</text:p>
          </table:table-cell>
          <table:table-cell table:formula="of:=[.H49]-[.H50]" office:value-type="float" office:value="3.32459486678671" calcext:value-type="float">
            <text:p>3.324594866786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58553274682307" calcext:value-type="float">
            <text:p>0.758553274682307</text:p>
          </table:table-cell>
          <table:table-cell office:value-type="float" office:value="0.4300057985168" calcext:value-type="float">
            <text:p>0.4300057985168</text:p>
          </table:table-cell>
          <table:table-cell office:value-type="float" office:value="-0.0964384899441511" calcext:value-type="float">
            <text:p>-0.096438489944151</text:p>
          </table:table-cell>
          <table:table-cell office:value-type="float" office:value="-0.108981597338786" calcext:value-type="float">
            <text:p>-0.108981597338786</text:p>
          </table:table-cell>
          <table:table-cell table:formula="of:=[.C50]-[.C51]" office:value-type="float" office:value="0.0789819025238807" calcext:value-type="float">
            <text:p>0.078981902523881</text:p>
          </table:table-cell>
          <table:table-cell table:formula="of:=[.D50]-[.D51]" office:value-type="float" office:value="-0.104495376445814" calcext:value-type="float">
            <text:p>-0.104495376445814</text:p>
          </table:table-cell>
          <table:table-cell table:formula="of:=[.E50]-[.E51]" office:value-type="float" office:value="0.515060884426405" calcext:value-type="float">
            <text:p>0.515060884426405</text:p>
          </table:table-cell>
          <table:table-cell table:formula="of:=[.F50]-[.F51]" office:value-type="float" office:value="-0.147709585863826" calcext:value-type="float">
            <text:p>-0.147709585863826</text:p>
          </table:table-cell>
          <table:table-cell table:formula="of:=[.G50]-[.G51]" office:value-type="float" office:value="-0.694601275673696" calcext:value-type="float">
            <text:p>-0.694601275673696</text:p>
          </table:table-cell>
          <table:table-cell table:formula="of:=[.H50]-[.H51]" office:value-type="float" office:value="-1.9211706900235" calcext:value-type="float">
            <text:p>-1.921170690023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58553274682307" calcext:value-type="float">
            <text:p>0.758553274682307</text:p>
          </table:table-cell>
          <table:table-cell office:value-type="float" office:value="0.417615283669546" calcext:value-type="float">
            <text:p>0.417615283669546</text:p>
          </table:table-cell>
          <table:table-cell office:value-type="float" office:value="-0.0995513779107028" calcext:value-type="float">
            <text:p>-0.099551377910703</text:p>
          </table:table-cell>
          <table:table-cell office:value-type="float" office:value="0.116916409802545" calcext:value-type="float">
            <text:p>0.116916409802545</text:p>
          </table:table-cell>
          <table:table-cell table:formula="of:=[.C51]-[.C52]" office:value-type="float" office:value="0.0123905148472548" calcext:value-type="float">
            <text:p>0.012390514847255</text:p>
          </table:table-cell>
          <table:table-cell table:formula="of:=[.D51]-[.D52]" office:value-type="float" office:value="0.00311288796655172" calcext:value-type="float">
            <text:p>0.003112887966552</text:p>
          </table:table-cell>
          <table:table-cell table:formula="of:=[.E51]-[.E52]" office:value-type="float" office:value="-0.225898007141331" calcext:value-type="float">
            <text:p>-0.225898007141331</text:p>
          </table:table-cell>
          <table:table-cell table:formula="of:=[.F51]-[.F52]" office:value-type="float" office:value="0.0665913876766259" calcext:value-type="float">
            <text:p>0.066591387676626</text:p>
          </table:table-cell>
          <table:table-cell table:formula="of:=[.G51]-[.G52]" office:value-type="float" office:value="-0.107608264412366" calcext:value-type="float">
            <text:p>-0.107608264412366</text:p>
          </table:table-cell>
          <table:table-cell table:formula="of:=[.H51]-[.H52]" office:value-type="float" office:value="0.740958891567736" calcext:value-type="float">
            <text:p>0.7409588915677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59530791788856" calcext:value-type="float">
            <text:p>0.759530791788856</text:p>
          </table:table-cell>
          <table:table-cell office:value-type="float" office:value="0.394054994354076" calcext:value-type="float">
            <text:p>0.394054994354076</text:p>
          </table:table-cell>
          <table:table-cell office:value-type="float" office:value="-0.0538651692251351" calcext:value-type="float">
            <text:p>-0.053865169225135</text:p>
          </table:table-cell>
          <table:table-cell office:value-type="float" office:value="0.103823969237342" calcext:value-type="float">
            <text:p>0.103823969237342</text:p>
          </table:table-cell>
          <table:table-cell table:formula="of:=[.C52]-[.C53]" office:value-type="float" office:value="0.0235602893154698" calcext:value-type="float">
            <text:p>0.02356028931547</text:p>
          </table:table-cell>
          <table:table-cell table:formula="of:=[.D52]-[.D53]" office:value-type="float" office:value="-0.0456862086855678" calcext:value-type="float">
            <text:p>-0.045686208685568</text:p>
          </table:table-cell>
          <table:table-cell table:formula="of:=[.E52]-[.E53]" office:value-type="float" office:value="0.0130924405652028" calcext:value-type="float">
            <text:p>0.013092440565203</text:p>
          </table:table-cell>
          <table:table-cell table:formula="of:=[.F52]-[.F53]" office:value-type="float" office:value="-0.011169774468215" calcext:value-type="float">
            <text:p>-0.011169774468215</text:p>
          </table:table-cell>
          <table:table-cell table:formula="of:=[.G52]-[.G53]" office:value-type="float" office:value="0.0487990966521195" calcext:value-type="float">
            <text:p>0.04879909665212</text:p>
          </table:table-cell>
          <table:table-cell table:formula="of:=[.H52]-[.H53]" office:value-type="float" office:value="-0.238990447706534" calcext:value-type="float">
            <text:p>-0.23899044770653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60508308895406" calcext:value-type="float">
            <text:p>0.760508308895406</text:p>
          </table:table-cell>
          <table:table-cell office:value-type="float" office:value="0.404644917142247" calcext:value-type="float">
            <text:p>0.404644917142247</text:p>
          </table:table-cell>
          <table:table-cell office:value-type="float" office:value="-0.115298928800317" calcext:value-type="float">
            <text:p>-0.115298928800317</text:p>
          </table:table-cell>
          <table:table-cell office:value-type="float" office:value="0.0227057710501419" calcext:value-type="float">
            <text:p>0.022705771050142</text:p>
          </table:table-cell>
          <table:table-cell table:formula="of:=[.C53]-[.C54]" office:value-type="float" office:value="-0.0105899227881711" calcext:value-type="float">
            <text:p>-0.010589922788171</text:p>
          </table:table-cell>
          <table:table-cell table:formula="of:=[.D53]-[.D54]" office:value-type="float" office:value="0.0614337595751824" calcext:value-type="float">
            <text:p>0.061433759575182</text:p>
          </table:table-cell>
          <table:table-cell table:formula="of:=[.E53]-[.E54]" office:value-type="float" office:value="0.0811181981872005" calcext:value-type="float">
            <text:p>0.081118198187201</text:p>
          </table:table-cell>
          <table:table-cell table:formula="of:=[.F53]-[.F54]" office:value-type="float" office:value="0.0341502121036409" calcext:value-type="float">
            <text:p>0.034150212103641</text:p>
          </table:table-cell>
          <table:table-cell table:formula="of:=[.G53]-[.G54]" office:value-type="float" office:value="-0.10711996826075" calcext:value-type="float">
            <text:p>-0.10711996826075</text:p>
          </table:table-cell>
          <table:table-cell table:formula="of:=[.H53]-[.H54]" office:value-type="float" office:value="-0.0680257576219977" calcext:value-type="float">
            <text:p>-0.0680257576219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60508308895406" calcext:value-type="float">
            <text:p>0.760508308895406</text:p>
          </table:table-cell>
          <table:table-cell office:value-type="float" office:value="0.440687276833399" calcext:value-type="float">
            <text:p>0.440687276833399</text:p>
          </table:table-cell>
          <table:table-cell office:value-type="float" office:value="-0.123203222754601" calcext:value-type="float">
            <text:p>-0.123203222754601</text:p>
          </table:table-cell>
          <table:table-cell office:value-type="float" office:value="0.158207953123569" calcext:value-type="float">
            <text:p>0.158207953123569</text:p>
          </table:table-cell>
          <table:table-cell table:formula="of:=[.C54]-[.C55]" office:value-type="float" office:value="-0.0360423596911527" calcext:value-type="float">
            <text:p>-0.036042359691153</text:p>
          </table:table-cell>
          <table:table-cell table:formula="of:=[.D54]-[.D55]" office:value-type="float" office:value="0.00790429395428327" calcext:value-type="float">
            <text:p>0.007904293954283</text:p>
          </table:table-cell>
          <table:table-cell table:formula="of:=[.E54]-[.E55]" office:value-type="float" office:value="-0.135502182073428" calcext:value-type="float">
            <text:p>-0.135502182073428</text:p>
          </table:table-cell>
          <table:table-cell table:formula="of:=[.F54]-[.F55]" office:value-type="float" office:value="0.0254524369029816" calcext:value-type="float">
            <text:p>0.025452436902982</text:p>
          </table:table-cell>
          <table:table-cell table:formula="of:=[.G54]-[.G55]" office:value-type="float" office:value="0.0535294656208991" calcext:value-type="float">
            <text:p>0.053529465620899</text:p>
          </table:table-cell>
          <table:table-cell table:formula="of:=[.H54]-[.H55]" office:value-type="float" office:value="0.216620380260628" calcext:value-type="float">
            <text:p>0.2166203802606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61485826001955" calcext:value-type="float">
            <text:p>0.761485826001955</text:p>
          </table:table-cell>
          <table:table-cell office:value-type="float" office:value="0.433271279030732" calcext:value-type="float">
            <text:p>0.433271279030732</text:p>
          </table:table-cell>
          <table:table-cell office:value-type="float" office:value="-0.106631672109134" calcext:value-type="float">
            <text:p>-0.106631672109134</text:p>
          </table:table-cell>
          <table:table-cell office:value-type="float" office:value="0.0372020630512406" calcext:value-type="float">
            <text:p>0.037202063051241</text:p>
          </table:table-cell>
          <table:table-cell table:formula="of:=[.C55]-[.C56]" office:value-type="float" office:value="0.00741599780266727" calcext:value-type="float">
            <text:p>0.007415997802667</text:p>
          </table:table-cell>
          <table:table-cell table:formula="of:=[.D55]-[.D56]" office:value-type="float" office:value="-0.0165715506454665" calcext:value-type="float">
            <text:p>-0.016571550645467</text:p>
          </table:table-cell>
          <table:table-cell table:formula="of:=[.E55]-[.E56]" office:value-type="float" office:value="0.121005890072329" calcext:value-type="float">
            <text:p>0.121005890072329</text:p>
          </table:table-cell>
          <table:table-cell table:formula="of:=[.F55]-[.F56]" office:value-type="float" office:value="-0.0434583574938199" calcext:value-type="float">
            <text:p>-0.04345835749382</text:p>
          </table:table-cell>
          <table:table-cell table:formula="of:=[.G55]-[.G56]" office:value-type="float" office:value="0.0244758445997498" calcext:value-type="float">
            <text:p>0.02447584459975</text:p>
          </table:table-cell>
          <table:table-cell table:formula="of:=[.H55]-[.H56]" office:value-type="float" office:value="-0.256508072145756" calcext:value-type="float">
            <text:p>-0.2565080721457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61485826001955" calcext:value-type="float">
            <text:p>0.761485826001955</text:p>
          </table:table-cell>
          <table:table-cell office:value-type="float" office:value="0.365306558427686" calcext:value-type="float">
            <text:p>0.365306558427686</text:p>
          </table:table-cell>
          <table:table-cell office:value-type="float" office:value="-0.0996429334391308" calcext:value-type="float">
            <text:p>-0.099642933439131</text:p>
          </table:table-cell>
          <table:table-cell office:value-type="float" office:value="0.0971709341715751" calcext:value-type="float">
            <text:p>0.097170934171575</text:p>
          </table:table-cell>
          <table:table-cell table:formula="of:=[.C56]-[.C57]" office:value-type="float" office:value="0.0679647206030458" calcext:value-type="float">
            <text:p>0.067964720603046</text:p>
          </table:table-cell>
          <table:table-cell table:formula="of:=[.D56]-[.D57]" office:value-type="float" office:value="-0.00698873867000334" calcext:value-type="float">
            <text:p>-0.006988738670003</text:p>
          </table:table-cell>
          <table:table-cell table:formula="of:=[.E56]-[.E57]" office:value-type="float" office:value="-0.0599688711203345" calcext:value-type="float">
            <text:p>-0.059968871120335</text:p>
          </table:table-cell>
          <table:table-cell table:formula="of:=[.F56]-[.F57]" office:value-type="float" office:value="-0.0605487228003785" calcext:value-type="float">
            <text:p>-0.060548722800379</text:p>
          </table:table-cell>
          <table:table-cell table:formula="of:=[.G56]-[.G57]" office:value-type="float" office:value="-0.00958281197546315" calcext:value-type="float">
            <text:p>-0.009582811975463</text:p>
          </table:table-cell>
          <table:table-cell table:formula="of:=[.H56]-[.H57]" office:value-type="float" office:value="0.180974761192663" calcext:value-type="float">
            <text:p>0.18097476119266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59530791788856" calcext:value-type="float">
            <text:p>0.759530791788856</text:p>
          </table:table-cell>
          <table:table-cell office:value-type="float" office:value="0.422101504562517" calcext:value-type="float">
            <text:p>0.422101504562517</text:p>
          </table:table-cell>
          <table:table-cell office:value-type="float" office:value="-0.137882625812555" calcext:value-type="float">
            <text:p>-0.137882625812555</text:p>
          </table:table-cell>
          <table:table-cell office:value-type="float" office:value="0.0304879909665212" calcext:value-type="float">
            <text:p>0.030487990966521</text:p>
          </table:table-cell>
          <table:table-cell table:formula="of:=[.C57]-[.C58]" office:value-type="float" office:value="-0.0567949461348308" calcext:value-type="float">
            <text:p>-0.056794946134831</text:p>
          </table:table-cell>
          <table:table-cell table:formula="of:=[.D57]-[.D58]" office:value-type="float" office:value="0.0382396923734245" calcext:value-type="float">
            <text:p>0.038239692373425</text:p>
          </table:table-cell>
          <table:table-cell table:formula="of:=[.E57]-[.E58]" office:value-type="float" office:value="0.0666829432050539" calcext:value-type="float">
            <text:p>0.066682943205054</text:p>
          </table:table-cell>
          <table:table-cell table:formula="of:=[.F57]-[.F58]" office:value-type="float" office:value="0.124759666737877" calcext:value-type="float">
            <text:p>0.124759666737877</text:p>
          </table:table-cell>
          <table:table-cell table:formula="of:=[.G57]-[.G58]" office:value-type="float" office:value="-0.0452284310434278" calcext:value-type="float">
            <text:p>-0.045228431043428</text:p>
          </table:table-cell>
          <table:table-cell table:formula="of:=[.H57]-[.H58]" office:value-type="float" office:value="-0.126651814325388" calcext:value-type="float">
            <text:p>-0.12665181432538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61485826001955" calcext:value-type="float">
            <text:p>0.761485826001955</text:p>
          </table:table-cell>
          <table:table-cell office:value-type="float" office:value="0.442365794854579" calcext:value-type="float">
            <text:p>0.442365794854579</text:p>
          </table:table-cell>
          <table:table-cell office:value-type="float" office:value="-0.103885006256294" calcext:value-type="float">
            <text:p>-0.103885006256294</text:p>
          </table:table-cell>
          <table:table-cell office:value-type="float" office:value="0.105990783410138" calcext:value-type="float">
            <text:p>0.105990783410138</text:p>
          </table:table-cell>
          <table:table-cell table:formula="of:=[.C58]-[.C59]" office:value-type="float" office:value="-0.0202642902920621" calcext:value-type="float">
            <text:p>-0.020264290292062</text:p>
          </table:table-cell>
          <table:table-cell table:formula="of:=[.D58]-[.D59]" office:value-type="float" office:value="-0.0339976195562609" calcext:value-type="float">
            <text:p>-0.033997619556261</text:p>
          </table:table-cell>
          <table:table-cell table:formula="of:=[.E58]-[.E59]" office:value-type="float" office:value="-0.075502792443617" calcext:value-type="float">
            <text:p>-0.075502792443617</text:p>
          </table:table-cell>
          <table:table-cell table:formula="of:=[.F58]-[.F59]" office:value-type="float" office:value="-0.0365306558427688" calcext:value-type="float">
            <text:p>-0.036530655842769</text:p>
          </table:table-cell>
          <table:table-cell table:formula="of:=[.G58]-[.G59]" office:value-type="float" office:value="0.0722373119296853" calcext:value-type="float">
            <text:p>0.072237311929685</text:p>
          </table:table-cell>
          <table:table-cell table:formula="of:=[.H58]-[.H59]" office:value-type="float" office:value="0.142185735648671" calcext:value-type="float">
            <text:p>0.1421857356486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59530791788856" calcext:value-type="float">
            <text:p>0.759530791788856</text:p>
          </table:table-cell>
          <table:table-cell office:value-type="float" office:value="0.410321359904782" calcext:value-type="float">
            <text:p>0.410321359904782</text:p>
          </table:table-cell>
          <table:table-cell office:value-type="float" office:value="-0.117404705954161" calcext:value-type="float">
            <text:p>-0.117404705954161</text:p>
          </table:table-cell>
          <table:table-cell office:value-type="float" office:value="0.0479140598773156" calcext:value-type="float">
            <text:p>0.047914059877316</text:p>
          </table:table-cell>
          <table:table-cell table:formula="of:=[.C59]-[.C60]" office:value-type="float" office:value="0.0320444349497969" calcext:value-type="float">
            <text:p>0.032044434949797</text:p>
          </table:table-cell>
          <table:table-cell table:formula="of:=[.D59]-[.D60]" office:value-type="float" office:value="0.0135196996978668" calcext:value-type="float">
            <text:p>0.013519699697867</text:p>
          </table:table-cell>
          <table:table-cell table:formula="of:=[.E59]-[.E60]" office:value-type="float" office:value="0.0580767235328227" calcext:value-type="float">
            <text:p>0.058076723532823</text:p>
          </table:table-cell>
          <table:table-cell table:formula="of:=[.F59]-[.F60]" office:value-type="float" office:value="-0.052308725241859" calcext:value-type="float">
            <text:p>-0.052308725241859</text:p>
          </table:table-cell>
          <table:table-cell table:formula="of:=[.G59]-[.G60]" office:value-type="float" office:value="-0.0475173192541276" calcext:value-type="float">
            <text:p>-0.047517319254128</text:p>
          </table:table-cell>
          <table:table-cell table:formula="of:=[.H59]-[.H60]" office:value-type="float" office:value="-0.13357951597644" calcext:value-type="float">
            <text:p>-0.133579515976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61485826001955" calcext:value-type="float">
            <text:p>0.761485826001955</text:p>
          </table:table-cell>
          <table:table-cell office:value-type="float" office:value="0.401043733024079" calcext:value-type="float">
            <text:p>0.401043733024079</text:p>
          </table:table-cell>
          <table:table-cell office:value-type="float" office:value="-0.127719962157048" calcext:value-type="float">
            <text:p>-0.127719962157048</text:p>
          </table:table-cell>
          <table:table-cell office:value-type="float" office:value="0.0626850184636982" calcext:value-type="float">
            <text:p>0.062685018463698</text:p>
          </table:table-cell>
          <table:table-cell table:formula="of:=[.C60]-[.C61]" office:value-type="float" office:value="0.00927762688070327" calcext:value-type="float">
            <text:p>0.009277626880703</text:p>
          </table:table-cell>
          <table:table-cell table:formula="of:=[.D60]-[.D61]" office:value-type="float" office:value="0.010315256202887" calcext:value-type="float">
            <text:p>0.010315256202887</text:p>
          </table:table-cell>
          <table:table-cell table:formula="of:=[.E60]-[.E61]" office:value-type="float" office:value="-0.0147709585863826" calcext:value-type="float">
            <text:p>-0.014770958586383</text:p>
          </table:table-cell>
          <table:table-cell table:formula="of:=[.F60]-[.F61]" office:value-type="float" office:value="0.0227668080690936" calcext:value-type="float">
            <text:p>0.022766808069094</text:p>
          </table:table-cell>
          <table:table-cell table:formula="of:=[.G60]-[.G61]" office:value-type="float" office:value="0.00320444349497971" calcext:value-type="float">
            <text:p>0.00320444349498</text:p>
          </table:table-cell>
          <table:table-cell table:formula="of:=[.H60]-[.H61]" office:value-type="float" office:value="0.0728476821192053" calcext:value-type="float">
            <text:p>0.0728476821192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61485826001955" calcext:value-type="float">
            <text:p>0.761485826001955</text:p>
          </table:table-cell>
          <table:table-cell office:value-type="float" office:value="0.439588610492264" calcext:value-type="float">
            <text:p>0.439588610492264</text:p>
          </table:table-cell>
          <table:table-cell office:value-type="float" office:value="-0.0939970091860714" calcext:value-type="float">
            <text:p>-0.093997009186071</text:p>
          </table:table-cell>
          <table:table-cell office:value-type="float" office:value="0.120975371562853" calcext:value-type="float">
            <text:p>0.120975371562853</text:p>
          </table:table-cell>
          <table:table-cell table:formula="of:=[.C61]-[.C62]" office:value-type="float" office:value="-0.0385448774681845" calcext:value-type="float">
            <text:p>-0.038544877468185</text:p>
          </table:table-cell>
          <table:table-cell table:formula="of:=[.D61]-[.D62]" office:value-type="float" office:value="-0.0337229529709769" calcext:value-type="float">
            <text:p>-0.033722952970977</text:p>
          </table:table-cell>
          <table:table-cell table:formula="of:=[.E61]-[.E62]" office:value-type="float" office:value="-0.0582903530991547" calcext:value-type="float">
            <text:p>-0.058290353099155</text:p>
          </table:table-cell>
          <table:table-cell table:formula="of:=[.F61]-[.F62]" office:value-type="float" office:value="0.0478225043488878" calcext:value-type="float">
            <text:p>0.047822504348888</text:p>
          </table:table-cell>
          <table:table-cell table:formula="of:=[.G61]-[.G62]" office:value-type="float" office:value="0.0440382091738639" calcext:value-type="float">
            <text:p>0.044038209173864</text:p>
          </table:table-cell>
          <table:table-cell table:formula="of:=[.H61]-[.H62]" office:value-type="float" office:value="0.043519394512772" calcext:value-type="float">
            <text:p>0.0435193945127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762463343108504" calcext:value-type="float">
            <text:p>0.762463343108504</text:p>
          </table:table-cell>
          <table:table-cell office:value-type="float" office:value="0.441022980437635" calcext:value-type="float">
            <text:p>0.441022980437635</text:p>
          </table:table-cell>
          <table:table-cell office:value-type="float" office:value="-0.133304849391156" calcext:value-type="float">
            <text:p>-0.133304849391156</text:p>
          </table:table-cell>
          <table:table-cell office:value-type="float" office:value="0.0279244361705374" calcext:value-type="float">
            <text:p>0.027924436170538</text:p>
          </table:table-cell>
          <table:table-cell table:formula="of:=[.C62]-[.C63]" office:value-type="float" office:value="-0.00143436994537177" calcext:value-type="float">
            <text:p>-0.001434369945372</text:p>
          </table:table-cell>
          <table:table-cell table:formula="of:=[.D62]-[.D63]" office:value-type="float" office:value="0.0393078402050844" calcext:value-type="float">
            <text:p>0.039307840205084</text:p>
          </table:table-cell>
          <table:table-cell table:formula="of:=[.E62]-[.E63]" office:value-type="float" office:value="0.0930509353923155" calcext:value-type="float">
            <text:p>0.093050935392316</text:p>
          </table:table-cell>
          <table:table-cell table:formula="of:=[.F62]-[.F63]" office:value-type="float" office:value="-0.0371105075228128" calcext:value-type="float">
            <text:p>-0.037110507522813</text:p>
          </table:table-cell>
          <table:table-cell table:formula="of:=[.G62]-[.G63]" office:value-type="float" office:value="-0.0730307931760613" calcext:value-type="float">
            <text:p>-0.073030793176061</text:p>
          </table:table-cell>
          <table:table-cell table:formula="of:=[.H62]-[.H63]" office:value-type="float" office:value="-0.15134128849147" calcext:value-type="float">
            <text:p>-0.1513412884914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759530791788856" calcext:value-type="float">
            <text:p>0.759530791788856</text:p>
          </table:table-cell>
          <table:table-cell office:value-type="float" office:value="0.425794244209113" calcext:value-type="float">
            <text:p>0.425794244209113</text:p>
          </table:table-cell>
          <table:table-cell office:value-type="float" office:value="-0.102175969725639" calcext:value-type="float">
            <text:p>-0.102175969725639</text:p>
          </table:table-cell>
          <table:table-cell office:value-type="float" office:value="0.137119663075655" calcext:value-type="float">
            <text:p>0.137119663075655</text:p>
          </table:table-cell>
          <table:table-cell table:formula="of:=[.C63]-[.C64]" office:value-type="float" office:value="0.0152287362285226" calcext:value-type="float">
            <text:p>0.015228736228523</text:p>
          </table:table-cell>
          <table:table-cell table:formula="of:=[.D63]-[.D64]" office:value-type="float" office:value="-0.0311288796655172" calcext:value-type="float">
            <text:p>-0.031128879665517</text:p>
          </table:table-cell>
          <table:table-cell table:formula="of:=[.E63]-[.E64]" office:value-type="float" office:value="-0.109195226905118" calcext:value-type="float">
            <text:p>-0.109195226905118</text:p>
          </table:table-cell>
          <table:table-cell table:formula="of:=[.F63]-[.F64]" office:value-type="float" office:value="-0.0166631061738944" calcext:value-type="float">
            <text:p>-0.016663106173894</text:p>
          </table:table-cell>
          <table:table-cell table:formula="of:=[.G63]-[.G64]" office:value-type="float" office:value="0.0704367198706016" calcext:value-type="float">
            <text:p>0.070436719870602</text:p>
          </table:table-cell>
          <table:table-cell table:formula="of:=[.H63]-[.H64]" office:value-type="float" office:value="0.202246162297433" calcext:value-type="float">
            <text:p>0.2022461622974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62463343108504" calcext:value-type="float">
            <text:p>0.762463343108504</text:p>
          </table:table-cell>
          <table:table-cell office:value-type="float" office:value="0.453016754661702" calcext:value-type="float">
            <text:p>0.453016754661702</text:p>
          </table:table-cell>
          <table:table-cell office:value-type="float" office:value="-0.101657155064547" calcext:value-type="float">
            <text:p>-0.101657155064547</text:p>
          </table:table-cell>
          <table:table-cell office:value-type="float" office:value="0.043031098361156" calcext:value-type="float">
            <text:p>0.043031098361156</text:p>
          </table:table-cell>
          <table:table-cell table:formula="of:=[.C64]-[.C65]" office:value-type="float" office:value="-0.0272225104525895" calcext:value-type="float">
            <text:p>-0.02722251045259</text:p>
          </table:table-cell>
          <table:table-cell table:formula="of:=[.D64]-[.D65]" office:value-type="float" office:value="-0.000518814661091951" calcext:value-type="float">
            <text:p>-0.000518814661092</text:p>
          </table:table-cell>
          <table:table-cell table:formula="of:=[.E64]-[.E65]" office:value-type="float" office:value="0.0940885647144993" calcext:value-type="float">
            <text:p>0.094088564714499</text:p>
          </table:table-cell>
          <table:table-cell table:formula="of:=[.F64]-[.F65]" office:value-type="float" office:value="0.0424512466811121" calcext:value-type="float">
            <text:p>0.042451246681112</text:p>
          </table:table-cell>
          <table:table-cell table:formula="of:=[.G64]-[.G65]" office:value-type="float" office:value="-0.0306100650044252" calcext:value-type="float">
            <text:p>-0.030610065004425</text:p>
          </table:table-cell>
          <table:table-cell table:formula="of:=[.H64]-[.H65]" office:value-type="float" office:value="-0.203283791619617" calcext:value-type="float">
            <text:p>-0.2032837916196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61485826001955" calcext:value-type="float">
            <text:p>0.761485826001955</text:p>
          </table:table-cell>
          <table:table-cell office:value-type="float" office:value="0.407635731070894" calcext:value-type="float">
            <text:p>0.407635731070894</text:p>
          </table:table-cell>
          <table:table-cell office:value-type="float" office:value="-0.140659810174871" calcext:value-type="float">
            <text:p>-0.140659810174871</text:p>
          </table:table-cell>
          <table:table-cell office:value-type="float" office:value="0.0969573046052431" calcext:value-type="float">
            <text:p>0.096957304605243</text:p>
          </table:table-cell>
          <table:table-cell table:formula="of:=[.C65]-[.C66]" office:value-type="float" office:value="0.0453810235908078" calcext:value-type="float">
            <text:p>0.045381023590808</text:p>
          </table:table-cell>
          <table:table-cell table:formula="of:=[.D65]-[.D66]" office:value-type="float" office:value="0.0390026551103244" calcext:value-type="float">
            <text:p>0.039002655110325</text:p>
          </table:table-cell>
          <table:table-cell table:formula="of:=[.E65]-[.E66]" office:value-type="float" office:value="-0.053926206244087" calcext:value-type="float">
            <text:p>-0.053926206244087</text:p>
          </table:table-cell>
          <table:table-cell table:formula="of:=[.F65]-[.F66]" office:value-type="float" office:value="-0.0726035340433973" calcext:value-type="float">
            <text:p>-0.072603534043397</text:p>
          </table:table-cell>
          <table:table-cell table:formula="of:=[.G65]-[.G66]" office:value-type="float" office:value="-0.0395214697714164" calcext:value-type="float">
            <text:p>-0.039521469771416</text:p>
          </table:table-cell>
          <table:table-cell table:formula="of:=[.H65]-[.H66]" office:value-type="float" office:value="0.148014770958586" calcext:value-type="float">
            <text:p>0.14801477095858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758553274682307" calcext:value-type="float">
            <text:p>0.758553274682307</text:p>
          </table:table-cell>
          <table:table-cell office:value-type="float" office:value="0.407727286599322" calcext:value-type="float">
            <text:p>0.407727286599322</text:p>
          </table:table-cell>
          <table:table-cell office:value-type="float" office:value="-0.0929898983733635" calcext:value-type="float">
            <text:p>-0.092989898373364</text:p>
          </table:table-cell>
          <table:table-cell office:value-type="float" office:value="0.0587176122318186" calcext:value-type="float">
            <text:p>0.058717612231819</text:p>
          </table:table-cell>
          <table:table-cell table:formula="of:=[.C66]-[.C67]" office:value-type="float" office:value="-0.000091555528427989" calcext:value-type="float">
            <text:p>-9.1555528427989E-05</text:p>
          </table:table-cell>
          <table:table-cell table:formula="of:=[.D66]-[.D67]" office:value-type="float" office:value="-0.0476699118015076" calcext:value-type="float">
            <text:p>-0.047669911801508</text:p>
          </table:table-cell>
          <table:table-cell table:formula="of:=[.E66]-[.E67]" office:value-type="float" office:value="0.0382396923734245" calcext:value-type="float">
            <text:p>0.038239692373425</text:p>
          </table:table-cell>
          <table:table-cell table:formula="of:=[.F66]-[.F67]" office:value-type="float" office:value="0.0454725791192357" calcext:value-type="float">
            <text:p>0.045472579119236</text:p>
          </table:table-cell>
          <table:table-cell table:formula="of:=[.G66]-[.G67]" office:value-type="float" office:value="0.086672566911832" calcext:value-type="float">
            <text:p>0.086672566911832</text:p>
          </table:table-cell>
          <table:table-cell table:formula="of:=[.H66]-[.H67]" office:value-type="float" office:value="-0.0921658986175115" calcext:value-type="float">
            <text:p>-0.0921658986175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761485826001955" calcext:value-type="float">
            <text:p>0.761485826001955</text:p>
          </table:table-cell>
          <table:table-cell office:value-type="float" office:value="0.455793939024018" calcext:value-type="float">
            <text:p>0.455793939024018</text:p>
          </table:table-cell>
          <table:table-cell office:value-type="float" office:value="-0.138218329416791" calcext:value-type="float">
            <text:p>-0.138218329416791</text:p>
          </table:table-cell>
          <table:table-cell office:value-type="float" office:value="0.100344859157079" calcext:value-type="float">
            <text:p>0.100344859157079</text:p>
          </table:table-cell>
          <table:table-cell table:formula="of:=[.C67]-[.C68]" office:value-type="float" office:value="-0.0480666524246956" calcext:value-type="float">
            <text:p>-0.048066652424696</text:p>
          </table:table-cell>
          <table:table-cell table:formula="of:=[.D67]-[.D68]" office:value-type="float" office:value="0.0452284310434278" calcext:value-type="float">
            <text:p>0.045228431043428</text:p>
          </table:table-cell>
          <table:table-cell table:formula="of:=[.E67]-[.E68]" office:value-type="float" office:value="-0.0416272469252602" calcext:value-type="float">
            <text:p>-0.04162724692526</text:p>
          </table:table-cell>
          <table:table-cell table:formula="of:=[.F67]-[.F68]" office:value-type="float" office:value="0.0479750968962676" calcext:value-type="float">
            <text:p>0.047975096896268</text:p>
          </table:table-cell>
          <table:table-cell table:formula="of:=[.G67]-[.G68]" office:value-type="float" office:value="-0.0928983428449354" calcext:value-type="float">
            <text:p>-0.092898342844936</text:p>
          </table:table-cell>
          <table:table-cell table:formula="of:=[.H67]-[.H68]" office:value-type="float" office:value="0.0798669392986847" calcext:value-type="float">
            <text:p>0.07986693929868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759530791788856" calcext:value-type="float">
            <text:p>0.759530791788856</text:p>
          </table:table-cell>
          <table:table-cell office:value-type="float" office:value="0.420178838465529" calcext:value-type="float">
            <text:p>0.420178838465529</text:p>
          </table:table-cell>
          <table:table-cell office:value-type="float" office:value="-0.103671376689962" calcext:value-type="float">
            <text:p>-0.103671376689962</text:p>
          </table:table-cell>
          <table:table-cell office:value-type="float" office:value="0.0755333109530931" calcext:value-type="float">
            <text:p>0.075533310953093</text:p>
          </table:table-cell>
          <table:table-cell table:formula="of:=[.C68]-[.C69]" office:value-type="float" office:value="0.0356151005584888" calcext:value-type="float">
            <text:p>0.035615100558489</text:p>
          </table:table-cell>
          <table:table-cell table:formula="of:=[.D68]-[.D69]" office:value-type="float" office:value="-0.0345469527268288" calcext:value-type="float">
            <text:p>-0.034546952726829</text:p>
          </table:table-cell>
          <table:table-cell table:formula="of:=[.E68]-[.E69]" office:value-type="float" office:value="0.0248115482039857" calcext:value-type="float">
            <text:p>0.024811548203986</text:p>
          </table:table-cell>
          <table:table-cell table:formula="of:=[.F68]-[.F69]" office:value-type="float" office:value="-0.0836817529831844" calcext:value-type="float">
            <text:p>-0.083681752983184</text:p>
          </table:table-cell>
          <table:table-cell table:formula="of:=[.G68]-[.G69]" office:value-type="float" office:value="0.0797753837702567" calcext:value-type="float">
            <text:p>0.079775383770257</text:p>
          </table:table-cell>
          <table:table-cell table:formula="of:=[.H68]-[.H69]" office:value-type="float" office:value="-0.0664387951292459" calcext:value-type="float">
            <text:p>-0.0664387951292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760508308895406" calcext:value-type="float">
            <text:p>0.760508308895406</text:p>
          </table:table-cell>
          <table:table-cell office:value-type="float" office:value="0.400097659230323" calcext:value-type="float">
            <text:p>0.400097659230323</text:p>
          </table:table-cell>
          <table:table-cell office:value-type="float" office:value="-0.126071962645344" calcext:value-type="float">
            <text:p>-0.126071962645344</text:p>
          </table:table-cell>
          <table:table-cell office:value-type="float" office:value="0.0575884273812067" calcext:value-type="float">
            <text:p>0.057588427381207</text:p>
          </table:table-cell>
          <table:table-cell table:formula="of:=[.C69]-[.C70]" office:value-type="float" office:value="0.0200811792352061" calcext:value-type="float">
            <text:p>0.020081179235206</text:p>
          </table:table-cell>
          <table:table-cell table:formula="of:=[.D69]-[.D70]" office:value-type="float" office:value="0.0224005859553819" calcext:value-type="float">
            <text:p>0.022400585955382</text:p>
          </table:table-cell>
          <table:table-cell table:formula="of:=[.E69]-[.E70]" office:value-type="float" office:value="0.0179448835718864" calcext:value-type="float">
            <text:p>0.017944883571886</text:p>
          </table:table-cell>
          <table:table-cell table:formula="of:=[.F69]-[.F70]" office:value-type="float" office:value="0.0155339213232826" calcext:value-type="float">
            <text:p>0.015533921323283</text:p>
          </table:table-cell>
          <table:table-cell table:formula="of:=[.G69]-[.G70]" office:value-type="float" office:value="-0.0569475386822108" calcext:value-type="float">
            <text:p>-0.056947538682211</text:p>
          </table:table-cell>
          <table:table-cell table:formula="of:=[.H69]-[.H70]" office:value-type="float" office:value="0.00686666463209935" calcext:value-type="float">
            <text:p>0.0068666646320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60508308895406" calcext:value-type="float">
            <text:p>0.760508308895406</text:p>
          </table:table-cell>
          <table:table-cell office:value-type="float" office:value="0.437696462904752" calcext:value-type="float">
            <text:p>0.437696462904752</text:p>
          </table:table-cell>
          <table:table-cell office:value-type="float" office:value="-0.102481154820399" calcext:value-type="float">
            <text:p>-0.102481154820399</text:p>
          </table:table-cell>
          <table:table-cell office:value-type="float" office:value="0.106601153599658" calcext:value-type="float">
            <text:p>0.106601153599658</text:p>
          </table:table-cell>
          <table:table-cell table:formula="of:=[.C70]-[.C71]" office:value-type="float" office:value="-0.0375988036744285" calcext:value-type="float">
            <text:p>-0.037598803674429</text:p>
          </table:table-cell>
          <table:table-cell table:formula="of:=[.D70]-[.D71]" office:value-type="float" office:value="-0.0235908078249458" calcext:value-type="float">
            <text:p>-0.023590807824946</text:p>
          </table:table-cell>
          <table:table-cell table:formula="of:=[.E70]-[.E71]" office:value-type="float" office:value="-0.0490127262184515" calcext:value-type="float">
            <text:p>-0.049012726218452</text:p>
          </table:table-cell>
          <table:table-cell table:formula="of:=[.F70]-[.F71]" office:value-type="float" office:value="0.0576799829096346" calcext:value-type="float">
            <text:p>0.057679982909635</text:p>
          </table:table-cell>
          <table:table-cell table:formula="of:=[.G70]-[.G71]" office:value-type="float" office:value="0.0459913937803278" calcext:value-type="float">
            <text:p>0.045991393780328</text:p>
          </table:table-cell>
          <table:table-cell table:formula="of:=[.H70]-[.H71]" office:value-type="float" office:value="0.0669576097903379" calcext:value-type="float">
            <text:p>0.06695760979033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56598240469208" calcext:value-type="float">
            <text:p>0.756598240469208</text:p>
          </table:table-cell>
          <table:table-cell office:value-type="float" office:value="0.446211127048555" calcext:value-type="float">
            <text:p>0.446211127048555</text:p>
          </table:table-cell>
          <table:table-cell office:value-type="float" office:value="-0.116061891537217" calcext:value-type="float">
            <text:p>-0.116061891537217</text:p>
          </table:table-cell>
          <table:table-cell office:value-type="float" office:value="0.0524918362987152" calcext:value-type="float">
            <text:p>0.052491836298715</text:p>
          </table:table-cell>
          <table:table-cell table:formula="of:=[.C71]-[.C72]" office:value-type="float" office:value="-0.0085146641438032" calcext:value-type="float">
            <text:p>-0.008514664143803</text:p>
          </table:table-cell>
          <table:table-cell table:formula="of:=[.D71]-[.D72]" office:value-type="float" office:value="0.0135807367168188" calcext:value-type="float">
            <text:p>0.013580736716819</text:p>
          </table:table-cell>
          <table:table-cell table:formula="of:=[.E71]-[.E72]" office:value-type="float" office:value="0.054109317300943" calcext:value-type="float">
            <text:p>0.054109317300943</text:p>
          </table:table-cell>
          <table:table-cell table:formula="of:=[.F71]-[.F72]" office:value-type="float" office:value="-0.0290841395306253" calcext:value-type="float">
            <text:p>-0.029084139530625</text:p>
          </table:table-cell>
          <table:table-cell table:formula="of:=[.G71]-[.G72]" office:value-type="float" office:value="-0.0371715445417646" calcext:value-type="float">
            <text:p>-0.037171544541765</text:p>
          </table:table-cell>
          <table:table-cell table:formula="of:=[.H71]-[.H72]" office:value-type="float" office:value="-0.103122043519395" calcext:value-type="float">
            <text:p>-0.10312204351939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61485826001955" calcext:value-type="float">
            <text:p>0.761485826001955</text:p>
          </table:table-cell>
          <table:table-cell office:value-type="float" office:value="0.399792474135563" calcext:value-type="float">
            <text:p>0.399792474135563</text:p>
          </table:table-cell>
          <table:table-cell office:value-type="float" office:value="-0.121036408581805" calcext:value-type="float">
            <text:p>-0.121036408581805</text:p>
          </table:table-cell>
          <table:table-cell office:value-type="float" office:value="0.0939970091860714" calcext:value-type="float">
            <text:p>0.093997009186071</text:p>
          </table:table-cell>
          <table:table-cell table:formula="of:=[.C72]-[.C73]" office:value-type="float" office:value="0.0464186529129916" calcext:value-type="float">
            <text:p>0.046418652912992</text:p>
          </table:table-cell>
          <table:table-cell table:formula="of:=[.D72]-[.D73]" office:value-type="float" office:value="0.00497451704458757" calcext:value-type="float">
            <text:p>0.004974517044588</text:p>
          </table:table-cell>
          <table:table-cell table:formula="of:=[.E72]-[.E73]" office:value-type="float" office:value="-0.0415051728873562" calcext:value-type="float">
            <text:p>-0.041505172887356</text:p>
          </table:table-cell>
          <table:table-cell table:formula="of:=[.F72]-[.F73]" office:value-type="float" office:value="-0.0549333170567948" calcext:value-type="float">
            <text:p>-0.054933317056795</text:p>
          </table:table-cell>
          <table:table-cell table:formula="of:=[.G72]-[.G73]" office:value-type="float" office:value="0.00860621967223119" calcext:value-type="float">
            <text:p>0.008606219672231</text:p>
          </table:table-cell>
          <table:table-cell table:formula="of:=[.H72]-[.H73]" office:value-type="float" office:value="0.0956144901882992" calcext:value-type="float">
            <text:p>0.0956144901882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60508308895406" calcext:value-type="float">
            <text:p>0.760508308895406</text:p>
          </table:table-cell>
          <table:table-cell office:value-type="float" office:value="0.422925504318369" calcext:value-type="float">
            <text:p>0.422925504318369</text:p>
          </table:table-cell>
          <table:table-cell office:value-type="float" office:value="-0.106631672109134" calcext:value-type="float">
            <text:p>-0.106631672109134</text:p>
          </table:table-cell>
          <table:table-cell office:value-type="float" office:value="0.0521866512039552" calcext:value-type="float">
            <text:p>0.052186651203955</text:p>
          </table:table-cell>
          <table:table-cell table:formula="of:=[.C73]-[.C74]" office:value-type="float" office:value="-0.0231330301828059" calcext:value-type="float">
            <text:p>-0.023133030182806</text:p>
          </table:table-cell>
          <table:table-cell table:formula="of:=[.D73]-[.D74]" office:value-type="float" office:value="-0.0144047364726707" calcext:value-type="float">
            <text:p>-0.014404736472671</text:p>
          </table:table-cell>
          <table:table-cell table:formula="of:=[.E73]-[.E74]" office:value-type="float" office:value="0.0418103579821162" calcext:value-type="float">
            <text:p>0.041810357982116</text:p>
          </table:table-cell>
          <table:table-cell table:formula="of:=[.F73]-[.F74]" office:value-type="float" office:value="0.0695516830957975" calcext:value-type="float">
            <text:p>0.069551683095798</text:p>
          </table:table-cell>
          <table:table-cell table:formula="of:=[.G73]-[.G74]" office:value-type="float" office:value="0.0193792535172583" calcext:value-type="float">
            <text:p>0.019379253517258</text:p>
          </table:table-cell>
          <table:table-cell table:formula="of:=[.H73]-[.H74]" office:value-type="float" office:value="-0.0833155308694724" calcext:value-type="float">
            <text:p>-0.0833155308694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61485826001955" calcext:value-type="float">
            <text:p>0.761485826001955</text:p>
          </table:table-cell>
          <table:table-cell office:value-type="float" office:value="0.447431867427595" calcext:value-type="float">
            <text:p>0.447431867427595</text:p>
          </table:table-cell>
          <table:table-cell office:value-type="float" office:value="-0.112094485305338" calcext:value-type="float">
            <text:p>-0.112094485305338</text:p>
          </table:table-cell>
          <table:table-cell office:value-type="float" office:value="0.112277596362194" calcext:value-type="float">
            <text:p>0.112277596362194</text:p>
          </table:table-cell>
          <table:table-cell table:formula="of:=[.C74]-[.C75]" office:value-type="float" office:value="-0.0245063631092257" calcext:value-type="float">
            <text:p>-0.024506363109226</text:p>
          </table:table-cell>
          <table:table-cell table:formula="of:=[.D74]-[.D75]" office:value-type="float" office:value="0.00546281319620351" calcext:value-type="float">
            <text:p>0.005462813196204</text:p>
          </table:table-cell>
          <table:table-cell table:formula="of:=[.E74]-[.E75]" office:value-type="float" office:value="-0.0600909451582385" calcext:value-type="float">
            <text:p>-0.060090945158239</text:p>
          </table:table-cell>
          <table:table-cell table:formula="of:=[.F74]-[.F75]" office:value-type="float" office:value="0.00137333292641983" calcext:value-type="float">
            <text:p>0.00137333292642</text:p>
          </table:table-cell>
          <table:table-cell table:formula="of:=[.G74]-[.G75]" office:value-type="float" office:value="-0.0198675496688742" calcext:value-type="float">
            <text:p>-0.019867549668874</text:p>
          </table:table-cell>
          <table:table-cell table:formula="of:=[.H74]-[.H75]" office:value-type="float" office:value="0.101901303140355" calcext:value-type="float">
            <text:p>0.1019013031403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61485826001955" calcext:value-type="float">
            <text:p>0.761485826001955</text:p>
          </table:table-cell>
          <table:table-cell office:value-type="float" office:value="0.408062990203559" calcext:value-type="float">
            <text:p>0.408062990203559</text:p>
          </table:table-cell>
          <table:table-cell office:value-type="float" office:value="-0.114474929044465" calcext:value-type="float">
            <text:p>-0.114474929044465</text:p>
          </table:table-cell>
          <table:table-cell office:value-type="float" office:value="0.053926206244087" calcext:value-type="float">
            <text:p>0.053926206244087</text:p>
          </table:table-cell>
          <table:table-cell table:formula="of:=[.C75]-[.C76]" office:value-type="float" office:value="0.0393688772240363" calcext:value-type="float">
            <text:p>0.039368877224036</text:p>
          </table:table-cell>
          <table:table-cell table:formula="of:=[.D75]-[.D76]" office:value-type="float" office:value="0.00238044373912777" calcext:value-type="float">
            <text:p>0.002380443739128</text:p>
          </table:table-cell>
          <table:table-cell table:formula="of:=[.E75]-[.E76]" office:value-type="float" office:value="0.0583513901181066" calcext:value-type="float">
            <text:p>0.058351390118107</text:p>
          </table:table-cell>
          <table:table-cell table:formula="of:=[.F75]-[.F76]" office:value-type="float" office:value="-0.063875240333262" calcext:value-type="float">
            <text:p>-0.063875240333262</text:p>
          </table:table-cell>
          <table:table-cell table:formula="of:=[.G75]-[.G76]" office:value-type="float" office:value="0.00308236945707574" calcext:value-type="float">
            <text:p>0.003082369457076</text:p>
          </table:table-cell>
          <table:table-cell table:formula="of:=[.H75]-[.H76]" office:value-type="float" office:value="-0.118442335276345" calcext:value-type="float">
            <text:p>-0.11844233527634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61485826001955" calcext:value-type="float">
            <text:p>0.761485826001955</text:p>
          </table:table-cell>
          <table:table-cell office:value-type="float" office:value="0.443556016724143" calcext:value-type="float">
            <text:p>0.443556016724143</text:p>
          </table:table-cell>
          <table:table-cell office:value-type="float" office:value="-0.11001922666097" calcext:value-type="float">
            <text:p>-0.11001922666097</text:p>
          </table:table-cell>
          <table:table-cell office:value-type="float" office:value="0.0958586382641072" calcext:value-type="float">
            <text:p>0.095858638264107</text:p>
          </table:table-cell>
          <table:table-cell table:formula="of:=[.C76]-[.C77]" office:value-type="float" office:value="-0.0354930265205847" calcext:value-type="float">
            <text:p>-0.035493026520585</text:p>
          </table:table-cell>
          <table:table-cell table:formula="of:=[.D76]-[.D77]" office:value-type="float" office:value="-0.00445570238349557" calcext:value-type="float">
            <text:p>-0.004455702383496</text:p>
          </table:table-cell>
          <table:table-cell table:formula="of:=[.E76]-[.E77]" office:value-type="float" office:value="-0.0419324320200201" calcext:value-type="float">
            <text:p>-0.04193243202002</text:p>
          </table:table-cell>
          <table:table-cell table:formula="of:=[.F76]-[.F77]" office:value-type="float" office:value="0.074861903744621" calcext:value-type="float">
            <text:p>0.074861903744621</text:p>
          </table:table-cell>
          <table:table-cell table:formula="of:=[.G76]-[.G77]" office:value-type="float" office:value="0.00683614612262334" calcext:value-type="float">
            <text:p>0.006836146122623</text:p>
          </table:table-cell>
          <table:table-cell table:formula="of:=[.H76]-[.H77]" office:value-type="float" office:value="0.100283822138127" calcext:value-type="float">
            <text:p>0.10028382213812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63440860215054" calcext:value-type="float">
            <text:p>0.763440860215054</text:p>
          </table:table-cell>
          <table:table-cell office:value-type="float" office:value="0.435834833826716" calcext:value-type="float">
            <text:p>0.435834833826716</text:p>
          </table:table-cell>
          <table:table-cell office:value-type="float" office:value="-0.115054780724509" calcext:value-type="float">
            <text:p>-0.115054780724509</text:p>
          </table:table-cell>
          <table:table-cell office:value-type="float" office:value="0.0748619037446211" calcext:value-type="float">
            <text:p>0.074861903744621</text:p>
          </table:table-cell>
          <table:table-cell table:formula="of:=[.C77]-[.C78]" office:value-type="float" office:value="0.00772118289742729" calcext:value-type="float">
            <text:p>0.007721182897427</text:p>
          </table:table-cell>
          <table:table-cell table:formula="of:=[.D77]-[.D78]" office:value-type="float" office:value="0.00503555406353955" calcext:value-type="float">
            <text:p>0.00503555406354</text:p>
          </table:table-cell>
          <table:table-cell table:formula="of:=[.E77]-[.E78]" office:value-type="float" office:value="0.0209967345194861" calcext:value-type="float">
            <text:p>0.020996734519486</text:p>
          </table:table-cell>
          <table:table-cell table:formula="of:=[.F77]-[.F78]" office:value-type="float" office:value="-0.043214209418012" calcext:value-type="float">
            <text:p>-0.043214209418012</text:p>
          </table:table-cell>
          <table:table-cell table:formula="of:=[.G77]-[.G78]" office:value-type="float" office:value="-0.00949125644703512" calcext:value-type="float">
            <text:p>-0.009491256447035</text:p>
          </table:table-cell>
          <table:table-cell table:formula="of:=[.H77]-[.H78]" office:value-type="float" office:value="-0.0629291665395062" calcext:value-type="float">
            <text:p>-0.0629291665395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63440860215054" calcext:value-type="float">
            <text:p>0.763440860215054</text:p>
          </table:table-cell>
          <table:table-cell office:value-type="float" office:value="0.408795434430982" calcext:value-type="float">
            <text:p>0.408795434430982</text:p>
          </table:table-cell>
          <table:table-cell office:value-type="float" office:value="-0.119907223731193" calcext:value-type="float">
            <text:p>-0.119907223731193</text:p>
          </table:table-cell>
          <table:table-cell office:value-type="float" office:value="0.0665913876766259" calcext:value-type="float">
            <text:p>0.066591387676626</text:p>
          </table:table-cell>
          <table:table-cell table:formula="of:=[.C78]-[.C79]" office:value-type="float" office:value="0.0270393993957335" calcext:value-type="float">
            <text:p>0.027039399395734</text:p>
          </table:table-cell>
          <table:table-cell table:formula="of:=[.D78]-[.D79]" office:value-type="float" office:value="0.00485244300668354" calcext:value-type="float">
            <text:p>0.004852443006684</text:p>
          </table:table-cell>
          <table:table-cell table:formula="of:=[.E78]-[.E79]" office:value-type="float" office:value="0.00827051606799525" calcext:value-type="float">
            <text:p>0.008270516067995</text:p>
          </table:table-cell>
          <table:table-cell table:formula="of:=[.F78]-[.F79]" office:value-type="float" office:value="-0.0193182164983062" calcext:value-type="float">
            <text:p>-0.019318216498306</text:p>
          </table:table-cell>
          <table:table-cell table:formula="of:=[.G78]-[.G79]" office:value-type="float" office:value="0.000183111056856006" calcext:value-type="float">
            <text:p>0.000183111056856</text:p>
          </table:table-cell>
          <table:table-cell table:formula="of:=[.H78]-[.H79]" office:value-type="float" office:value="0.0127262184514908" calcext:value-type="float">
            <text:p>0.01272621845149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63440860215054" calcext:value-type="float">
            <text:p>0.763440860215054</text:p>
          </table:table-cell>
          <table:table-cell office:value-type="float" office:value="0.424573503830073" calcext:value-type="float">
            <text:p>0.424573503830073</text:p>
          </table:table-cell>
          <table:table-cell office:value-type="float" office:value="-0.108523819696646" calcext:value-type="float">
            <text:p>-0.108523819696646</text:p>
          </table:table-cell>
          <table:table-cell office:value-type="float" office:value="0.0819727164525285" calcext:value-type="float">
            <text:p>0.081972716452529</text:p>
          </table:table-cell>
          <table:table-cell table:formula="of:=[.C79]-[.C80]" office:value-type="float" office:value="-0.0157780693990905" calcext:value-type="float">
            <text:p>-0.015778069399091</text:p>
          </table:table-cell>
          <table:table-cell table:formula="of:=[.D79]-[.D80]" office:value-type="float" office:value="-0.011383404034547" calcext:value-type="float">
            <text:p>-0.011383404034547</text:p>
          </table:table-cell>
          <table:table-cell table:formula="of:=[.E79]-[.E80]" office:value-type="float" office:value="-0.0153813287759026" calcext:value-type="float">
            <text:p>-0.015381328775903</text:p>
          </table:table-cell>
          <table:table-cell table:formula="of:=[.F79]-[.F80]" office:value-type="float" office:value="0.0428174687948241" calcext:value-type="float">
            <text:p>0.042817468794824</text:p>
          </table:table-cell>
          <table:table-cell table:formula="of:=[.G79]-[.G80]" office:value-type="float" office:value="0.0162358470412305" calcext:value-type="float">
            <text:p>0.016235847041231</text:p>
          </table:table-cell>
          <table:table-cell table:formula="of:=[.H79]-[.H80]" office:value-type="float" office:value="0.0236518448438978" calcext:value-type="float">
            <text:p>0.0236518448438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60508308895406" calcext:value-type="float">
            <text:p>0.760508308895406</text:p>
          </table:table-cell>
          <table:table-cell office:value-type="float" office:value="0.441999572740867" calcext:value-type="float">
            <text:p>0.441999572740867</text:p>
          </table:table-cell>
          <table:table-cell office:value-type="float" office:value="-0.120090334788049" calcext:value-type="float">
            <text:p>-0.120090334788049</text:p>
          </table:table-cell>
          <table:table-cell office:value-type="float" office:value="0.0711996826075015" calcext:value-type="float">
            <text:p>0.071199682607502</text:p>
          </table:table-cell>
          <table:table-cell table:formula="of:=[.C80]-[.C81]" office:value-type="float" office:value="-0.0174260689107943" calcext:value-type="float">
            <text:p>-0.017426068910794</text:p>
          </table:table-cell>
          <table:table-cell table:formula="of:=[.D80]-[.D81]" office:value-type="float" office:value="0.011566515091403" calcext:value-type="float">
            <text:p>0.011566515091403</text:p>
          </table:table-cell>
          <table:table-cell table:formula="of:=[.E80]-[.E81]" office:value-type="float" office:value="0.010773033845027" calcext:value-type="float">
            <text:p>0.010773033845027</text:p>
          </table:table-cell>
          <table:table-cell table:formula="of:=[.F80]-[.F81]" office:value-type="float" office:value="0.0016479995117038" calcext:value-type="float">
            <text:p>0.001647999511704</text:p>
          </table:table-cell>
          <table:table-cell table:formula="of:=[.G80]-[.G81]" office:value-type="float" office:value="-0.0229499191259499" calcext:value-type="float">
            <text:p>-0.02294991912595</text:p>
          </table:table-cell>
          <table:table-cell table:formula="of:=[.H80]-[.H81]" office:value-type="float" office:value="-0.0261543626209296" calcext:value-type="float">
            <text:p>-0.026154362620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760508308895406" calcext:value-type="float">
            <text:p>0.760508308895406</text:p>
          </table:table-cell>
          <table:table-cell office:value-type="float" office:value="0.409588915677358" calcext:value-type="float">
            <text:p>0.409588915677358</text:p>
          </table:table-cell>
          <table:table-cell office:value-type="float" office:value="-0.11154515213477" calcext:value-type="float">
            <text:p>-0.11154515213477</text:p>
          </table:table-cell>
          <table:table-cell office:value-type="float" office:value="0.0849330118717002" calcext:value-type="float">
            <text:p>0.0849330118717</text:p>
          </table:table-cell>
          <table:table-cell table:formula="of:=[.C81]-[.C82]" office:value-type="float" office:value="0.0324106570635089" calcext:value-type="float">
            <text:p>0.032410657063509</text:p>
          </table:table-cell>
          <table:table-cell table:formula="of:=[.D81]-[.D82]" office:value-type="float" office:value="-0.00854518265327923" calcext:value-type="float">
            <text:p>-0.008545182653279</text:p>
          </table:table-cell>
          <table:table-cell table:formula="of:=[.E81]-[.E82]" office:value-type="float" office:value="-0.0137333292641987" calcext:value-type="float">
            <text:p>-0.013733329264199</text:p>
          </table:table-cell>
          <table:table-cell table:formula="of:=[.F81]-[.F82]" office:value-type="float" office:value="-0.0498367259743033" calcext:value-type="float">
            <text:p>-0.049836725974303</text:p>
          </table:table-cell>
          <table:table-cell table:formula="of:=[.G81]-[.G82]" office:value-type="float" office:value="0.0201116977446822" calcext:value-type="float">
            <text:p>0.020111697744682</text:p>
          </table:table-cell>
          <table:table-cell table:formula="of:=[.H81]-[.H82]" office:value-type="float" office:value="0.0245063631092258" calcext:value-type="float">
            <text:p>0.0245063631092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763440860215054" calcext:value-type="float">
            <text:p>0.763440860215054</text:p>
          </table:table-cell>
          <table:table-cell office:value-type="float" office:value="0.419049653614918" calcext:value-type="float">
            <text:p>0.419049653614918</text:p>
          </table:table-cell>
          <table:table-cell office:value-type="float" office:value="-0.122440260017701" calcext:value-type="float">
            <text:p>-0.122440260017701</text:p>
          </table:table-cell>
          <table:table-cell office:value-type="float" office:value="0.0560625019074069" calcext:value-type="float">
            <text:p>0.056062501907407</text:p>
          </table:table-cell>
          <table:table-cell table:formula="of:=[.C82]-[.C83]" office:value-type="float" office:value="-0.00946073793755919" calcext:value-type="float">
            <text:p>-0.009460737937559</text:p>
          </table:table-cell>
          <table:table-cell table:formula="of:=[.D82]-[.D83]" office:value-type="float" office:value="0.010895107882931" calcext:value-type="float">
            <text:p>0.010895107882931</text:p>
          </table:table-cell>
          <table:table-cell table:formula="of:=[.E82]-[.E83]" office:value-type="float" office:value="0.0288705099642933" calcext:value-type="float">
            <text:p>0.028870509964293</text:p>
          </table:table-cell>
          <table:table-cell table:formula="of:=[.F82]-[.F83]" office:value-type="float" office:value="0.0418713950010681" calcext:value-type="float">
            <text:p>0.041871395001068</text:p>
          </table:table-cell>
          <table:table-cell table:formula="of:=[.G82]-[.G83]" office:value-type="float" office:value="-0.0194402905362103" calcext:value-type="float">
            <text:p>-0.01944029053621</text:p>
          </table:table-cell>
          <table:table-cell table:formula="of:=[.H82]-[.H83]" office:value-type="float" office:value="-0.0426038392284921" calcext:value-type="float">
            <text:p>-0.04260383922849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758553274682307" calcext:value-type="float">
            <text:p>0.758553274682307</text:p>
          </table:table-cell>
          <table:table-cell office:value-type="float" office:value="0.43885616626484" calcext:value-type="float">
            <text:p>0.43885616626484</text:p>
          </table:table-cell>
          <table:table-cell office:value-type="float" office:value="-0.103640858180486" calcext:value-type="float">
            <text:p>-0.103640858180486</text:p>
          </table:table-cell>
          <table:table-cell office:value-type="float" office:value="0.104312265388958" calcext:value-type="float">
            <text:p>0.104312265388958</text:p>
          </table:table-cell>
          <table:table-cell table:formula="of:=[.C83]-[.C84]" office:value-type="float" office:value="-0.0198065126499222" calcext:value-type="float">
            <text:p>-0.019806512649922</text:p>
          </table:table-cell>
          <table:table-cell table:formula="of:=[.D83]-[.D84]" office:value-type="float" office:value="-0.0187994018372143" calcext:value-type="float">
            <text:p>-0.018799401837214</text:p>
          </table:table-cell>
          <table:table-cell table:formula="of:=[.E83]-[.E84]" office:value-type="float" office:value="-0.0482497634815516" calcext:value-type="float">
            <text:p>-0.048249763481552</text:p>
          </table:table-cell>
          <table:table-cell table:formula="of:=[.F83]-[.F84]" office:value-type="float" office:value="0.010345774712363" calcext:value-type="float">
            <text:p>0.010345774712363</text:p>
          </table:table-cell>
          <table:table-cell table:formula="of:=[.G83]-[.G84]" office:value-type="float" office:value="0.0296945097201453" calcext:value-type="float">
            <text:p>0.029694509720145</text:p>
          </table:table-cell>
          <table:table-cell table:formula="of:=[.H83]-[.H84]" office:value-type="float" office:value="0.0771202734458449" calcext:value-type="float">
            <text:p>0.0771202734458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760508308895406" calcext:value-type="float">
            <text:p>0.760508308895406</text:p>
          </table:table-cell>
          <table:table-cell office:value-type="float" office:value="0.430524613177892" calcext:value-type="float">
            <text:p>0.430524613177892</text:p>
          </table:table-cell>
          <table:table-cell office:value-type="float" office:value="-0.122898037659841" calcext:value-type="float">
            <text:p>-0.122898037659841</text:p>
          </table:table-cell>
          <table:table-cell office:value-type="float" office:value="0.0510574663533433" calcext:value-type="float">
            <text:p>0.051057466353343</text:p>
          </table:table-cell>
          <table:table-cell table:formula="of:=[.C84]-[.C85]" office:value-type="float" office:value="0.00833155308694727" calcext:value-type="float">
            <text:p>0.008331553086947</text:p>
          </table:table-cell>
          <table:table-cell table:formula="of:=[.D84]-[.D85]" office:value-type="float" office:value="0.0192571794793542" calcext:value-type="float">
            <text:p>0.019257179479354</text:p>
          </table:table-cell>
          <table:table-cell table:formula="of:=[.E84]-[.E85]" office:value-type="float" office:value="0.0532547990356151" calcext:value-type="float">
            <text:p>0.053254799035615</text:p>
          </table:table-cell>
          <table:table-cell table:formula="of:=[.F84]-[.F85]" office:value-type="float" office:value="-0.0281380657368694" calcext:value-type="float">
            <text:p>-0.02813806573687</text:p>
          </table:table-cell>
          <table:table-cell table:formula="of:=[.G84]-[.G85]" office:value-type="float" office:value="-0.0380565813165685" calcext:value-type="float">
            <text:p>-0.038056581316569</text:p>
          </table:table-cell>
          <table:table-cell table:formula="of:=[.H84]-[.H85]" office:value-type="float" office:value="-0.101504562517167" calcext:value-type="float">
            <text:p>-0.1015045625171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7575757575758" calcext:value-type="float">
            <text:p>0.757575757575758</text:p>
          </table:table-cell>
          <table:table-cell office:value-type="float" office:value="0.407727286599322" calcext:value-type="float">
            <text:p>0.407727286599322</text:p>
          </table:table-cell>
          <table:table-cell office:value-type="float" office:value="-0.116336558122501" calcext:value-type="float">
            <text:p>-0.116336558122501</text:p>
          </table:table-cell>
          <table:table-cell office:value-type="float" office:value="0.0941190832239754" calcext:value-type="float">
            <text:p>0.094119083223975</text:p>
          </table:table-cell>
          <table:table-cell table:formula="of:=[.C85]-[.C86]" office:value-type="float" office:value="0.0227973265785699" calcext:value-type="float">
            <text:p>0.02279732657857</text:p>
          </table:table-cell>
          <table:table-cell table:formula="of:=[.D85]-[.D86]" office:value-type="float" office:value="-0.0065614795373394" calcext:value-type="float">
            <text:p>-0.006561479537339</text:p>
          </table:table-cell>
          <table:table-cell table:formula="of:=[.E85]-[.E86]" office:value-type="float" office:value="-0.043061616870632" calcext:value-type="float">
            <text:p>-0.043061616870632</text:p>
          </table:table-cell>
          <table:table-cell table:formula="of:=[.F85]-[.F86]" office:value-type="float" office:value="-0.0144657734916226" calcext:value-type="float">
            <text:p>-0.014465773491623</text:p>
          </table:table-cell>
          <table:table-cell table:formula="of:=[.G85]-[.G86]" office:value-type="float" office:value="0.0258186590166936" calcext:value-type="float">
            <text:p>0.025818659016694</text:p>
          </table:table-cell>
          <table:table-cell table:formula="of:=[.H85]-[.H86]" office:value-type="float" office:value="0.0963164159062472" calcext:value-type="float">
            <text:p>0.0963164159062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61485826001955" calcext:value-type="float">
            <text:p>0.761485826001955</text:p>
          </table:table-cell>
          <table:table-cell office:value-type="float" office:value="0.441602832117679" calcext:value-type="float">
            <text:p>0.441602832117679</text:p>
          </table:table-cell>
          <table:table-cell office:value-type="float" office:value="-0.111514633625294" calcext:value-type="float">
            <text:p>-0.111514633625294</text:p>
          </table:table-cell>
          <table:table-cell office:value-type="float" office:value="0.0637226477858822" calcext:value-type="float">
            <text:p>0.063722647785882</text:p>
          </table:table-cell>
          <table:table-cell table:formula="of:=[.C86]-[.C87]" office:value-type="float" office:value="-0.0338755455183569" calcext:value-type="float">
            <text:p>-0.033875545518357</text:p>
          </table:table-cell>
          <table:table-cell table:formula="of:=[.D86]-[.D87]" office:value-type="float" office:value="-0.00482192449720754" calcext:value-type="float">
            <text:p>-0.004821924497208</text:p>
          </table:table-cell>
          <table:table-cell table:formula="of:=[.E86]-[.E87]" office:value-type="float" office:value="0.0303964354380932" calcext:value-type="float">
            <text:p>0.030396435438093</text:p>
          </table:table-cell>
          <table:table-cell table:formula="of:=[.F86]-[.F87]" office:value-type="float" office:value="0.0566728720969268" calcext:value-type="float">
            <text:p>0.056672872096927</text:p>
          </table:table-cell>
          <table:table-cell table:formula="of:=[.G86]-[.G87]" office:value-type="float" office:value="-0.00173955504013186" calcext:value-type="float">
            <text:p>-0.001739555040132</text:p>
          </table:table-cell>
          <table:table-cell table:formula="of:=[.H86]-[.H87]" office:value-type="float" office:value="-0.0734580523087252" calcext:value-type="float">
            <text:p>-0.0734580523087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59530791788856" calcext:value-type="float">
            <text:p>0.759530791788856</text:p>
          </table:table-cell>
          <table:table-cell office:value-type="float" office:value="0.411572618793298" calcext:value-type="float">
            <text:p>0.411572618793298</text:p>
          </table:table-cell>
          <table:table-cell office:value-type="float" office:value="-0.120609149449141" calcext:value-type="float">
            <text:p>-0.120609149449141</text:p>
          </table:table-cell>
          <table:table-cell office:value-type="float" office:value="0.0798669392986847" calcext:value-type="float">
            <text:p>0.079866939298685</text:p>
          </table:table-cell>
          <table:table-cell table:formula="of:=[.C87]-[.C88]" office:value-type="float" office:value="0.0300302133243812" calcext:value-type="float">
            <text:p>0.030030213324381</text:p>
          </table:table-cell>
          <table:table-cell table:formula="of:=[.D87]-[.D88]" office:value-type="float" office:value="0.00909451582384716" calcext:value-type="float">
            <text:p>0.009094515823847</text:p>
          </table:table-cell>
          <table:table-cell table:formula="of:=[.E87]-[.E88]" office:value-type="float" office:value="-0.0161442915128025" calcext:value-type="float">
            <text:p>-0.016144291512803</text:p>
          </table:table-cell>
          <table:table-cell table:formula="of:=[.F87]-[.F88]" office:value-type="float" office:value="-0.063905758842738" calcext:value-type="float">
            <text:p>-0.063905758842738</text:p>
          </table:table-cell>
          <table:table-cell table:formula="of:=[.G87]-[.G88]" office:value-type="float" office:value="-0.0139164403210547" calcext:value-type="float">
            <text:p>-0.013916440321055</text:p>
          </table:table-cell>
          <table:table-cell table:formula="of:=[.H87]-[.H88]" office:value-type="float" office:value="0.0465407269508957" calcext:value-type="float">
            <text:p>0.0465407269508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59530791788856" calcext:value-type="float">
            <text:p>0.759530791788856</text:p>
          </table:table-cell>
          <table:table-cell office:value-type="float" office:value="0.41941587572863" calcext:value-type="float">
            <text:p>0.41941587572863</text:p>
          </table:table-cell>
          <table:table-cell office:value-type="float" office:value="-0.109378337961974" calcext:value-type="float">
            <text:p>-0.109378337961974</text:p>
          </table:table-cell>
          <table:table-cell office:value-type="float" office:value="0.0730918301950133" calcext:value-type="float">
            <text:p>0.073091830195013</text:p>
          </table:table-cell>
          <table:table-cell table:formula="of:=[.C88]-[.C89]" office:value-type="float" office:value="-0.00784325693533128" calcext:value-type="float">
            <text:p>-0.007843256935331</text:p>
          </table:table-cell>
          <table:table-cell table:formula="of:=[.D88]-[.D89]" office:value-type="float" office:value="-0.011230811487167" calcext:value-type="float">
            <text:p>-0.011230811487167</text:p>
          </table:table-cell>
          <table:table-cell table:formula="of:=[.E88]-[.E89]" office:value-type="float" office:value="0.00677510910367139" calcext:value-type="float">
            <text:p>0.006775109103671</text:p>
          </table:table-cell>
          <table:table-cell table:formula="of:=[.F88]-[.F89]" office:value-type="float" office:value="0.0378734702597124" calcext:value-type="float">
            <text:p>0.037873470259713</text:p>
          </table:table-cell>
          <table:table-cell table:formula="of:=[.G88]-[.G89]" office:value-type="float" office:value="0.0203253273110141" calcext:value-type="float">
            <text:p>0.020325327311014</text:p>
          </table:table-cell>
          <table:table-cell table:formula="of:=[.H88]-[.H89]" office:value-type="float" office:value="-0.0229194006164739" calcext:value-type="float">
            <text:p>-0.02291940061647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59530791788856" calcext:value-type="float">
            <text:p>0.759530791788856</text:p>
          </table:table-cell>
          <table:table-cell office:value-type="float" office:value="0.446119571520127" calcext:value-type="float">
            <text:p>0.446119571520127</text:p>
          </table:table-cell>
          <table:table-cell office:value-type="float" office:value="-0.119235816522721" calcext:value-type="float">
            <text:p>-0.119235816522721</text:p>
          </table:table-cell>
          <table:table-cell office:value-type="float" office:value="0.0811181981872005" calcext:value-type="float">
            <text:p>0.081118198187201</text:p>
          </table:table-cell>
          <table:table-cell table:formula="of:=[.C89]-[.C90]" office:value-type="float" office:value="-0.0267036957914974" calcext:value-type="float">
            <text:p>-0.026703695791498</text:p>
          </table:table-cell>
          <table:table-cell table:formula="of:=[.D89]-[.D90]" office:value-type="float" office:value="0.0098574785607471" calcext:value-type="float">
            <text:p>0.009857478560747</text:p>
          </table:table-cell>
          <table:table-cell table:formula="of:=[.E89]-[.E90]" office:value-type="float" office:value="-0.00802636799218727" calcext:value-type="float">
            <text:p>-0.008026367992187</text:p>
          </table:table-cell>
          <table:table-cell table:formula="of:=[.F89]-[.F90]" office:value-type="float" office:value="0.0188604388561662" calcext:value-type="float">
            <text:p>0.018860438856166</text:p>
          </table:table-cell>
          <table:table-cell table:formula="of:=[.G89]-[.G90]" office:value-type="float" office:value="-0.0210882900479141" calcext:value-type="float">
            <text:p>-0.021088290047914</text:p>
          </table:table-cell>
          <table:table-cell table:formula="of:=[.H89]-[.H90]" office:value-type="float" office:value="0.0148014770958587" calcext:value-type="float">
            <text:p>0.0148014770958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61485826001955" calcext:value-type="float">
            <text:p>0.761485826001955</text:p>
          </table:table-cell>
          <table:table-cell office:value-type="float" office:value="0.420514542069765" calcext:value-type="float">
            <text:p>0.420514542069765</text:p>
          </table:table-cell>
          <table:table-cell office:value-type="float" office:value="-0.106753746147038" calcext:value-type="float">
            <text:p>-0.106753746147038</text:p>
          </table:table-cell>
          <table:table-cell office:value-type="float" office:value="0.0751976073488571" calcext:value-type="float">
            <text:p>0.075197607348857</text:p>
          </table:table-cell>
          <table:table-cell table:formula="of:=[.C90]-[.C91]" office:value-type="float" office:value="0.0256050294503616" calcext:value-type="float">
            <text:p>0.025605029450362</text:p>
          </table:table-cell>
          <table:table-cell table:formula="of:=[.D90]-[.D91]" office:value-type="float" office:value="-0.0124820703756829" calcext:value-type="float">
            <text:p>-0.012482070375683</text:p>
          </table:table-cell>
          <table:table-cell table:formula="of:=[.E90]-[.E91]" office:value-type="float" office:value="0.00592059083834347" calcext:value-type="float">
            <text:p>0.005920590838343</text:p>
          </table:table-cell>
          <table:table-cell table:formula="of:=[.F90]-[.F91]" office:value-type="float" office:value="-0.0523087252418591" calcext:value-type="float">
            <text:p>-0.052308725241859</text:p>
          </table:table-cell>
          <table:table-cell table:formula="of:=[.G90]-[.G91]" office:value-type="float" office:value="0.02233954893643" calcext:value-type="float">
            <text:p>0.02233954893643</text:p>
          </table:table-cell>
          <table:table-cell table:formula="of:=[.H90]-[.H91]" office:value-type="float" office:value="-0.0139469588305307" calcext:value-type="float">
            <text:p>-0.0139469588305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22:41:53.999000329</meta:creation-date>
    <dc:date>2017-11-05T01:05:57.841787977</dc:date>
    <meta:editing-duration>PT1H43M33S</meta:editing-duration>
    <meta:editing-cycles>1</meta:editing-cycles>
    <meta:document-statistic meta:table-count="1" meta:cell-count="995" meta:object-count="3"/>
    <meta:generator>LibreOffice/5.4.2.2.0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06cm" svg:height="13.441cm" xlink:href=".." xlink:type="simple" chart:class="chart:line" chart:style-name="ch1">
        <chart:legend chart:legend-position="end" svg:x="21.654cm" svg:y="5.674cm" style:legend-expansion="high" chart:style-name="ch2"/>
        <chart:plot-area chart:style-name="ch3" table:cell-range-address="Sheet1.B1:Sheet1.E91" svg:x="0.49cm" svg:y="0.268cm" svg:width="20.674cm" svg:height="12.905cm">
          <chartooo:coordinate-region svg:x="1.323cm" svg:y="0.467cm" svg:width="19.701cm" svg:height="12.5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91" chart:class="chart:line">
            <chart:data-point chart:repeated="91"/>
          </chart:series>
          <chart:series chart:style-name="ch7" chart:values-cell-range-address="Sheet1.C1:Sheet1.C91" chart:class="chart:line">
            <chart:data-point chart:repeated="91"/>
          </chart:series>
          <chart:series chart:style-name="ch8" chart:values-cell-range-address="Sheet1.D1:Sheet1.D91" chart:class="chart:line">
            <chart:data-point chart:repeated="91"/>
          </chart:series>
          <chart:series chart:style-name="ch9" chart:values-cell-range-address="Sheet1.E1:Sheet1.E91" chart:class="chart:line">
            <chart:data-point chart:repeated="9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61485826001955">
                <text:p>0.761485826001955</text:p>
                <draw:g>
                  <svg:desc>Sheet1.B1:Sheet1.B91</svg:desc>
                </draw:g>
              </table:table-cell>
              <table:table-cell office:value-type="float" office:value="0.431257057405316">
                <text:p>0.431257057405316</text:p>
                <draw:g>
                  <svg:desc>Sheet1.C1:Sheet1.C91</svg:desc>
                </draw:g>
              </table:table-cell>
              <table:table-cell office:value-type="float" office:value="-0.133671071504868">
                <text:p>-0.133671071504868</text:p>
                <draw:g>
                  <svg:desc>Sheet1.D1:Sheet1.D91</svg:desc>
                </draw:g>
              </table:table-cell>
              <table:table-cell office:value-type="float" office:value="0.0450453199865719">
                <text:p>0.0450453199865719</text:p>
                <draw:g>
                  <svg:desc>Sheet1.E1:Sheet1.E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9530791788856">
                <text:p>0.759530791788856</text:p>
              </table:table-cell>
              <table:table-cell office:value-type="float" office:value="0.415326395458846">
                <text:p>0.415326395458846</text:p>
              </table:table-cell>
              <table:table-cell office:value-type="float" office:value="-0.0993377483443708">
                <text:p>-0.0993377483443708</text:p>
              </table:table-cell>
              <table:table-cell office:value-type="float" office:value="0.0672322763756218">
                <text:p>0.0672322763756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9530791788856">
                <text:p>0.759530791788856</text:p>
              </table:table-cell>
              <table:table-cell office:value-type="float" office:value="0.432081057161168">
                <text:p>0.432081057161168</text:p>
              </table:table-cell>
              <table:table-cell office:value-type="float" office:value="-0.128727072969756">
                <text:p>-0.128727072969756</text:p>
              </table:table-cell>
              <table:table-cell office:value-type="float" office:value="0.0533463545640431">
                <text:p>0.05334635456404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9530791788856">
                <text:p>0.759530791788856</text:p>
              </table:table-cell>
              <table:table-cell office:value-type="float" office:value="0.422833948789941">
                <text:p>0.422833948789941</text:p>
              </table:table-cell>
              <table:table-cell office:value-type="float" office:value="-0.105990783410138">
                <text:p>-0.105990783410138</text:p>
              </table:table-cell>
              <table:table-cell office:value-type="float" office:value="0.054536576433607">
                <text:p>0.054536576433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0508308895406">
                <text:p>0.760508308895406</text:p>
              </table:table-cell>
              <table:table-cell office:value-type="float" office:value="0.428754539628285">
                <text:p>0.428754539628285</text:p>
              </table:table-cell>
              <table:table-cell office:value-type="float" office:value="-0.121738334299753">
                <text:p>-0.121738334299753</text:p>
              </table:table-cell>
              <table:table-cell office:value-type="float" office:value="0.065370647297586">
                <text:p>0.065370647297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9530791788856">
                <text:p>0.759530791788856</text:p>
              </table:table-cell>
              <table:table-cell office:value-type="float" office:value="0.425611133152257">
                <text:p>0.425611133152257</text:p>
              </table:table-cell>
              <table:table-cell office:value-type="float" office:value="-0.109591967528306">
                <text:p>-0.109591967528306</text:p>
              </table:table-cell>
              <table:table-cell office:value-type="float" office:value="0.0580156865138707">
                <text:p>0.05801568651387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60508308895406">
                <text:p>0.760508308895406</text:p>
              </table:table-cell>
              <table:table-cell office:value-type="float" office:value="0.426099429303873">
                <text:p>0.426099429303873</text:p>
              </table:table-cell>
              <table:table-cell office:value-type="float" office:value="-0.112887966551714">
                <text:p>-0.112887966551714</text:p>
              </table:table-cell>
              <table:table-cell office:value-type="float" office:value="0.0589617603076266">
                <text:p>0.05896176030762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9530791788856">
                <text:p>0.759530791788856</text:p>
              </table:table-cell>
              <table:table-cell office:value-type="float" office:value="0.426252021851253">
                <text:p>0.426252021851253</text:p>
              </table:table-cell>
              <table:table-cell office:value-type="float" office:value="-0.121250038148137">
                <text:p>-0.121250038148137</text:p>
              </table:table-cell>
              <table:table-cell office:value-type="float" office:value="0.0610675374614704">
                <text:p>0.0610675374614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2463343108504">
                <text:p>0.762463343108504</text:p>
              </table:table-cell>
              <table:table-cell office:value-type="float" office:value="0.429151280251473">
                <text:p>0.429151280251473</text:p>
              </table:table-cell>
              <table:table-cell office:value-type="float" office:value="-0.114993743705557">
                <text:p>-0.114993743705557</text:p>
              </table:table-cell>
              <table:table-cell office:value-type="float" office:value="0.0503555406353954">
                <text:p>0.05035554063539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9530791788856">
                <text:p>0.759530791788856</text:p>
              </table:table-cell>
              <table:table-cell office:value-type="float" office:value="0.420911282692953">
                <text:p>0.420911282692953</text:p>
              </table:table-cell>
              <table:table-cell office:value-type="float" office:value="-0.103366191595202">
                <text:p>-0.103366191595202</text:p>
              </table:table-cell>
              <table:table-cell office:value-type="float" office:value="0.0724204229865413">
                <text:p>0.07242042298654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58553274682307">
                <text:p>0.758553274682307</text:p>
              </table:table-cell>
              <table:table-cell office:value-type="float" office:value="0.437971129490036">
                <text:p>0.437971129490036</text:p>
              </table:table-cell>
              <table:table-cell office:value-type="float" office:value="-0.139866328928495">
                <text:p>-0.139866328928495</text:p>
              </table:table-cell>
              <table:table-cell office:value-type="float" office:value="0.0623187963499863">
                <text:p>0.06231879634998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1485826001955">
                <text:p>0.761485826001955</text:p>
              </table:table-cell>
              <table:table-cell office:value-type="float" office:value="0.430097354045228">
                <text:p>0.430097354045228</text:p>
              </table:table-cell>
              <table:table-cell office:value-type="float" office:value="-0.104861598559526">
                <text:p>-0.104861598559526</text:p>
              </table:table-cell>
              <table:table-cell office:value-type="float" office:value="0.0368358409375286">
                <text:p>0.0368358409375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9530791788856">
                <text:p>0.759530791788856</text:p>
              </table:table-cell>
              <table:table-cell office:value-type="float" office:value="0.428296761986145">
                <text:p>0.428296761986145</text:p>
              </table:table-cell>
              <table:table-cell office:value-type="float" office:value="-0.121005890072329">
                <text:p>-0.121005890072329</text:p>
              </table:table-cell>
              <table:table-cell office:value-type="float" office:value="0.0677510910367138">
                <text:p>0.06775109103671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1485826001955">
                <text:p>0.761485826001955</text:p>
              </table:table-cell>
              <table:table-cell office:value-type="float" office:value="0.424665059358501">
                <text:p>0.424665059358501</text:p>
              </table:table-cell>
              <table:table-cell office:value-type="float" office:value="-0.110354930265206">
                <text:p>-0.110354930265206</text:p>
              </table:table-cell>
              <table:table-cell office:value-type="float" office:value="0.0639362773522141">
                <text:p>0.0639362773522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60508308895406">
                <text:p>0.760508308895406</text:p>
              </table:table-cell>
              <table:table-cell office:value-type="float" office:value="0.431257057405316">
                <text:p>0.431257057405316</text:p>
              </table:table-cell>
              <table:table-cell office:value-type="float" office:value="-0.115817743461409">
                <text:p>-0.115817743461409</text:p>
              </table:table-cell>
              <table:table-cell office:value-type="float" office:value="0.0423596911526841">
                <text:p>0.04235969115268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60508308895406">
                <text:p>0.760508308895406</text:p>
              </table:table-cell>
              <table:table-cell office:value-type="float" office:value="0.429090243232521">
                <text:p>0.429090243232521</text:p>
              </table:table-cell>
              <table:table-cell office:value-type="float" office:value="-0.107150486770226">
                <text:p>-0.107150486770226</text:p>
              </table:table-cell>
              <table:table-cell office:value-type="float" office:value="0.0805078279976806">
                <text:p>0.08050782799768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9530791788856">
                <text:p>0.759530791788856</text:p>
              </table:table-cell>
              <table:table-cell office:value-type="float" office:value="0.422925504318369">
                <text:p>0.422925504318369</text:p>
              </table:table-cell>
              <table:table-cell office:value-type="float" office:value="-0.100711081270791">
                <text:p>-0.100711081270791</text:p>
              </table:table-cell>
              <table:table-cell office:value-type="float" office:value="0.0894802697836238">
                <text:p>0.08948026978362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60508308895406">
                <text:p>0.760508308895406</text:p>
              </table:table-cell>
              <table:table-cell office:value-type="float" office:value="0.429944761497849">
                <text:p>0.429944761497849</text:p>
              </table:table-cell>
              <table:table-cell office:value-type="float" office:value="-0.141392254402295">
                <text:p>-0.141392254402295</text:p>
              </table:table-cell>
              <table:table-cell office:value-type="float" office:value="0.00115970336008789">
                <text:p>0.001159703360087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61485826001955">
                <text:p>0.761485826001955</text:p>
              </table:table-cell>
              <table:table-cell office:value-type="float" office:value="0.417676320688498">
                <text:p>0.417676320688498</text:p>
              </table:table-cell>
              <table:table-cell office:value-type="float" office:value="-0.0993072298348949">
                <text:p>-0.0993072298348949</text:p>
              </table:table-cell>
              <table:table-cell office:value-type="float" office:value="0.122379222998749">
                <text:p>0.1223792229987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0508308895406">
                <text:p>0.760508308895406</text:p>
              </table:table-cell>
              <table:table-cell office:value-type="float" office:value="0.438764610736412">
                <text:p>0.438764610736412</text:p>
              </table:table-cell>
              <table:table-cell office:value-type="float" office:value="-0.0864284188360241">
                <text:p>-0.0864284188360241</text:p>
              </table:table-cell>
              <table:table-cell office:value-type="float" office:value="0.0769066438795129">
                <text:p>0.07690664387951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58553274682307">
                <text:p>0.758553274682307</text:p>
              </table:table-cell>
              <table:table-cell office:value-type="float" office:value="0.455610827967162">
                <text:p>0.455610827967162</text:p>
              </table:table-cell>
              <table:table-cell office:value-type="float" office:value="-0.109195226905118">
                <text:p>-0.109195226905118</text:p>
              </table:table-cell>
              <table:table-cell office:value-type="float" office:value="-0.270912808618427">
                <text:p>-0.2709128086184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59530791788856">
                <text:p>0.759530791788856</text:p>
              </table:table-cell>
              <table:table-cell office:value-type="float" office:value="0.431775872066408">
                <text:p>0.431775872066408</text:p>
              </table:table-cell>
              <table:table-cell office:value-type="float" office:value="-0.0466322824793237">
                <text:p>-0.0466322824793237</text:p>
              </table:table-cell>
              <table:table-cell office:value-type="float" office:value="0.392834253975036">
                <text:p>0.3928342539750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59530791788856">
                <text:p>0.759530791788856</text:p>
              </table:table-cell>
              <table:table-cell office:value-type="float" office:value="0.447309793389691">
                <text:p>0.447309793389691</text:p>
              </table:table-cell>
              <table:table-cell office:value-type="float" office:value="-0.129520554216132">
                <text:p>-0.129520554216132</text:p>
              </table:table-cell>
              <table:table-cell office:value-type="float" office:value="0.0636005737479782">
                <text:p>0.06360057374797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60508308895406">
                <text:p>0.760508308895406</text:p>
              </table:table-cell>
              <table:table-cell office:value-type="float" office:value="0.400616473891415">
                <text:p>0.400616473891415</text:p>
              </table:table-cell>
              <table:table-cell office:value-type="float" office:value="-0.0850856044190802">
                <text:p>-0.0850856044190802</text:p>
              </table:table-cell>
              <table:table-cell office:value-type="float" office:value="-0.086886196478164">
                <text:p>-0.0868861964781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60508308895406">
                <text:p>0.760508308895406</text:p>
              </table:table-cell>
              <table:table-cell office:value-type="float" office:value="0.447431867427595">
                <text:p>0.447431867427595</text:p>
              </table:table-cell>
              <table:table-cell office:value-type="float" office:value="-0.117221594897305">
                <text:p>-0.117221594897305</text:p>
              </table:table-cell>
              <table:table-cell office:value-type="float" office:value="0.00415051728873562">
                <text:p>0.004150517288735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60508308895406">
                <text:p>0.760508308895406</text:p>
              </table:table-cell>
              <table:table-cell office:value-type="float" office:value="0.479232154301584">
                <text:p>0.479232154301584</text:p>
              </table:table-cell>
              <table:table-cell office:value-type="float" office:value="-0.177526169621876">
                <text:p>-0.177526169621876</text:p>
              </table:table-cell>
              <table:table-cell office:value-type="float" office:value="0.0297250282296213">
                <text:p>0.02972502822962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62463343108504">
                <text:p>0.762463343108504</text:p>
              </table:table-cell>
              <table:table-cell office:value-type="float" office:value="0.434003723258156">
                <text:p>0.434003723258156</text:p>
              </table:table-cell>
              <table:table-cell office:value-type="float" office:value="-0.131382183294168">
                <text:p>-0.131382183294168</text:p>
              </table:table-cell>
              <table:table-cell office:value-type="float" office:value="0.0643940549943541">
                <text:p>0.06439405499435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57575757575758">
                <text:p>0.757575757575758</text:p>
              </table:table-cell>
              <table:table-cell office:value-type="float" office:value="0.354869228186895">
                <text:p>0.354869228186895</text:p>
              </table:table-cell>
              <table:table-cell office:value-type="float" office:value="-0.0920438245796075">
                <text:p>-0.0920438245796075</text:p>
              </table:table-cell>
              <table:table-cell office:value-type="float" office:value="0.0625629444257942">
                <text:p>0.06256294442579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60508308895406">
                <text:p>0.760508308895406</text:p>
              </table:table-cell>
              <table:table-cell office:value-type="float" office:value="0.402661214026307">
                <text:p>0.402661214026307</text:p>
              </table:table-cell>
              <table:table-cell office:value-type="float" office:value="-0.142918179876095">
                <text:p>-0.142918179876095</text:p>
              </table:table-cell>
              <table:table-cell office:value-type="float" office:value="0.170232245857112">
                <text:p>0.170232245857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61485826001955">
                <text:p>0.761485826001955</text:p>
              </table:table-cell>
              <table:table-cell office:value-type="float" office:value="0.398388622699667">
                <text:p>0.398388622699667</text:p>
              </table:table-cell>
              <table:table-cell office:value-type="float" office:value="-0.137516403698843">
                <text:p>-0.137516403698843</text:p>
              </table:table-cell>
              <table:table-cell office:value-type="float" office:value="0.188360240485855">
                <text:p>0.1883602404858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61485826001955">
                <text:p>0.761485826001955</text:p>
              </table:table-cell>
              <table:table-cell office:value-type="float" office:value="0.43275246436964">
                <text:p>0.43275246436964</text:p>
              </table:table-cell>
              <table:table-cell office:value-type="float" office:value="-0.162297433393353">
                <text:p>-0.162297433393353</text:p>
              </table:table-cell>
              <table:table-cell office:value-type="float" office:value="0.180089724417859">
                <text:p>0.1800897244178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60508308895406">
                <text:p>0.760508308895406</text:p>
              </table:table-cell>
              <table:table-cell office:value-type="float" office:value="0.415723136082034">
                <text:p>0.415723136082034</text:p>
              </table:table-cell>
              <table:table-cell office:value-type="float" office:value="-0.1315958128605">
                <text:p>-0.1315958128605</text:p>
              </table:table-cell>
              <table:table-cell office:value-type="float" office:value="0.10650959807123">
                <text:p>0.106509598071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60508308895406">
                <text:p>0.760508308895406</text:p>
              </table:table-cell>
              <table:table-cell office:value-type="float" office:value="0.430585650196844">
                <text:p>0.430585650196844</text:p>
              </table:table-cell>
              <table:table-cell office:value-type="float" office:value="-0.149418622394482">
                <text:p>-0.149418622394482</text:p>
              </table:table-cell>
              <table:table-cell office:value-type="float" office:value="0.1254921109653">
                <text:p>0.12549211096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60508308895406">
                <text:p>0.760508308895406</text:p>
              </table:table-cell>
              <table:table-cell office:value-type="float" office:value="0.41499069185461">
                <text:p>0.41499069185461</text:p>
              </table:table-cell>
              <table:table-cell office:value-type="float" office:value="-0.140049439985351">
                <text:p>-0.140049439985351</text:p>
              </table:table-cell>
              <table:table-cell office:value-type="float" office:value="0.150181585131382">
                <text:p>0.1501815851313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60508308895406">
                <text:p>0.760508308895406</text:p>
              </table:table-cell>
              <table:table-cell office:value-type="float" office:value="0.405224768822291">
                <text:p>0.405224768822291</text:p>
              </table:table-cell>
              <table:table-cell office:value-type="float" office:value="-0.154881435590686">
                <text:p>-0.154881435590686</text:p>
              </table:table-cell>
              <table:table-cell office:value-type="float" office:value="0.153660695211646">
                <text:p>0.1536606952116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61485826001955">
                <text:p>0.761485826001955</text:p>
              </table:table-cell>
              <table:table-cell office:value-type="float" office:value="0.428815576647237">
                <text:p>0.428815576647237</text:p>
              </table:table-cell>
              <table:table-cell office:value-type="float" office:value="-0.136509292886135">
                <text:p>-0.136509292886135</text:p>
              </table:table-cell>
              <table:table-cell office:value-type="float" office:value="0.158146916104617">
                <text:p>0.1581469161046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57575757575758">
                <text:p>0.757575757575758</text:p>
              </table:table-cell>
              <table:table-cell office:value-type="float" office:value="0.40827661976989">
                <text:p>0.40827661976989</text:p>
              </table:table-cell>
              <table:table-cell office:value-type="float" office:value="-0.120334482863857">
                <text:p>-0.120334482863857</text:p>
              </table:table-cell>
              <table:table-cell office:value-type="float" office:value="0.176458021790216">
                <text:p>0.1764580217902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63440860215054">
                <text:p>0.763440860215054</text:p>
              </table:table-cell>
              <table:table-cell office:value-type="float" office:value="0.423627430036317">
                <text:p>0.423627430036317</text:p>
              </table:table-cell>
              <table:table-cell office:value-type="float" office:value="-0.10681478316599">
                <text:p>-0.10681478316599</text:p>
              </table:table-cell>
              <table:table-cell office:value-type="float" office:value="0.140934476760155">
                <text:p>0.1409344767601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58553274682307">
                <text:p>0.758553274682307</text:p>
              </table:table-cell>
              <table:table-cell office:value-type="float" office:value="0.420300912503433">
                <text:p>0.420300912503433</text:p>
              </table:table-cell>
              <table:table-cell office:value-type="float" office:value="-0.135776848658712">
                <text:p>-0.135776848658712</text:p>
              </table:table-cell>
              <table:table-cell office:value-type="float" office:value="0.107058931241798">
                <text:p>0.1070589312417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64418377321603">
                <text:p>0.764418377321603</text:p>
              </table:table-cell>
              <table:table-cell office:value-type="float" office:value="0.423596911526841">
                <text:p>0.423596911526841</text:p>
              </table:table-cell>
              <table:table-cell office:value-type="float" office:value="-0.146336252937407">
                <text:p>-0.146336252937407</text:p>
              </table:table-cell>
              <table:table-cell office:value-type="float" office:value="0.184240241706595">
                <text:p>0.1842402417065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61485826001955">
                <text:p>0.761485826001955</text:p>
              </table:table-cell>
              <table:table-cell office:value-type="float" office:value="0.403271584215827">
                <text:p>0.403271584215827</text:p>
              </table:table-cell>
              <table:table-cell office:value-type="float" office:value="-0.114017151402326">
                <text:p>-0.114017151402326</text:p>
              </table:table-cell>
              <table:table-cell office:value-type="float" office:value="0.133152256843776">
                <text:p>0.1331522568437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57575757575758">
                <text:p>0.757575757575758</text:p>
              </table:table-cell>
              <table:table-cell office:value-type="float" office:value="0.419690542313913">
                <text:p>0.419690542313913</text:p>
              </table:table-cell>
              <table:table-cell office:value-type="float" office:value="-0.150944547868282">
                <text:p>-0.150944547868282</text:p>
              </table:table-cell>
              <table:table-cell office:value-type="float" office:value="0.141087069307535">
                <text:p>0.141087069307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63440860215054">
                <text:p>0.763440860215054</text:p>
              </table:table-cell>
              <table:table-cell office:value-type="float" office:value="0.41315958128605">
                <text:p>0.41315958128605</text:p>
              </table:table-cell>
              <table:table-cell office:value-type="float" office:value="-0.13037507248146">
                <text:p>-0.13037507248146</text:p>
              </table:table-cell>
              <table:table-cell office:value-type="float" office:value="0.163212988677633">
                <text:p>0.1632129886776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59530791788856">
                <text:p>0.759530791788856</text:p>
              </table:table-cell>
              <table:table-cell office:value-type="float" office:value="0.354899746696371">
                <text:p>0.354899746696371</text:p>
              </table:table-cell>
              <table:table-cell office:value-type="float" office:value="-0.0889309366130558">
                <text:p>-0.0889309366130558</text:p>
              </table:table-cell>
              <table:table-cell office:value-type="float" office:value="0.15195165868099">
                <text:p>0.151951658680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59530791788856">
                <text:p>0.759530791788856</text:p>
              </table:table-cell>
              <table:table-cell office:value-type="float" office:value="-0.0133976256599628">
                <text:p>-0.0133976256599628</text:p>
              </table:table-cell>
              <table:table-cell office:value-type="float" office:value="-0.358378856776635">
                <text:p>-0.358378856776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60508308895406">
                <text:p>0.760508308895406</text:p>
              </table:table-cell>
              <table:table-cell office:value-type="float" office:value="-0.286690878017518">
                <text:p>-0.286690878017518</text:p>
              </table:table-cell>
              <table:table-cell office:value-type="float" office:value="-0.973113193151646">
                <text:p>-0.973113193151646</text:p>
              </table:table-cell>
              <table:table-cell office:value-type="float" office:value="0.999908444471572">
                <text:p>0.9999084444715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60508308895406">
                <text:p>0.760508308895406</text:p>
              </table:table-cell>
              <table:table-cell office:value-type="float" office:value="-0.143955809198279">
                <text:p>-0.143955809198279</text:p>
              </table:table-cell>
              <table:table-cell office:value-type="float" office:value="0.396038697470016">
                <text:p>0.396038697470016</text:p>
              </table:table-cell>
              <table:table-cell office:value-type="float" office:value="-0.0994598223822749">
                <text:p>-0.09945982238227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60508308895406">
                <text:p>0.760508308895406</text:p>
              </table:table-cell>
              <table:table-cell office:value-type="float" office:value="0.863338114566485">
                <text:p>0.863338114566485</text:p>
              </table:table-cell>
              <table:table-cell office:value-type="float" office:value="-0.440595721304971">
                <text:p>-0.440595721304971</text:p>
              </table:table-cell>
              <table:table-cell office:value-type="float" office:value="0.918454542680136">
                <text:p>0.9184545426801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9530791788856">
                <text:p>0.759530791788856</text:p>
              </table:table-cell>
              <table:table-cell office:value-type="float" office:value="0.440260017700735">
                <text:p>0.440260017700735</text:p>
              </table:table-cell>
              <table:table-cell office:value-type="float" office:value="-1.00003051850948">
                <text:p>-1.00003051850948</text:p>
              </table:table-cell>
              <table:table-cell office:value-type="float" office:value="-1.00003051850948">
                <text:p>-1.000030518509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58553274682307">
                <text:p>0.758553274682307</text:p>
              </table:table-cell>
              <table:table-cell office:value-type="float" office:value="0.508987701040681">
                <text:p>0.508987701040681</text:p>
              </table:table-cell>
              <table:table-cell office:value-type="float" office:value="-0.200933866389965">
                <text:p>-0.200933866389965</text:p>
              </table:table-cell>
              <table:table-cell office:value-type="float" office:value="0.406079287087619">
                <text:p>0.4060792870876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58553274682307">
                <text:p>0.758553274682307</text:p>
              </table:table-cell>
              <table:table-cell office:value-type="float" office:value="0.4300057985168">
                <text:p>0.4300057985168</text:p>
              </table:table-cell>
              <table:table-cell office:value-type="float" office:value="-0.0964384899441511">
                <text:p>-0.0964384899441511</text:p>
              </table:table-cell>
              <table:table-cell office:value-type="float" office:value="-0.108981597338786">
                <text:p>-0.1089815973387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58553274682307">
                <text:p>0.758553274682307</text:p>
              </table:table-cell>
              <table:table-cell office:value-type="float" office:value="0.417615283669546">
                <text:p>0.417615283669546</text:p>
              </table:table-cell>
              <table:table-cell office:value-type="float" office:value="-0.0995513779107028">
                <text:p>-0.0995513779107028</text:p>
              </table:table-cell>
              <table:table-cell office:value-type="float" office:value="0.116916409802545">
                <text:p>0.1169164098025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59530791788856">
                <text:p>0.759530791788856</text:p>
              </table:table-cell>
              <table:table-cell office:value-type="float" office:value="0.394054994354076">
                <text:p>0.394054994354076</text:p>
              </table:table-cell>
              <table:table-cell office:value-type="float" office:value="-0.0538651692251351">
                <text:p>-0.0538651692251351</text:p>
              </table:table-cell>
              <table:table-cell office:value-type="float" office:value="0.103823969237342">
                <text:p>0.1038239692373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60508308895406">
                <text:p>0.760508308895406</text:p>
              </table:table-cell>
              <table:table-cell office:value-type="float" office:value="0.404644917142247">
                <text:p>0.404644917142247</text:p>
              </table:table-cell>
              <table:table-cell office:value-type="float" office:value="-0.115298928800317">
                <text:p>-0.115298928800317</text:p>
              </table:table-cell>
              <table:table-cell office:value-type="float" office:value="0.0227057710501419">
                <text:p>0.02270577105014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60508308895406">
                <text:p>0.760508308895406</text:p>
              </table:table-cell>
              <table:table-cell office:value-type="float" office:value="0.440687276833399">
                <text:p>0.440687276833399</text:p>
              </table:table-cell>
              <table:table-cell office:value-type="float" office:value="-0.123203222754601">
                <text:p>-0.123203222754601</text:p>
              </table:table-cell>
              <table:table-cell office:value-type="float" office:value="0.158207953123569">
                <text:p>0.1582079531235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61485826001955">
                <text:p>0.761485826001955</text:p>
              </table:table-cell>
              <table:table-cell office:value-type="float" office:value="0.433271279030732">
                <text:p>0.433271279030732</text:p>
              </table:table-cell>
              <table:table-cell office:value-type="float" office:value="-0.106631672109134">
                <text:p>-0.106631672109134</text:p>
              </table:table-cell>
              <table:table-cell office:value-type="float" office:value="0.0372020630512406">
                <text:p>0.03720206305124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61485826001955">
                <text:p>0.761485826001955</text:p>
              </table:table-cell>
              <table:table-cell office:value-type="float" office:value="0.365306558427686">
                <text:p>0.365306558427686</text:p>
              </table:table-cell>
              <table:table-cell office:value-type="float" office:value="-0.0996429334391308">
                <text:p>-0.0996429334391308</text:p>
              </table:table-cell>
              <table:table-cell office:value-type="float" office:value="0.0971709341715751">
                <text:p>0.09717093417157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59530791788856">
                <text:p>0.759530791788856</text:p>
              </table:table-cell>
              <table:table-cell office:value-type="float" office:value="0.422101504562517">
                <text:p>0.422101504562517</text:p>
              </table:table-cell>
              <table:table-cell office:value-type="float" office:value="-0.137882625812555">
                <text:p>-0.137882625812555</text:p>
              </table:table-cell>
              <table:table-cell office:value-type="float" office:value="0.0304879909665212">
                <text:p>0.03048799096652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61485826001955">
                <text:p>0.761485826001955</text:p>
              </table:table-cell>
              <table:table-cell office:value-type="float" office:value="0.442365794854579">
                <text:p>0.442365794854579</text:p>
              </table:table-cell>
              <table:table-cell office:value-type="float" office:value="-0.103885006256294">
                <text:p>-0.103885006256294</text:p>
              </table:table-cell>
              <table:table-cell office:value-type="float" office:value="0.105990783410138">
                <text:p>0.1059907834101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59530791788856">
                <text:p>0.759530791788856</text:p>
              </table:table-cell>
              <table:table-cell office:value-type="float" office:value="0.410321359904782">
                <text:p>0.410321359904782</text:p>
              </table:table-cell>
              <table:table-cell office:value-type="float" office:value="-0.117404705954161">
                <text:p>-0.117404705954161</text:p>
              </table:table-cell>
              <table:table-cell office:value-type="float" office:value="0.0479140598773156">
                <text:p>0.04791405987731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61485826001955">
                <text:p>0.761485826001955</text:p>
              </table:table-cell>
              <table:table-cell office:value-type="float" office:value="0.401043733024079">
                <text:p>0.401043733024079</text:p>
              </table:table-cell>
              <table:table-cell office:value-type="float" office:value="-0.127719962157048">
                <text:p>-0.127719962157048</text:p>
              </table:table-cell>
              <table:table-cell office:value-type="float" office:value="0.0626850184636982">
                <text:p>0.06268501846369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61485826001955">
                <text:p>0.761485826001955</text:p>
              </table:table-cell>
              <table:table-cell office:value-type="float" office:value="0.439588610492264">
                <text:p>0.439588610492264</text:p>
              </table:table-cell>
              <table:table-cell office:value-type="float" office:value="-0.0939970091860714">
                <text:p>-0.0939970091860714</text:p>
              </table:table-cell>
              <table:table-cell office:value-type="float" office:value="0.120975371562853">
                <text:p>0.1209753715628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62463343108504">
                <text:p>0.762463343108504</text:p>
              </table:table-cell>
              <table:table-cell office:value-type="float" office:value="0.441022980437635">
                <text:p>0.441022980437635</text:p>
              </table:table-cell>
              <table:table-cell office:value-type="float" office:value="-0.133304849391156">
                <text:p>-0.133304849391156</text:p>
              </table:table-cell>
              <table:table-cell office:value-type="float" office:value="0.0279244361705374">
                <text:p>0.02792443617053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59530791788856">
                <text:p>0.759530791788856</text:p>
              </table:table-cell>
              <table:table-cell office:value-type="float" office:value="0.425794244209113">
                <text:p>0.425794244209113</text:p>
              </table:table-cell>
              <table:table-cell office:value-type="float" office:value="-0.102175969725639">
                <text:p>-0.102175969725639</text:p>
              </table:table-cell>
              <table:table-cell office:value-type="float" office:value="0.137119663075655">
                <text:p>0.1371196630756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62463343108504">
                <text:p>0.762463343108504</text:p>
              </table:table-cell>
              <table:table-cell office:value-type="float" office:value="0.453016754661702">
                <text:p>0.453016754661702</text:p>
              </table:table-cell>
              <table:table-cell office:value-type="float" office:value="-0.101657155064547">
                <text:p>-0.101657155064547</text:p>
              </table:table-cell>
              <table:table-cell office:value-type="float" office:value="0.043031098361156">
                <text:p>0.0430310983611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61485826001955">
                <text:p>0.761485826001955</text:p>
              </table:table-cell>
              <table:table-cell office:value-type="float" office:value="0.407635731070894">
                <text:p>0.407635731070894</text:p>
              </table:table-cell>
              <table:table-cell office:value-type="float" office:value="-0.140659810174871">
                <text:p>-0.140659810174871</text:p>
              </table:table-cell>
              <table:table-cell office:value-type="float" office:value="0.0969573046052431">
                <text:p>0.09695730460524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58553274682307">
                <text:p>0.758553274682307</text:p>
              </table:table-cell>
              <table:table-cell office:value-type="float" office:value="0.407727286599322">
                <text:p>0.407727286599322</text:p>
              </table:table-cell>
              <table:table-cell office:value-type="float" office:value="-0.0929898983733635">
                <text:p>-0.0929898983733635</text:p>
              </table:table-cell>
              <table:table-cell office:value-type="float" office:value="0.0587176122318186">
                <text:p>0.05871761223181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61485826001955">
                <text:p>0.761485826001955</text:p>
              </table:table-cell>
              <table:table-cell office:value-type="float" office:value="0.455793939024018">
                <text:p>0.455793939024018</text:p>
              </table:table-cell>
              <table:table-cell office:value-type="float" office:value="-0.138218329416791">
                <text:p>-0.138218329416791</text:p>
              </table:table-cell>
              <table:table-cell office:value-type="float" office:value="0.100344859157079">
                <text:p>0.1003448591570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59530791788856">
                <text:p>0.759530791788856</text:p>
              </table:table-cell>
              <table:table-cell office:value-type="float" office:value="0.420178838465529">
                <text:p>0.420178838465529</text:p>
              </table:table-cell>
              <table:table-cell office:value-type="float" office:value="-0.103671376689962">
                <text:p>-0.103671376689962</text:p>
              </table:table-cell>
              <table:table-cell office:value-type="float" office:value="0.0755333109530931">
                <text:p>0.07553331095309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60508308895406">
                <text:p>0.760508308895406</text:p>
              </table:table-cell>
              <table:table-cell office:value-type="float" office:value="0.400097659230323">
                <text:p>0.400097659230323</text:p>
              </table:table-cell>
              <table:table-cell office:value-type="float" office:value="-0.126071962645344">
                <text:p>-0.126071962645344</text:p>
              </table:table-cell>
              <table:table-cell office:value-type="float" office:value="0.0575884273812067">
                <text:p>0.05758842738120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60508308895406">
                <text:p>0.760508308895406</text:p>
              </table:table-cell>
              <table:table-cell office:value-type="float" office:value="0.437696462904752">
                <text:p>0.437696462904752</text:p>
              </table:table-cell>
              <table:table-cell office:value-type="float" office:value="-0.102481154820399">
                <text:p>-0.102481154820399</text:p>
              </table:table-cell>
              <table:table-cell office:value-type="float" office:value="0.106601153599658">
                <text:p>0.1066011535996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56598240469208">
                <text:p>0.756598240469208</text:p>
              </table:table-cell>
              <table:table-cell office:value-type="float" office:value="0.446211127048555">
                <text:p>0.446211127048555</text:p>
              </table:table-cell>
              <table:table-cell office:value-type="float" office:value="-0.116061891537217">
                <text:p>-0.116061891537217</text:p>
              </table:table-cell>
              <table:table-cell office:value-type="float" office:value="0.0524918362987152">
                <text:p>0.05249183629871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61485826001955">
                <text:p>0.761485826001955</text:p>
              </table:table-cell>
              <table:table-cell office:value-type="float" office:value="0.399792474135563">
                <text:p>0.399792474135563</text:p>
              </table:table-cell>
              <table:table-cell office:value-type="float" office:value="-0.121036408581805">
                <text:p>-0.121036408581805</text:p>
              </table:table-cell>
              <table:table-cell office:value-type="float" office:value="0.0939970091860714">
                <text:p>0.09399700918607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60508308895406">
                <text:p>0.760508308895406</text:p>
              </table:table-cell>
              <table:table-cell office:value-type="float" office:value="0.422925504318369">
                <text:p>0.422925504318369</text:p>
              </table:table-cell>
              <table:table-cell office:value-type="float" office:value="-0.106631672109134">
                <text:p>-0.106631672109134</text:p>
              </table:table-cell>
              <table:table-cell office:value-type="float" office:value="0.0521866512039552">
                <text:p>0.05218665120395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61485826001955">
                <text:p>0.761485826001955</text:p>
              </table:table-cell>
              <table:table-cell office:value-type="float" office:value="0.447431867427595">
                <text:p>0.447431867427595</text:p>
              </table:table-cell>
              <table:table-cell office:value-type="float" office:value="-0.112094485305338">
                <text:p>-0.112094485305338</text:p>
              </table:table-cell>
              <table:table-cell office:value-type="float" office:value="0.112277596362194">
                <text:p>0.1122775963621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1485826001955">
                <text:p>0.761485826001955</text:p>
              </table:table-cell>
              <table:table-cell office:value-type="float" office:value="0.408062990203559">
                <text:p>0.408062990203559</text:p>
              </table:table-cell>
              <table:table-cell office:value-type="float" office:value="-0.114474929044465">
                <text:p>-0.114474929044465</text:p>
              </table:table-cell>
              <table:table-cell office:value-type="float" office:value="0.053926206244087">
                <text:p>0.0539262062440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1485826001955">
                <text:p>0.761485826001955</text:p>
              </table:table-cell>
              <table:table-cell office:value-type="float" office:value="0.443556016724143">
                <text:p>0.443556016724143</text:p>
              </table:table-cell>
              <table:table-cell office:value-type="float" office:value="-0.11001922666097">
                <text:p>-0.11001922666097</text:p>
              </table:table-cell>
              <table:table-cell office:value-type="float" office:value="0.0958586382641072">
                <text:p>0.09585863826410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63440860215054">
                <text:p>0.763440860215054</text:p>
              </table:table-cell>
              <table:table-cell office:value-type="float" office:value="0.435834833826716">
                <text:p>0.435834833826716</text:p>
              </table:table-cell>
              <table:table-cell office:value-type="float" office:value="-0.115054780724509">
                <text:p>-0.115054780724509</text:p>
              </table:table-cell>
              <table:table-cell office:value-type="float" office:value="0.0748619037446211">
                <text:p>0.07486190374462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63440860215054">
                <text:p>0.763440860215054</text:p>
              </table:table-cell>
              <table:table-cell office:value-type="float" office:value="0.408795434430982">
                <text:p>0.408795434430982</text:p>
              </table:table-cell>
              <table:table-cell office:value-type="float" office:value="-0.119907223731193">
                <text:p>-0.119907223731193</text:p>
              </table:table-cell>
              <table:table-cell office:value-type="float" office:value="0.0665913876766259">
                <text:p>0.06659138767662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63440860215054">
                <text:p>0.763440860215054</text:p>
              </table:table-cell>
              <table:table-cell office:value-type="float" office:value="0.424573503830073">
                <text:p>0.424573503830073</text:p>
              </table:table-cell>
              <table:table-cell office:value-type="float" office:value="-0.108523819696646">
                <text:p>-0.108523819696646</text:p>
              </table:table-cell>
              <table:table-cell office:value-type="float" office:value="0.0819727164525285">
                <text:p>0.08197271645252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60508308895406">
                <text:p>0.760508308895406</text:p>
              </table:table-cell>
              <table:table-cell office:value-type="float" office:value="0.441999572740867">
                <text:p>0.441999572740867</text:p>
              </table:table-cell>
              <table:table-cell office:value-type="float" office:value="-0.120090334788049">
                <text:p>-0.120090334788049</text:p>
              </table:table-cell>
              <table:table-cell office:value-type="float" office:value="0.0711996826075015">
                <text:p>0.07119968260750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60508308895406">
                <text:p>0.760508308895406</text:p>
              </table:table-cell>
              <table:table-cell office:value-type="float" office:value="0.409588915677358">
                <text:p>0.409588915677358</text:p>
              </table:table-cell>
              <table:table-cell office:value-type="float" office:value="-0.11154515213477">
                <text:p>-0.11154515213477</text:p>
              </table:table-cell>
              <table:table-cell office:value-type="float" office:value="0.0849330118717002">
                <text:p>0.08493301187170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63440860215054">
                <text:p>0.763440860215054</text:p>
              </table:table-cell>
              <table:table-cell office:value-type="float" office:value="0.419049653614918">
                <text:p>0.419049653614918</text:p>
              </table:table-cell>
              <table:table-cell office:value-type="float" office:value="-0.122440260017701">
                <text:p>-0.122440260017701</text:p>
              </table:table-cell>
              <table:table-cell office:value-type="float" office:value="0.0560625019074069">
                <text:p>0.05606250190740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58553274682307">
                <text:p>0.758553274682307</text:p>
              </table:table-cell>
              <table:table-cell office:value-type="float" office:value="0.43885616626484">
                <text:p>0.43885616626484</text:p>
              </table:table-cell>
              <table:table-cell office:value-type="float" office:value="-0.103640858180486">
                <text:p>-0.103640858180486</text:p>
              </table:table-cell>
              <table:table-cell office:value-type="float" office:value="0.104312265388958">
                <text:p>0.1043122653889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60508308895406">
                <text:p>0.760508308895406</text:p>
              </table:table-cell>
              <table:table-cell office:value-type="float" office:value="0.430524613177892">
                <text:p>0.430524613177892</text:p>
              </table:table-cell>
              <table:table-cell office:value-type="float" office:value="-0.122898037659841">
                <text:p>-0.122898037659841</text:p>
              </table:table-cell>
              <table:table-cell office:value-type="float" office:value="0.0510574663533433">
                <text:p>0.05105746635334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57575757575758">
                <text:p>0.757575757575758</text:p>
              </table:table-cell>
              <table:table-cell office:value-type="float" office:value="0.407727286599322">
                <text:p>0.407727286599322</text:p>
              </table:table-cell>
              <table:table-cell office:value-type="float" office:value="-0.116336558122501">
                <text:p>-0.116336558122501</text:p>
              </table:table-cell>
              <table:table-cell office:value-type="float" office:value="0.0941190832239754">
                <text:p>0.09411908322397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61485826001955">
                <text:p>0.761485826001955</text:p>
              </table:table-cell>
              <table:table-cell office:value-type="float" office:value="0.441602832117679">
                <text:p>0.441602832117679</text:p>
              </table:table-cell>
              <table:table-cell office:value-type="float" office:value="-0.111514633625294">
                <text:p>-0.111514633625294</text:p>
              </table:table-cell>
              <table:table-cell office:value-type="float" office:value="0.0637226477858822">
                <text:p>0.06372264778588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59530791788856">
                <text:p>0.759530791788856</text:p>
              </table:table-cell>
              <table:table-cell office:value-type="float" office:value="0.411572618793298">
                <text:p>0.411572618793298</text:p>
              </table:table-cell>
              <table:table-cell office:value-type="float" office:value="-0.120609149449141">
                <text:p>-0.120609149449141</text:p>
              </table:table-cell>
              <table:table-cell office:value-type="float" office:value="0.0798669392986847">
                <text:p>0.07986693929868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59530791788856">
                <text:p>0.759530791788856</text:p>
              </table:table-cell>
              <table:table-cell office:value-type="float" office:value="0.41941587572863">
                <text:p>0.41941587572863</text:p>
              </table:table-cell>
              <table:table-cell office:value-type="float" office:value="-0.109378337961974">
                <text:p>-0.109378337961974</text:p>
              </table:table-cell>
              <table:table-cell office:value-type="float" office:value="0.0730918301950133">
                <text:p>0.07309183019501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59530791788856">
                <text:p>0.759530791788856</text:p>
              </table:table-cell>
              <table:table-cell office:value-type="float" office:value="0.446119571520127">
                <text:p>0.446119571520127</text:p>
              </table:table-cell>
              <table:table-cell office:value-type="float" office:value="-0.119235816522721">
                <text:p>-0.119235816522721</text:p>
              </table:table-cell>
              <table:table-cell office:value-type="float" office:value="0.0811181981872005">
                <text:p>0.08111819818720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61485826001955">
                <text:p>0.761485826001955</text:p>
              </table:table-cell>
              <table:table-cell office:value-type="float" office:value="0.420514542069765">
                <text:p>0.420514542069765</text:p>
              </table:table-cell>
              <table:table-cell office:value-type="float" office:value="-0.106753746147038">
                <text:p>-0.106753746147038</text:p>
              </table:table-cell>
              <table:table-cell office:value-type="float" office:value="0.0751976073488571">
                <text:p>0.0751976073488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Sheet1.I2:Sheet1.K91" svg:x="0.32cm" svg:y="0.18cm" svg:width="12.508cm" svg:height="8.64cm">
          <chartooo:coordinate-region svg:x="0.862cm" svg:y="0.379cm" svg:width="11.96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91" chart:class="chart:line">
            <chart:data-point chart:repeated="90"/>
          </chart:series>
          <chart:series chart:style-name="ch7" chart:values-cell-range-address="Sheet1.J2:Sheet1.J91" chart:class="chart:line">
            <chart:data-point chart:repeated="90"/>
          </chart:series>
          <chart:series chart:style-name="ch8" chart:values-cell-range-address="Sheet1.K2:Sheet1.K91" chart:class="chart:line">
            <chart:data-point chart:repeated="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159306619464705">
                <text:p>-0.0159306619464705</text:p>
                <draw:g>
                  <svg:desc>Sheet1.I2:Sheet1.I91</svg:desc>
                </draw:g>
              </table:table-cell>
              <table:table-cell office:value-type="float" office:value="0.0343333231604969">
                <text:p>0.0343333231604969</text:p>
                <draw:g>
                  <svg:desc>Sheet1.J2:Sheet1.J91</svg:desc>
                </draw:g>
              </table:table-cell>
              <table:table-cell office:value-type="float" office:value="0.02218695638905">
                <text:p>0.02218695638905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26853236487929">
                <text:p>0.0326853236487929</text:p>
              </table:table-cell>
              <table:table-cell office:value-type="float" office:value="-0.0637226477858822">
                <text:p>-0.0637226477858822</text:p>
              </table:table-cell>
              <table:table-cell office:value-type="float" office:value="-0.0360728782006287">
                <text:p>-0.03607287820062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260017700735495">
                <text:p>-0.0260017700735495</text:p>
              </table:table-cell>
              <table:table-cell office:value-type="float" office:value="0.0521256141850032">
                <text:p>0.0521256141850032</text:p>
              </table:table-cell>
              <table:table-cell office:value-type="float" office:value="0.0150761436811426">
                <text:p>0.01507614368114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1676992095706">
                <text:p>0.0151676992095706</text:p>
              </table:table-cell>
              <table:table-cell office:value-type="float" office:value="-0.0384838404492325">
                <text:p>-0.0384838404492325</text:p>
              </table:table-cell>
              <table:table-cell office:value-type="float" office:value="0.00964384899441513">
                <text:p>0.009643848994415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906399731437119">
                <text:p>-0.00906399731437119</text:p>
              </table:table-cell>
              <table:table-cell office:value-type="float" office:value="0.0278939176610614">
                <text:p>0.0278939176610614</text:p>
              </table:table-cell>
              <table:table-cell office:value-type="float" office:value="-0.0181890316476944">
                <text:p>-0.01818903164769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63170262764356">
                <text:p>0.00363170262764356</text:p>
              </table:table-cell>
              <table:table-cell office:value-type="float" office:value="-0.0154423657948546">
                <text:p>-0.0154423657948546</text:p>
              </table:table-cell>
              <table:table-cell office:value-type="float" office:value="0.00830103457747126">
                <text:p>0.008301034577471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335703604235849">
                <text:p>-0.000335703604235849</text:p>
              </table:table-cell>
              <table:table-cell office:value-type="float" office:value="-0.00506607257301556">
                <text:p>-0.00506607257301556</text:p>
              </table:table-cell>
              <table:table-cell office:value-type="float" office:value="0.00115970336008788">
                <text:p>0.001159703360087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74666585283967">
                <text:p>0.00274666585283967</text:p>
              </table:table-cell>
              <table:table-cell office:value-type="float" office:value="0.0146183660390027">
                <text:p>0.0146183660390027</text:p>
              </table:table-cell>
              <table:table-cell office:value-type="float" office:value="-0.0128177739799188">
                <text:p>-0.01281777397991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11392559587389">
                <text:p>-0.0111392559587389</text:p>
              </table:table-cell>
              <table:table-cell office:value-type="float" office:value="0.00537125766777553">
                <text:p>0.00537125766777553</text:p>
              </table:table-cell>
              <table:table-cell office:value-type="float" office:value="0.032776879177221">
                <text:p>0.032776879177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52998443556016">
                <text:p>0.0252998443556016</text:p>
              </table:table-cell>
              <table:table-cell office:value-type="float" office:value="-0.0481276894436476">
                <text:p>-0.0481276894436476</text:p>
              </table:table-cell>
              <table:table-cell office:value-type="float" office:value="-0.032166508987701">
                <text:p>-0.0321665089877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249336222418897">
                <text:p>-0.0249336222418897</text:p>
              </table:table-cell>
              <table:table-cell office:value-type="float" office:value="0.0715048677022614">
                <text:p>0.0715048677022614</text:p>
              </table:table-cell>
              <table:table-cell office:value-type="float" office:value="-0.0153813287759026">
                <text:p>-0.0153813287759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07318338572355">
                <text:p>0.00607318338572355</text:p>
              </table:table-cell>
              <table:table-cell office:value-type="float" office:value="-0.0511490218817713">
                <text:p>-0.0511490218817713</text:p>
              </table:table-cell>
              <table:table-cell office:value-type="float" office:value="0.0563982055116428">
                <text:p>0.05639820551164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183111056855989">
                <text:p>-0.00183111056855989</text:p>
              </table:table-cell>
              <table:table-cell office:value-type="float" office:value="0.0267952513199255">
                <text:p>0.0267952513199255</text:p>
              </table:table-cell>
              <table:table-cell office:value-type="float" office:value="-0.0347300637836848">
                <text:p>-0.03473006378368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02237006744591">
                <text:p>0.0102237006744591</text:p>
              </table:table-cell>
              <table:table-cell office:value-type="float" office:value="-0.0161137730033265">
                <text:p>-0.0161137730033265</text:p>
              </table:table-cell>
              <table:table-cell office:value-type="float" office:value="-0.0177617725150304">
                <text:p>-0.0177617725150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875881221961128">
                <text:p>-0.00875881221961128</text:p>
              </table:table-cell>
              <table:table-cell office:value-type="float" office:value="0.0141300698873867">
                <text:p>0.0141300698873867</text:p>
              </table:table-cell>
              <table:table-cell office:value-type="float" office:value="0.0597247230445265">
                <text:p>0.05972472304452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399792474135552">
                <text:p>-0.00399792474135552</text:p>
              </table:table-cell>
              <table:table-cell office:value-type="float" office:value="-0.00222785119174777">
                <text:p>-0.00222785119174777</text:p>
              </table:table-cell>
              <table:table-cell office:value-type="float" office:value="-0.0291756950590533">
                <text:p>-0.02917569505905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31839960936307">
                <text:p>0.0131839960936307</text:p>
              </table:table-cell>
              <table:table-cell office:value-type="float" office:value="-0.0471205786309397">
                <text:p>-0.0471205786309397</text:p>
              </table:table-cell>
              <table:table-cell office:value-type="float" office:value="-0.097293008209479">
                <text:p>-0.0972930082094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192876979888303">
                <text:p>-0.0192876979888303</text:p>
              </table:table-cell>
              <table:table-cell office:value-type="float" office:value="0.0827661976989044">
                <text:p>0.0827661976989044</text:p>
              </table:table-cell>
              <table:table-cell office:value-type="float" office:value="0.209540086062197">
                <text:p>0.2095400860621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3356730857265">
                <text:p>0.033356730857265</text:p>
              </table:table-cell>
              <table:table-cell office:value-type="float" office:value="-0.0292062135685293">
                <text:p>-0.0292062135685293</text:p>
              </table:table-cell>
              <table:table-cell office:value-type="float" office:value="-0.166692098757897">
                <text:p>-0.1666920987578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424207281716371">
                <text:p>-0.00424207281716371</text:p>
              </table:table-cell>
              <table:table-cell office:value-type="float" office:value="-0.0356456190679647">
                <text:p>-0.0356456190679647</text:p>
              </table:table-cell>
              <table:table-cell office:value-type="float" office:value="-0.302346873378704">
                <text:p>-0.3023468733787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406811731315043">
                <text:p>-0.0406811731315043</text:p>
              </table:table-cell>
              <table:table-cell office:value-type="float" office:value="0.0853297524948882">
                <text:p>0.0853297524948882</text:p>
              </table:table-cell>
              <table:table-cell office:value-type="float" office:value="1.0115665150914">
                <text:p>1.0115665150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93688772240365">
                <text:p>0.0393688772240365</text:p>
              </table:table-cell>
              <table:table-cell office:value-type="float" office:value="-0.145451216162603">
                <text:p>-0.145451216162603</text:p>
              </table:table-cell>
              <table:table-cell office:value-type="float" office:value="-0.992980742820521">
                <text:p>-0.9929807428205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622272408215583">
                <text:p>-0.0622272408215583</text:p>
              </table:table-cell>
              <table:table-cell office:value-type="float" office:value="0.12732322153386">
                <text:p>0.12732322153386</text:p>
              </table:table-cell>
              <table:table-cell office:value-type="float" office:value="0.178746910000916">
                <text:p>0.1787469100009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35087130344552">
                <text:p>0.0935087130344552</text:p>
              </table:table-cell>
              <table:table-cell office:value-type="float" office:value="-0.0765709402752769">
                <text:p>-0.0765709402752769</text:p>
              </table:table-cell>
              <table:table-cell office:value-type="float" office:value="0.241523483993042">
                <text:p>0.2415234839930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150151066621905">
                <text:p>-0.0150151066621905</text:p>
              </table:table-cell>
              <table:table-cell office:value-type="float" office:value="-0.0281685842463454">
                <text:p>-0.0281685842463454</text:p>
              </table:table-cell>
              <table:table-cell office:value-type="float" office:value="-0.065462202826014">
                <text:p>-0.0654622028260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770287179174168">
                <text:p>-0.0770287179174168</text:p>
              </table:table-cell>
              <table:table-cell office:value-type="float" office:value="0.106448561052278">
                <text:p>0.106448561052278</text:p>
              </table:table-cell>
              <table:table-cell office:value-type="float" office:value="0.00909451582384717">
                <text:p>0.009094515823847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33906064027833">
                <text:p>-0.033906064027833</text:p>
              </table:table-cell>
              <table:table-cell office:value-type="float" office:value="-0.0068056276131474">
                <text:p>-0.0068056276131474</text:p>
              </table:table-cell>
              <table:table-cell office:value-type="float" office:value="-0.0365001373332927">
                <text:p>-0.03650013733329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6926480910672">
                <text:p>0.126926480910672</text:p>
              </table:table-cell>
              <table:table-cell office:value-type="float" office:value="-0.0902127140110477">
                <text:p>-0.0902127140110477</text:p>
              </table:table-cell>
              <table:table-cell office:value-type="float" office:value="0.109500411999878">
                <text:p>0.1095004119998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520645771660512">
                <text:p>-0.0520645771660512</text:p>
              </table:table-cell>
              <table:table-cell office:value-type="float" office:value="0.0562761314737388">
                <text:p>0.0562761314737388</text:p>
              </table:table-cell>
              <table:table-cell office:value-type="float" office:value="-0.0895413068025757">
                <text:p>-0.08954130680257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86364329966124">
                <text:p>0.0386364329966124</text:p>
              </table:table-cell>
              <table:table-cell office:value-type="float" office:value="-0.0301828058717611">
                <text:p>-0.0301828058717611</text:p>
              </table:table-cell>
              <table:table-cell office:value-type="float" office:value="-0.0263985106967377">
                <text:p>-0.02639851069673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513931699575792">
                <text:p>-0.0513931699575792</text:p>
              </table:table-cell>
              <table:table-cell office:value-type="float" office:value="0.0554826502273628">
                <text:p>0.0554826502273628</text:p>
              </table:table-cell>
              <table:table-cell office:value-type="float" office:value="-0.0653096102786339">
                <text:p>-0.06530961027863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891842402417">
                <text:p>0.031891842402417</text:p>
              </table:table-cell>
              <table:table-cell office:value-type="float" office:value="-0.0485244300668355">
                <text:p>-0.0485244300668355</text:p>
              </table:table-cell>
              <table:table-cell office:value-type="float" office:value="0.0925626392406995">
                <text:p>0.09256263924069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304574724570452">
                <text:p>-0.0304574724570452</text:p>
              </table:table-cell>
              <table:table-cell office:value-type="float" office:value="0.0271919919431135">
                <text:p>0.0271919919431135</text:p>
              </table:table-cell>
              <table:table-cell office:value-type="float" office:value="0.0057069612720114">
                <text:p>0.00570696127201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582903530991552">
                <text:p>0.00582903530991552</text:p>
              </table:table-cell>
              <table:table-cell office:value-type="float" office:value="-0.0242011780144658">
                <text:p>-0.0242011780144658</text:p>
              </table:table-cell>
              <table:table-cell office:value-type="float" office:value="-0.021210364085818">
                <text:p>-0.0212103640858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3356730857265">
                <text:p>0.033356730857265</text:p>
              </table:table-cell>
              <table:table-cell office:value-type="float" office:value="0.033204138309885">
                <text:p>0.033204138309885</text:p>
              </table:table-cell>
              <table:table-cell office:value-type="float" office:value="0.00100711081270793">
                <text:p>0.001007110812707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44129764702292">
                <text:p>-0.044129764702292</text:p>
              </table:table-cell>
              <table:table-cell office:value-type="float" office:value="-0.00219733268227179">
                <text:p>-0.00219733268227179</text:p>
              </table:table-cell>
              <table:table-cell office:value-type="float" office:value="0.0138248847926267">
                <text:p>0.01382488479262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58897671437727">
                <text:p>0.0358897671437727</text:p>
              </table:table-cell>
              <table:table-cell office:value-type="float" office:value="-0.00265511032441179">
                <text:p>-0.00265511032441179</text:p>
              </table:table-cell>
              <table:table-cell office:value-type="float" office:value="-0.053834650715659">
                <text:p>-0.0538346507156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186773277993103">
                <text:p>-0.0186773277993103</text:p>
              </table:table-cell>
              <table:table-cell office:value-type="float" office:value="-0.0424817651905881">
                <text:p>-0.0424817651905881</text:p>
              </table:table-cell>
              <table:table-cell office:value-type="float" office:value="0.00164799951170383">
                <text:p>0.001647999511703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662251655629142">
                <text:p>0.00662251655629142</text:p>
              </table:table-cell>
              <table:table-cell office:value-type="float" office:value="0.0184026612140263">
                <text:p>0.0184026612140263</text:p>
              </table:table-cell>
              <table:table-cell office:value-type="float" office:value="0.111056855983154">
                <text:p>0.1110568559831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236213263344218">
                <text:p>-0.0236213263344218</text:p>
              </table:table-cell>
              <table:table-cell office:value-type="float" office:value="0.042878505813776">
                <text:p>0.042878505813776</text:p>
              </table:table-cell>
              <table:table-cell office:value-type="float" office:value="-0.128269295327616">
                <text:p>-0.1282692953276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67442854091006">
                <text:p>0.0367442854091006</text:p>
              </table:table-cell>
              <table:table-cell office:value-type="float" office:value="-0.0692464980010376">
                <text:p>-0.0692464980010376</text:p>
              </table:table-cell>
              <table:table-cell office:value-type="float" office:value="0.0590227973265786">
                <text:p>0.05902279732657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229499191259499">
                <text:p>-0.0229499191259499</text:p>
              </table:table-cell>
              <table:table-cell office:value-type="float" office:value="0.0574968718527787">
                <text:p>0.0574968718527787</text:p>
              </table:table-cell>
              <table:table-cell office:value-type="float" office:value="0.0141911069063387">
                <text:p>0.01419110690633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517288735618153">
                <text:p>-0.0517288735618153</text:p>
              </table:table-cell>
              <table:table-cell office:value-type="float" office:value="0.0208746604815821">
                <text:p>0.0208746604815821</text:p>
              </table:table-cell>
              <table:table-cell office:value-type="float" office:value="-0.0333872493667409">
                <text:p>-0.03338724936674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310037537766655">
                <text:p>-0.310037537766655</text:p>
              </table:table-cell>
              <table:table-cell office:value-type="float" office:value="-0.310892056031983">
                <text:p>-0.310892056031983</text:p>
              </table:table-cell>
              <table:table-cell office:value-type="float" office:value="0.859309671315653">
                <text:p>0.8593096713156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50041199987793">
                <text:p>0.0950041199987793</text:p>
              </table:table-cell>
              <table:table-cell office:value-type="float" office:value="-0.345286416211432">
                <text:p>-0.345286416211432</text:p>
              </table:table-cell>
              <table:table-cell office:value-type="float" office:value="-0.848139896847438">
                <text:p>-0.8481398968474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16028321176794">
                <text:p>0.416028321176794</text:p>
              </table:table-cell>
              <table:table-cell office:value-type="float" office:value="1.98388622699667">
                <text:p>1.98388622699667</text:p>
              </table:table-cell>
              <table:table-cell office:value-type="float" office:value="-1.09927671132542">
                <text:p>-1.099276711325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64558854945524">
                <text:p>0.864558854945524</text:p>
              </table:table-cell>
              <table:table-cell office:value-type="float" office:value="-2.20578630939665">
                <text:p>-2.20578630939665</text:p>
              </table:table-cell>
              <table:table-cell office:value-type="float" office:value="2.11728263191626">
                <text:p>2.117282631916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43037202063051">
                <text:p>-1.43037202063051</text:p>
              </table:table-cell>
              <table:table-cell office:value-type="float" office:value="0.277199621570482">
                <text:p>0.277199621570482</text:p>
              </table:table-cell>
              <table:table-cell office:value-type="float" office:value="-2.93639942625202">
                <text:p>-2.936399426252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1805780205695">
                <text:p>0.491805780205695</text:p>
              </table:table-cell>
              <table:table-cell office:value-type="float" office:value="1.35853144932402">
                <text:p>1.35853144932402</text:p>
              </table:table-cell>
              <table:table-cell office:value-type="float" office:value="3.32459486678671">
                <text:p>3.324594866786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47709585863826">
                <text:p>-0.147709585863826</text:p>
              </table:table-cell>
              <table:table-cell office:value-type="float" office:value="-0.694601275673696">
                <text:p>-0.694601275673696</text:p>
              </table:table-cell>
              <table:table-cell office:value-type="float" office:value="-1.9211706900235">
                <text:p>-1.92117069002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65913876766259">
                <text:p>0.0665913876766259</text:p>
              </table:table-cell>
              <table:table-cell office:value-type="float" office:value="-0.107608264412366">
                <text:p>-0.107608264412366</text:p>
              </table:table-cell>
              <table:table-cell office:value-type="float" office:value="0.740958891567736">
                <text:p>0.7409588915677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11169774468215">
                <text:p>-0.011169774468215</text:p>
              </table:table-cell>
              <table:table-cell office:value-type="float" office:value="0.0487990966521195">
                <text:p>0.0487990966521195</text:p>
              </table:table-cell>
              <table:table-cell office:value-type="float" office:value="-0.238990447706534">
                <text:p>-0.2389904477065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41502121036409">
                <text:p>0.0341502121036409</text:p>
              </table:table-cell>
              <table:table-cell office:value-type="float" office:value="-0.10711996826075">
                <text:p>-0.10711996826075</text:p>
              </table:table-cell>
              <table:table-cell office:value-type="float" office:value="-0.0680257576219977">
                <text:p>-0.06802575762199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54524369029816">
                <text:p>0.0254524369029816</text:p>
              </table:table-cell>
              <table:table-cell office:value-type="float" office:value="0.0535294656208991">
                <text:p>0.0535294656208991</text:p>
              </table:table-cell>
              <table:table-cell office:value-type="float" office:value="0.216620380260628">
                <text:p>0.2166203802606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434583574938199">
                <text:p>-0.0434583574938199</text:p>
              </table:table-cell>
              <table:table-cell office:value-type="float" office:value="0.0244758445997498">
                <text:p>0.0244758445997498</text:p>
              </table:table-cell>
              <table:table-cell office:value-type="float" office:value="-0.256508072145756">
                <text:p>-0.2565080721457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605487228003785">
                <text:p>-0.0605487228003785</text:p>
              </table:table-cell>
              <table:table-cell office:value-type="float" office:value="-0.00958281197546315">
                <text:p>-0.00958281197546315</text:p>
              </table:table-cell>
              <table:table-cell office:value-type="float" office:value="0.180974761192663">
                <text:p>0.1809747611926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4759666737877">
                <text:p>0.124759666737877</text:p>
              </table:table-cell>
              <table:table-cell office:value-type="float" office:value="-0.0452284310434278">
                <text:p>-0.0452284310434278</text:p>
              </table:table-cell>
              <table:table-cell office:value-type="float" office:value="-0.126651814325388">
                <text:p>-0.1266518143253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365306558427688">
                <text:p>-0.0365306558427688</text:p>
              </table:table-cell>
              <table:table-cell office:value-type="float" office:value="0.0722373119296853">
                <text:p>0.0722373119296853</text:p>
              </table:table-cell>
              <table:table-cell office:value-type="float" office:value="0.142185735648671">
                <text:p>0.1421857356486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52308725241859">
                <text:p>-0.052308725241859</text:p>
              </table:table-cell>
              <table:table-cell office:value-type="float" office:value="-0.0475173192541276">
                <text:p>-0.0475173192541276</text:p>
              </table:table-cell>
              <table:table-cell office:value-type="float" office:value="-0.13357951597644">
                <text:p>-0.133579515976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27668080690936">
                <text:p>0.0227668080690936</text:p>
              </table:table-cell>
              <table:table-cell office:value-type="float" office:value="0.00320444349497971">
                <text:p>0.00320444349497971</text:p>
              </table:table-cell>
              <table:table-cell office:value-type="float" office:value="0.0728476821192053">
                <text:p>0.07284768211920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78225043488878">
                <text:p>0.0478225043488878</text:p>
              </table:table-cell>
              <table:table-cell office:value-type="float" office:value="0.0440382091738639">
                <text:p>0.0440382091738639</text:p>
              </table:table-cell>
              <table:table-cell office:value-type="float" office:value="0.043519394512772">
                <text:p>0.0435193945127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371105075228128">
                <text:p>-0.0371105075228128</text:p>
              </table:table-cell>
              <table:table-cell office:value-type="float" office:value="-0.0730307931760613">
                <text:p>-0.0730307931760613</text:p>
              </table:table-cell>
              <table:table-cell office:value-type="float" office:value="-0.15134128849147">
                <text:p>-0.151341288491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166631061738944">
                <text:p>-0.0166631061738944</text:p>
              </table:table-cell>
              <table:table-cell office:value-type="float" office:value="0.0704367198706016">
                <text:p>0.0704367198706016</text:p>
              </table:table-cell>
              <table:table-cell office:value-type="float" office:value="0.202246162297433">
                <text:p>0.2022461622974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24512466811121">
                <text:p>0.0424512466811121</text:p>
              </table:table-cell>
              <table:table-cell office:value-type="float" office:value="-0.0306100650044252">
                <text:p>-0.0306100650044252</text:p>
              </table:table-cell>
              <table:table-cell office:value-type="float" office:value="-0.203283791619617">
                <text:p>-0.2032837916196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726035340433973">
                <text:p>-0.0726035340433973</text:p>
              </table:table-cell>
              <table:table-cell office:value-type="float" office:value="-0.0395214697714164">
                <text:p>-0.0395214697714164</text:p>
              </table:table-cell>
              <table:table-cell office:value-type="float" office:value="0.148014770958586">
                <text:p>0.1480147709585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54725791192357">
                <text:p>0.0454725791192357</text:p>
              </table:table-cell>
              <table:table-cell office:value-type="float" office:value="0.086672566911832">
                <text:p>0.086672566911832</text:p>
              </table:table-cell>
              <table:table-cell office:value-type="float" office:value="-0.0921658986175115">
                <text:p>-0.09216589861751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79750968962676">
                <text:p>0.0479750968962676</text:p>
              </table:table-cell>
              <table:table-cell office:value-type="float" office:value="-0.0928983428449354">
                <text:p>-0.0928983428449354</text:p>
              </table:table-cell>
              <table:table-cell office:value-type="float" office:value="0.0798669392986847">
                <text:p>0.07986693929868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836817529831844">
                <text:p>-0.0836817529831844</text:p>
              </table:table-cell>
              <table:table-cell office:value-type="float" office:value="0.0797753837702567">
                <text:p>0.0797753837702567</text:p>
              </table:table-cell>
              <table:table-cell office:value-type="float" office:value="-0.0664387951292459">
                <text:p>-0.06643879512924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55339213232826">
                <text:p>0.0155339213232826</text:p>
              </table:table-cell>
              <table:table-cell office:value-type="float" office:value="-0.0569475386822108">
                <text:p>-0.0569475386822108</text:p>
              </table:table-cell>
              <table:table-cell office:value-type="float" office:value="0.00686666463209935">
                <text:p>0.006866664632099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576799829096346">
                <text:p>0.0576799829096346</text:p>
              </table:table-cell>
              <table:table-cell office:value-type="float" office:value="0.0459913937803278">
                <text:p>0.0459913937803278</text:p>
              </table:table-cell>
              <table:table-cell office:value-type="float" office:value="0.0669576097903379">
                <text:p>0.06695760979033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290841395306253">
                <text:p>-0.0290841395306253</text:p>
              </table:table-cell>
              <table:table-cell office:value-type="float" office:value="-0.0371715445417646">
                <text:p>-0.0371715445417646</text:p>
              </table:table-cell>
              <table:table-cell office:value-type="float" office:value="-0.103122043519395">
                <text:p>-0.1031220435193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549333170567948">
                <text:p>-0.0549333170567948</text:p>
              </table:table-cell>
              <table:table-cell office:value-type="float" office:value="0.00860621967223119">
                <text:p>0.00860621967223119</text:p>
              </table:table-cell>
              <table:table-cell office:value-type="float" office:value="0.0956144901882992">
                <text:p>0.09561449018829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695516830957975">
                <text:p>0.0695516830957975</text:p>
              </table:table-cell>
              <table:table-cell office:value-type="float" office:value="0.0193792535172583">
                <text:p>0.0193792535172583</text:p>
              </table:table-cell>
              <table:table-cell office:value-type="float" office:value="-0.0833155308694724">
                <text:p>-0.08331553086947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37333292641983">
                <text:p>0.00137333292641983</text:p>
              </table:table-cell>
              <table:table-cell office:value-type="float" office:value="-0.0198675496688742">
                <text:p>-0.0198675496688742</text:p>
              </table:table-cell>
              <table:table-cell office:value-type="float" office:value="0.101901303140355">
                <text:p>0.1019013031403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63875240333262">
                <text:p>-0.063875240333262</text:p>
              </table:table-cell>
              <table:table-cell office:value-type="float" office:value="0.00308236945707574">
                <text:p>0.00308236945707574</text:p>
              </table:table-cell>
              <table:table-cell office:value-type="float" office:value="-0.118442335276345">
                <text:p>-0.1184423352763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4861903744621">
                <text:p>0.074861903744621</text:p>
              </table:table-cell>
              <table:table-cell office:value-type="float" office:value="0.00683614612262334">
                <text:p>0.00683614612262334</text:p>
              </table:table-cell>
              <table:table-cell office:value-type="float" office:value="0.100283822138127">
                <text:p>0.1002838221381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43214209418012">
                <text:p>-0.043214209418012</text:p>
              </table:table-cell>
              <table:table-cell office:value-type="float" office:value="-0.00949125644703512">
                <text:p>-0.00949125644703512</text:p>
              </table:table-cell>
              <table:table-cell office:value-type="float" office:value="-0.0629291665395062">
                <text:p>-0.06292916653950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193182164983062">
                <text:p>-0.0193182164983062</text:p>
              </table:table-cell>
              <table:table-cell office:value-type="float" office:value="0.000183111056856006">
                <text:p>0.000183111056856006</text:p>
              </table:table-cell>
              <table:table-cell office:value-type="float" office:value="0.0127262184514908">
                <text:p>0.01272621845149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28174687948241">
                <text:p>0.0428174687948241</text:p>
              </table:table-cell>
              <table:table-cell office:value-type="float" office:value="0.0162358470412305">
                <text:p>0.0162358470412305</text:p>
              </table:table-cell>
              <table:table-cell office:value-type="float" office:value="0.0236518448438978">
                <text:p>0.02365184484389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6479995117038">
                <text:p>0.0016479995117038</text:p>
              </table:table-cell>
              <table:table-cell office:value-type="float" office:value="-0.0229499191259499">
                <text:p>-0.0229499191259499</text:p>
              </table:table-cell>
              <table:table-cell office:value-type="float" office:value="-0.0261543626209296">
                <text:p>-0.02615436262092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498367259743033">
                <text:p>-0.0498367259743033</text:p>
              </table:table-cell>
              <table:table-cell office:value-type="float" office:value="0.0201116977446822">
                <text:p>0.0201116977446822</text:p>
              </table:table-cell>
              <table:table-cell office:value-type="float" office:value="0.0245063631092258">
                <text:p>0.02450636310922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18713950010681">
                <text:p>0.0418713950010681</text:p>
              </table:table-cell>
              <table:table-cell office:value-type="float" office:value="-0.0194402905362103">
                <text:p>-0.0194402905362103</text:p>
              </table:table-cell>
              <table:table-cell office:value-type="float" office:value="-0.0426038392284921">
                <text:p>-0.04260383922849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0345774712363">
                <text:p>0.010345774712363</text:p>
              </table:table-cell>
              <table:table-cell office:value-type="float" office:value="0.0296945097201453">
                <text:p>0.0296945097201453</text:p>
              </table:table-cell>
              <table:table-cell office:value-type="float" office:value="0.0771202734458449">
                <text:p>0.07712027344584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281380657368694">
                <text:p>-0.0281380657368694</text:p>
              </table:table-cell>
              <table:table-cell office:value-type="float" office:value="-0.0380565813165685">
                <text:p>-0.0380565813165685</text:p>
              </table:table-cell>
              <table:table-cell office:value-type="float" office:value="-0.101504562517167">
                <text:p>-0.1015045625171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144657734916226">
                <text:p>-0.0144657734916226</text:p>
              </table:table-cell>
              <table:table-cell office:value-type="float" office:value="0.0258186590166936">
                <text:p>0.0258186590166936</text:p>
              </table:table-cell>
              <table:table-cell office:value-type="float" office:value="0.0963164159062472">
                <text:p>0.09631641590624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566728720969268">
                <text:p>0.0566728720969268</text:p>
              </table:table-cell>
              <table:table-cell office:value-type="float" office:value="-0.00173955504013186">
                <text:p>-0.00173955504013186</text:p>
              </table:table-cell>
              <table:table-cell office:value-type="float" office:value="-0.0734580523087252">
                <text:p>-0.07345805230872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63905758842738">
                <text:p>-0.063905758842738</text:p>
              </table:table-cell>
              <table:table-cell office:value-type="float" office:value="-0.0139164403210547">
                <text:p>-0.0139164403210547</text:p>
              </table:table-cell>
              <table:table-cell office:value-type="float" office:value="0.0465407269508957">
                <text:p>0.04654072695089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78734702597124">
                <text:p>0.0378734702597124</text:p>
              </table:table-cell>
              <table:table-cell office:value-type="float" office:value="0.0203253273110141">
                <text:p>0.0203253273110141</text:p>
              </table:table-cell>
              <table:table-cell office:value-type="float" office:value="-0.0229194006164739">
                <text:p>-0.02291940061647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88604388561662">
                <text:p>0.0188604388561662</text:p>
              </table:table-cell>
              <table:table-cell office:value-type="float" office:value="-0.0210882900479141">
                <text:p>-0.0210882900479141</text:p>
              </table:table-cell>
              <table:table-cell office:value-type="float" office:value="0.0148014770958587">
                <text:p>0.01480147709585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523087252418591">
                <text:p>-0.0523087252418591</text:p>
              </table:table-cell>
              <table:table-cell office:value-type="float" office:value="0.02233954893643">
                <text:p>0.02233954893643</text:p>
              </table:table-cell>
              <table:table-cell office:value-type="float" office:value="-0.0139469588305307">
                <text:p>-0.01394695883053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3.703cm" style:legend-expansion="high" chart:style-name="ch2"/>
        <chart:plot-area chart:style-name="ch3" table:cell-range-address="Sheet1.F2:Sheet1.H91" svg:x="0.32cm" svg:y="0.18cm" svg:width="12.481cm" svg:height="8.64cm">
          <chartooo:coordinate-region svg:x="1.153cm" svg:y="0.379cm" svg:width="11.64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91" chart:class="chart:line">
            <chart:data-point chart:repeated="90"/>
          </chart:series>
          <chart:series chart:style-name="ch7" chart:values-cell-range-address="Sheet1.G2:Sheet1.G91" chart:class="chart:line">
            <chart:data-point chart:repeated="90"/>
          </chart:series>
          <chart:series chart:style-name="ch8" chart:values-cell-range-address="Sheet1.H2:Sheet1.H91" chart:class="chart:line">
            <chart:data-point chart:repeated="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9306619464705">
                <text:p>0.0159306619464705</text:p>
                <draw:g>
                  <svg:desc>Sheet1.F2:Sheet1.F91</svg:desc>
                </draw:g>
              </table:table-cell>
              <table:table-cell office:value-type="float" office:value="-0.0343333231604969">
                <text:p>-0.0343333231604969</text:p>
                <draw:g>
                  <svg:desc>Sheet1.G2:Sheet1.G91</svg:desc>
                </draw:g>
              </table:table-cell>
              <table:table-cell office:value-type="float" office:value="-0.02218695638905">
                <text:p>-0.02218695638905</text:p>
                <draw:g>
                  <svg:desc>Sheet1.H2:Sheet1.H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67546617023224">
                <text:p>-0.0167546617023224</text:p>
              </table:table-cell>
              <table:table-cell office:value-type="float" office:value="0.0293893246253853">
                <text:p>0.0293893246253853</text:p>
              </table:table-cell>
              <table:table-cell office:value-type="float" office:value="0.0138859218115787">
                <text:p>0.0138859218115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24710837122711">
                <text:p>0.00924710837122711</text:p>
              </table:table-cell>
              <table:table-cell office:value-type="float" office:value="-0.0227362895596179">
                <text:p>-0.0227362895596179</text:p>
              </table:table-cell>
              <table:table-cell office:value-type="float" office:value="-0.00119022186956388">
                <text:p>-0.00119022186956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592059083834351">
                <text:p>-0.00592059083834351</text:p>
              </table:table-cell>
              <table:table-cell office:value-type="float" office:value="0.0157475508896145">
                <text:p>0.0157475508896145</text:p>
              </table:table-cell>
              <table:table-cell office:value-type="float" office:value="-0.010834070863979">
                <text:p>-0.010834070863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14340647602768">
                <text:p>0.00314340647602768</text:p>
              </table:table-cell>
              <table:table-cell office:value-type="float" office:value="-0.0121463667714469">
                <text:p>-0.0121463667714469</text:p>
              </table:table-cell>
              <table:table-cell office:value-type="float" office:value="0.00735496078371534">
                <text:p>0.007354960783715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488296151615886">
                <text:p>-0.000488296151615886</text:p>
              </table:table-cell>
              <table:table-cell office:value-type="float" office:value="0.00329599902340769">
                <text:p>0.00329599902340769</text:p>
              </table:table-cell>
              <table:table-cell office:value-type="float" office:value="-0.000946073793755921">
                <text:p>-0.0009460737937559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152592547380037">
                <text:p>-0.000152592547380037</text:p>
              </table:table-cell>
              <table:table-cell office:value-type="float" office:value="0.00836207159642324">
                <text:p>0.00836207159642324</text:p>
              </table:table-cell>
              <table:table-cell office:value-type="float" office:value="-0.0021057771538438">
                <text:p>-0.00210577715384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289925840021971">
                <text:p>-0.00289925840021971</text:p>
              </table:table-cell>
              <table:table-cell office:value-type="float" office:value="-0.00625629444257941">
                <text:p>-0.00625629444257941</text:p>
              </table:table-cell>
              <table:table-cell office:value-type="float" office:value="0.010711996826075">
                <text:p>0.010711996826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23999755851923">
                <text:p>0.00823999755851923</text:p>
              </table:table-cell>
              <table:table-cell office:value-type="float" office:value="-0.0116275521103549">
                <text:p>-0.0116275521103549</text:p>
              </table:table-cell>
              <table:table-cell office:value-type="float" office:value="-0.022064882351146">
                <text:p>-0.0220648823511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70598467970824">
                <text:p>-0.0170598467970824</text:p>
              </table:table-cell>
              <table:table-cell office:value-type="float" office:value="0.0365001373332926">
                <text:p>0.0365001373332926</text:p>
              </table:table-cell>
              <table:table-cell office:value-type="float" office:value="0.0101016266365551">
                <text:p>0.01010162663655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787377544480733">
                <text:p>0.00787377544480733</text:p>
              </table:table-cell>
              <table:table-cell office:value-type="float" office:value="-0.0350047303689688">
                <text:p>-0.0350047303689688</text:p>
              </table:table-cell>
              <table:table-cell office:value-type="float" office:value="0.0254829554124577">
                <text:p>0.02548295541245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80059205908378">
                <text:p>0.00180059205908378</text:p>
              </table:table-cell>
              <table:table-cell office:value-type="float" office:value="0.0161442915128025">
                <text:p>0.0161442915128025</text:p>
              </table:table-cell>
              <table:table-cell office:value-type="float" office:value="-0.0309152500991852">
                <text:p>-0.03091525009918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63170262764367">
                <text:p>0.00363170262764367</text:p>
              </table:table-cell>
              <table:table-cell office:value-type="float" office:value="-0.010650959807123">
                <text:p>-0.010650959807123</text:p>
              </table:table-cell>
              <table:table-cell office:value-type="float" office:value="0.00381481368449965">
                <text:p>0.003814813684499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659199804681543">
                <text:p>-0.00659199804681543</text:p>
              </table:table-cell>
              <table:table-cell office:value-type="float" office:value="0.0054628131962035">
                <text:p>0.0054628131962035</text:p>
              </table:table-cell>
              <table:table-cell office:value-type="float" office:value="0.02157658619953">
                <text:p>0.021576586199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16681417279585">
                <text:p>0.00216681417279585</text:p>
              </table:table-cell>
              <table:table-cell office:value-type="float" office:value="-0.00866725669118319">
                <text:p>-0.00866725669118319</text:p>
              </table:table-cell>
              <table:table-cell office:value-type="float" office:value="-0.0381481368449965">
                <text:p>-0.03814813684499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616473891415137">
                <text:p>0.00616473891415137</text:p>
              </table:table-cell>
              <table:table-cell office:value-type="float" office:value="-0.00643940549943542">
                <text:p>-0.00643940549943542</text:p>
              </table:table-cell>
              <table:table-cell office:value-type="float" office:value="-0.00897244178594317">
                <text:p>-0.008972441785943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701925717947938">
                <text:p>-0.00701925717947938</text:p>
              </table:table-cell>
              <table:table-cell office:value-type="float" office:value="0.0406811731315043">
                <text:p>0.0406811731315043</text:p>
              </table:table-cell>
              <table:table-cell office:value-type="float" office:value="0.0883205664235359">
                <text:p>0.08832056642353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22684408093509">
                <text:p>0.0122684408093509</text:p>
              </table:table-cell>
              <table:table-cell office:value-type="float" office:value="-0.0420850245674001">
                <text:p>-0.0420850245674001</text:p>
              </table:table-cell>
              <table:table-cell office:value-type="float" office:value="-0.121219519638661">
                <text:p>-0.1212195196386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210882900479141">
                <text:p>-0.0210882900479141</text:p>
              </table:table-cell>
              <table:table-cell office:value-type="float" office:value="-0.0128788109988708">
                <text:p>-0.0128788109988708</text:p>
              </table:table-cell>
              <table:table-cell office:value-type="float" office:value="0.0454725791192358">
                <text:p>0.04547257911923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168462172307504">
                <text:p>-0.0168462172307504</text:p>
              </table:table-cell>
              <table:table-cell office:value-type="float" office:value="0.0227668080690939">
                <text:p>0.0227668080690939</text:p>
              </table:table-cell>
              <table:table-cell office:value-type="float" office:value="0.34781945249794">
                <text:p>0.347819452497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38349559007538">
                <text:p>0.0238349559007538</text:p>
              </table:table-cell>
              <table:table-cell office:value-type="float" office:value="-0.0625629444257943">
                <text:p>-0.0625629444257943</text:p>
              </table:table-cell>
              <table:table-cell office:value-type="float" office:value="-0.663747062593463">
                <text:p>-0.6637470625934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155339213232826">
                <text:p>-0.0155339213232826</text:p>
              </table:table-cell>
              <table:table-cell office:value-type="float" office:value="0.0828882717368084">
                <text:p>0.0828882717368084</text:p>
              </table:table-cell>
              <table:table-cell office:value-type="float" office:value="0.329233680227058">
                <text:p>0.3292336802270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66933194982757">
                <text:p>0.0466933194982757</text:p>
              </table:table-cell>
              <table:table-cell office:value-type="float" office:value="-0.0444349497970519">
                <text:p>-0.0444349497970519</text:p>
              </table:table-cell>
              <table:table-cell office:value-type="float" office:value="0.150486770226142">
                <text:p>0.1504867702261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468153935361796">
                <text:p>-0.0468153935361796</text:p>
              </table:table-cell>
              <table:table-cell office:value-type="float" office:value="0.032135990478225">
                <text:p>0.032135990478225</text:p>
              </table:table-cell>
              <table:table-cell office:value-type="float" office:value="-0.0910367137668997">
                <text:p>-0.09103671376689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318002868739891">
                <text:p>-0.0318002868739891</text:p>
              </table:table-cell>
              <table:table-cell office:value-type="float" office:value="0.0603045747245705">
                <text:p>0.0603045747245705</text:p>
              </table:table-cell>
              <table:table-cell office:value-type="float" office:value="-0.0255745109408857">
                <text:p>-0.02557451094088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52284310434278">
                <text:p>0.0452284310434278</text:p>
              </table:table-cell>
              <table:table-cell office:value-type="float" office:value="-0.0461439863277078">
                <text:p>-0.0461439863277078</text:p>
              </table:table-cell>
              <table:table-cell office:value-type="float" office:value="-0.0346690267647328">
                <text:p>-0.03466902676473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91344950712607">
                <text:p>0.0791344950712607</text:p>
              </table:table-cell>
              <table:table-cell office:value-type="float" office:value="-0.0393383587145604">
                <text:p>-0.0393383587145604</text:p>
              </table:table-cell>
              <table:table-cell office:value-type="float" office:value="0.00183111056855985">
                <text:p>0.001831110568559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477919858394116">
                <text:p>-0.0477919858394116</text:p>
              </table:table-cell>
              <table:table-cell office:value-type="float" office:value="0.0508743552964873">
                <text:p>0.0508743552964873</text:p>
              </table:table-cell>
              <table:table-cell office:value-type="float" office:value="-0.107669301431318">
                <text:p>-0.1076693014313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2725913266396">
                <text:p>0.0042725913266396</text:p>
              </table:table-cell>
              <table:table-cell office:value-type="float" office:value="-0.00540177617725146">
                <text:p>-0.00540177617725146</text:p>
              </table:table-cell>
              <table:table-cell office:value-type="float" office:value="-0.0181279946287424">
                <text:p>-0.01812799462874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343638416699728">
                <text:p>-0.0343638416699728</text:p>
              </table:table-cell>
              <table:table-cell office:value-type="float" office:value="0.0247810296945097">
                <text:p>0.0247810296945097</text:p>
              </table:table-cell>
              <table:table-cell office:value-type="float" office:value="0.00827051606799528">
                <text:p>0.008270516067995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70293282876064">
                <text:p>0.0170293282876064</text:p>
              </table:table-cell>
              <table:table-cell office:value-type="float" office:value="-0.0307016205328532">
                <text:p>-0.0307016205328532</text:p>
              </table:table-cell>
              <table:table-cell office:value-type="float" office:value="0.0735801263466292">
                <text:p>0.07358012634662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148625141148106">
                <text:p>-0.0148625141148106</text:p>
              </table:table-cell>
              <table:table-cell office:value-type="float" office:value="0.0178228095339824">
                <text:p>0.0178228095339824</text:p>
              </table:table-cell>
              <table:table-cell office:value-type="float" office:value="-0.0189825128940703">
                <text:p>-0.01898251289407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55949583422346">
                <text:p>0.0155949583422346</text:p>
              </table:table-cell>
              <table:table-cell office:value-type="float" office:value="-0.00936918240913115">
                <text:p>-0.00936918240913115</text:p>
              </table:table-cell>
              <table:table-cell office:value-type="float" office:value="-0.0246894741660817">
                <text:p>-0.02468947416608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97659230323191">
                <text:p>0.0097659230323191</text:p>
              </table:table-cell>
              <table:table-cell office:value-type="float" office:value="0.0148319956053347">
                <text:p>0.0148319956053347</text:p>
              </table:table-cell>
              <table:table-cell office:value-type="float" office:value="-0.00347911008026366">
                <text:p>-0.003479110080263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235908078249459">
                <text:p>-0.0235908078249459</text:p>
              </table:table-cell>
              <table:table-cell office:value-type="float" office:value="-0.0183721427045503">
                <text:p>-0.0183721427045503</text:p>
              </table:table-cell>
              <table:table-cell office:value-type="float" office:value="-0.0044862208929716">
                <text:p>-0.00448622089297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05389568773461">
                <text:p>0.0205389568773461</text:p>
              </table:table-cell>
              <table:table-cell office:value-type="float" office:value="-0.0161748100222785">
                <text:p>-0.0161748100222785</text:p>
              </table:table-cell>
              <table:table-cell office:value-type="float" office:value="-0.0183111056855983">
                <text:p>-0.01831110568559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153508102664265">
                <text:p>-0.0153508102664265</text:p>
              </table:table-cell>
              <table:table-cell office:value-type="float" office:value="-0.0135196996978667">
                <text:p>-0.0135196996978667</text:p>
              </table:table-cell>
              <table:table-cell office:value-type="float" office:value="0.0355235450300607">
                <text:p>0.03552354503006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332651753288371">
                <text:p>0.00332651753288371</text:p>
              </table:table-cell>
              <table:table-cell office:value-type="float" office:value="0.0289620654927213">
                <text:p>0.0289620654927213</text:p>
              </table:table-cell>
              <table:table-cell office:value-type="float" office:value="0.0338755455183569">
                <text:p>0.03387554551835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329599902340771">
                <text:p>-0.00329599902340771</text:p>
              </table:table-cell>
              <table:table-cell office:value-type="float" office:value="0.010559404278695">
                <text:p>0.010559404278695</text:p>
              </table:table-cell>
              <table:table-cell office:value-type="float" office:value="-0.0771813104647969">
                <text:p>-0.07718131046479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03253273110141">
                <text:p>0.0203253273110141</text:p>
              </table:table-cell>
              <table:table-cell office:value-type="float" office:value="-0.032319101535081">
                <text:p>-0.032319101535081</text:p>
              </table:table-cell>
              <table:table-cell office:value-type="float" office:value="0.0510879848628193">
                <text:p>0.05108798486281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164189580980865">
                <text:p>-0.0164189580980865</text:p>
              </table:table-cell>
              <table:table-cell office:value-type="float" office:value="0.0369273964659566">
                <text:p>0.0369273964659566</text:p>
              </table:table-cell>
              <table:table-cell office:value-type="float" office:value="-0.00793481246375927">
                <text:p>-0.007934812463759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653096102786338">
                <text:p>0.00653096102786338</text:p>
              </table:table-cell>
              <table:table-cell office:value-type="float" office:value="-0.0205694753868221">
                <text:p>-0.0205694753868221</text:p>
              </table:table-cell>
              <table:table-cell office:value-type="float" office:value="-0.022125919370098">
                <text:p>-0.0221259193700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82598345896786">
                <text:p>0.0582598345896786</text:p>
              </table:table-cell>
              <table:table-cell office:value-type="float" office:value="-0.0414441358684042">
                <text:p>-0.0414441358684042</text:p>
              </table:table-cell>
              <table:table-cell office:value-type="float" office:value="0.0112613299966429">
                <text:p>0.01126132999664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8297372356334">
                <text:p>0.368297372356334</text:p>
              </table:table-cell>
              <table:table-cell office:value-type="float" office:value="0.269447920163579">
                <text:p>0.269447920163579</text:p>
              </table:table-cell>
              <table:table-cell office:value-type="float" office:value="-0.84804834131901">
                <text:p>-0.848048341319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73293252357555">
                <text:p>0.273293252357555</text:p>
              </table:table-cell>
              <table:table-cell office:value-type="float" office:value="0.614734336375011">
                <text:p>0.614734336375011</text:p>
              </table:table-cell>
              <table:table-cell office:value-type="float" office:value="0.000091555528427878">
                <text:p>0.0000915555284278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42735068819239">
                <text:p>-0.142735068819239</text:p>
              </table:table-cell>
              <table:table-cell office:value-type="float" office:value="-1.36915189062166">
                <text:p>-1.36915189062166</text:p>
              </table:table-cell>
              <table:table-cell office:value-type="float" office:value="1.09936826685385">
                <text:p>1.099368266853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00729392376476">
                <text:p>-1.00729392376476</text:p>
              </table:table-cell>
              <table:table-cell office:value-type="float" office:value="0.836634418774987">
                <text:p>0.836634418774987</text:p>
              </table:table-cell>
              <table:table-cell office:value-type="float" office:value="-1.01791436506241">
                <text:p>-1.017914365062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23078096865749">
                <text:p>0.423078096865749</text:p>
              </table:table-cell>
              <table:table-cell office:value-type="float" office:value="0.559434797204504">
                <text:p>0.559434797204504</text:p>
              </table:table-cell>
              <table:table-cell office:value-type="float" office:value="1.91848506118961">
                <text:p>1.918485061189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687276833399457">
                <text:p>-0.0687276833399457</text:p>
              </table:table-cell>
              <table:table-cell office:value-type="float" office:value="-0.79909665211951">
                <text:p>-0.79909665211951</text:p>
              </table:table-cell>
              <table:table-cell office:value-type="float" office:value="-1.40610980559709">
                <text:p>-1.406109805597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89819025238807">
                <text:p>0.0789819025238807</text:p>
              </table:table-cell>
              <table:table-cell office:value-type="float" office:value="-0.104495376445814">
                <text:p>-0.104495376445814</text:p>
              </table:table-cell>
              <table:table-cell office:value-type="float" office:value="0.515060884426405">
                <text:p>0.5150608844264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23905148472548">
                <text:p>0.0123905148472548</text:p>
              </table:table-cell>
              <table:table-cell office:value-type="float" office:value="0.00311288796655172">
                <text:p>0.00311288796655172</text:p>
              </table:table-cell>
              <table:table-cell office:value-type="float" office:value="-0.225898007141331">
                <text:p>-0.2258980071413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35602893154698">
                <text:p>0.0235602893154698</text:p>
              </table:table-cell>
              <table:table-cell office:value-type="float" office:value="-0.0456862086855678">
                <text:p>-0.0456862086855678</text:p>
              </table:table-cell>
              <table:table-cell office:value-type="float" office:value="0.0130924405652028">
                <text:p>0.01309244056520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105899227881711">
                <text:p>-0.0105899227881711</text:p>
              </table:table-cell>
              <table:table-cell office:value-type="float" office:value="0.0614337595751824">
                <text:p>0.0614337595751824</text:p>
              </table:table-cell>
              <table:table-cell office:value-type="float" office:value="0.0811181981872005">
                <text:p>0.08111819818720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360423596911527">
                <text:p>-0.0360423596911527</text:p>
              </table:table-cell>
              <table:table-cell office:value-type="float" office:value="0.00790429395428327">
                <text:p>0.00790429395428327</text:p>
              </table:table-cell>
              <table:table-cell office:value-type="float" office:value="-0.135502182073428">
                <text:p>-0.1355021820734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741599780266727">
                <text:p>0.00741599780266727</text:p>
              </table:table-cell>
              <table:table-cell office:value-type="float" office:value="-0.0165715506454665">
                <text:p>-0.0165715506454665</text:p>
              </table:table-cell>
              <table:table-cell office:value-type="float" office:value="0.121005890072329">
                <text:p>0.1210058900723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79647206030458">
                <text:p>0.0679647206030458</text:p>
              </table:table-cell>
              <table:table-cell office:value-type="float" office:value="-0.00698873867000334">
                <text:p>-0.00698873867000334</text:p>
              </table:table-cell>
              <table:table-cell office:value-type="float" office:value="-0.0599688711203345">
                <text:p>-0.05996887112033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567949461348308">
                <text:p>-0.0567949461348308</text:p>
              </table:table-cell>
              <table:table-cell office:value-type="float" office:value="0.0382396923734245">
                <text:p>0.0382396923734245</text:p>
              </table:table-cell>
              <table:table-cell office:value-type="float" office:value="0.0666829432050539">
                <text:p>0.06668294320505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202642902920621">
                <text:p>-0.0202642902920621</text:p>
              </table:table-cell>
              <table:table-cell office:value-type="float" office:value="-0.0339976195562609">
                <text:p>-0.0339976195562609</text:p>
              </table:table-cell>
              <table:table-cell office:value-type="float" office:value="-0.075502792443617">
                <text:p>-0.0755027924436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20444349497969">
                <text:p>0.0320444349497969</text:p>
              </table:table-cell>
              <table:table-cell office:value-type="float" office:value="0.0135196996978668">
                <text:p>0.0135196996978668</text:p>
              </table:table-cell>
              <table:table-cell office:value-type="float" office:value="0.0580767235328227">
                <text:p>0.05807672353282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927762688070327">
                <text:p>0.00927762688070327</text:p>
              </table:table-cell>
              <table:table-cell office:value-type="float" office:value="0.010315256202887">
                <text:p>0.010315256202887</text:p>
              </table:table-cell>
              <table:table-cell office:value-type="float" office:value="-0.0147709585863826">
                <text:p>-0.01477095858638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385448774681845">
                <text:p>-0.0385448774681845</text:p>
              </table:table-cell>
              <table:table-cell office:value-type="float" office:value="-0.0337229529709769">
                <text:p>-0.0337229529709769</text:p>
              </table:table-cell>
              <table:table-cell office:value-type="float" office:value="-0.0582903530991547">
                <text:p>-0.05829035309915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143436994537177">
                <text:p>-0.00143436994537177</text:p>
              </table:table-cell>
              <table:table-cell office:value-type="float" office:value="0.0393078402050844">
                <text:p>0.0393078402050844</text:p>
              </table:table-cell>
              <table:table-cell office:value-type="float" office:value="0.0930509353923155">
                <text:p>0.09305093539231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52287362285226">
                <text:p>0.0152287362285226</text:p>
              </table:table-cell>
              <table:table-cell office:value-type="float" office:value="-0.0311288796655172">
                <text:p>-0.0311288796655172</text:p>
              </table:table-cell>
              <table:table-cell office:value-type="float" office:value="-0.109195226905118">
                <text:p>-0.1091952269051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272225104525895">
                <text:p>-0.0272225104525895</text:p>
              </table:table-cell>
              <table:table-cell office:value-type="float" office:value="-0.000518814661091951">
                <text:p>-0.000518814661091951</text:p>
              </table:table-cell>
              <table:table-cell office:value-type="float" office:value="0.0940885647144993">
                <text:p>0.09408856471449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53810235908078">
                <text:p>0.0453810235908078</text:p>
              </table:table-cell>
              <table:table-cell office:value-type="float" office:value="0.0390026551103244">
                <text:p>0.0390026551103244</text:p>
              </table:table-cell>
              <table:table-cell office:value-type="float" office:value="-0.053926206244087">
                <text:p>-0.0539262062440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0091555528427989">
                <text:p>-0.000091555528427989</text:p>
              </table:table-cell>
              <table:table-cell office:value-type="float" office:value="-0.0476699118015076">
                <text:p>-0.0476699118015076</text:p>
              </table:table-cell>
              <table:table-cell office:value-type="float" office:value="0.0382396923734245">
                <text:p>0.03823969237342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480666524246956">
                <text:p>-0.0480666524246956</text:p>
              </table:table-cell>
              <table:table-cell office:value-type="float" office:value="0.0452284310434278">
                <text:p>0.0452284310434278</text:p>
              </table:table-cell>
              <table:table-cell office:value-type="float" office:value="-0.0416272469252602">
                <text:p>-0.04162724692526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56151005584888">
                <text:p>0.0356151005584888</text:p>
              </table:table-cell>
              <table:table-cell office:value-type="float" office:value="-0.0345469527268288">
                <text:p>-0.0345469527268288</text:p>
              </table:table-cell>
              <table:table-cell office:value-type="float" office:value="0.0248115482039857">
                <text:p>0.02481154820398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00811792352061">
                <text:p>0.0200811792352061</text:p>
              </table:table-cell>
              <table:table-cell office:value-type="float" office:value="0.0224005859553819">
                <text:p>0.0224005859553819</text:p>
              </table:table-cell>
              <table:table-cell office:value-type="float" office:value="0.0179448835718864">
                <text:p>0.01794488357188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375988036744285">
                <text:p>-0.0375988036744285</text:p>
              </table:table-cell>
              <table:table-cell office:value-type="float" office:value="-0.0235908078249458">
                <text:p>-0.0235908078249458</text:p>
              </table:table-cell>
              <table:table-cell office:value-type="float" office:value="-0.0490127262184515">
                <text:p>-0.04901272621845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85146641438032">
                <text:p>-0.0085146641438032</text:p>
              </table:table-cell>
              <table:table-cell office:value-type="float" office:value="0.0135807367168188">
                <text:p>0.0135807367168188</text:p>
              </table:table-cell>
              <table:table-cell office:value-type="float" office:value="0.054109317300943">
                <text:p>0.0541093173009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64186529129916">
                <text:p>0.0464186529129916</text:p>
              </table:table-cell>
              <table:table-cell office:value-type="float" office:value="0.00497451704458757">
                <text:p>0.00497451704458757</text:p>
              </table:table-cell>
              <table:table-cell office:value-type="float" office:value="-0.0415051728873562">
                <text:p>-0.04150517288735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231330301828059">
                <text:p>-0.0231330301828059</text:p>
              </table:table-cell>
              <table:table-cell office:value-type="float" office:value="-0.0144047364726707">
                <text:p>-0.0144047364726707</text:p>
              </table:table-cell>
              <table:table-cell office:value-type="float" office:value="0.0418103579821162">
                <text:p>0.04181035798211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245063631092257">
                <text:p>-0.0245063631092257</text:p>
              </table:table-cell>
              <table:table-cell office:value-type="float" office:value="0.00546281319620351">
                <text:p>0.00546281319620351</text:p>
              </table:table-cell>
              <table:table-cell office:value-type="float" office:value="-0.0600909451582385">
                <text:p>-0.06009094515823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93688772240363">
                <text:p>0.0393688772240363</text:p>
              </table:table-cell>
              <table:table-cell office:value-type="float" office:value="0.00238044373912777">
                <text:p>0.00238044373912777</text:p>
              </table:table-cell>
              <table:table-cell office:value-type="float" office:value="0.0583513901181066">
                <text:p>0.05835139011810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354930265205847">
                <text:p>-0.0354930265205847</text:p>
              </table:table-cell>
              <table:table-cell office:value-type="float" office:value="-0.00445570238349557">
                <text:p>-0.00445570238349557</text:p>
              </table:table-cell>
              <table:table-cell office:value-type="float" office:value="-0.0419324320200201">
                <text:p>-0.04193243202002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772118289742729">
                <text:p>0.00772118289742729</text:p>
              </table:table-cell>
              <table:table-cell office:value-type="float" office:value="0.00503555406353955">
                <text:p>0.00503555406353955</text:p>
              </table:table-cell>
              <table:table-cell office:value-type="float" office:value="0.0209967345194861">
                <text:p>0.02099673451948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70393993957335">
                <text:p>0.0270393993957335</text:p>
              </table:table-cell>
              <table:table-cell office:value-type="float" office:value="0.00485244300668354">
                <text:p>0.00485244300668354</text:p>
              </table:table-cell>
              <table:table-cell office:value-type="float" office:value="0.00827051606799525">
                <text:p>0.008270516067995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157780693990905">
                <text:p>-0.0157780693990905</text:p>
              </table:table-cell>
              <table:table-cell office:value-type="float" office:value="-0.011383404034547">
                <text:p>-0.011383404034547</text:p>
              </table:table-cell>
              <table:table-cell office:value-type="float" office:value="-0.0153813287759026">
                <text:p>-0.01538132877590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174260689107943">
                <text:p>-0.0174260689107943</text:p>
              </table:table-cell>
              <table:table-cell office:value-type="float" office:value="0.011566515091403">
                <text:p>0.011566515091403</text:p>
              </table:table-cell>
              <table:table-cell office:value-type="float" office:value="0.010773033845027">
                <text:p>0.0107730338450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24106570635089">
                <text:p>0.0324106570635089</text:p>
              </table:table-cell>
              <table:table-cell office:value-type="float" office:value="-0.00854518265327923">
                <text:p>-0.00854518265327923</text:p>
              </table:table-cell>
              <table:table-cell office:value-type="float" office:value="-0.0137333292641987">
                <text:p>-0.01373332926419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946073793755919">
                <text:p>-0.00946073793755919</text:p>
              </table:table-cell>
              <table:table-cell office:value-type="float" office:value="0.010895107882931">
                <text:p>0.010895107882931</text:p>
              </table:table-cell>
              <table:table-cell office:value-type="float" office:value="0.0288705099642933">
                <text:p>0.02887050996429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198065126499222">
                <text:p>-0.0198065126499222</text:p>
              </table:table-cell>
              <table:table-cell office:value-type="float" office:value="-0.0187994018372143">
                <text:p>-0.0187994018372143</text:p>
              </table:table-cell>
              <table:table-cell office:value-type="float" office:value="-0.0482497634815516">
                <text:p>-0.04824976348155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833155308694727">
                <text:p>0.00833155308694727</text:p>
              </table:table-cell>
              <table:table-cell office:value-type="float" office:value="0.0192571794793542">
                <text:p>0.0192571794793542</text:p>
              </table:table-cell>
              <table:table-cell office:value-type="float" office:value="0.0532547990356151">
                <text:p>0.05325479903561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27973265785699">
                <text:p>0.0227973265785699</text:p>
              </table:table-cell>
              <table:table-cell office:value-type="float" office:value="-0.0065614795373394">
                <text:p>-0.0065614795373394</text:p>
              </table:table-cell>
              <table:table-cell office:value-type="float" office:value="-0.043061616870632">
                <text:p>-0.0430616168706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338755455183569">
                <text:p>-0.0338755455183569</text:p>
              </table:table-cell>
              <table:table-cell office:value-type="float" office:value="-0.00482192449720754">
                <text:p>-0.00482192449720754</text:p>
              </table:table-cell>
              <table:table-cell office:value-type="float" office:value="0.0303964354380932">
                <text:p>0.03039643543809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00302133243812">
                <text:p>0.0300302133243812</text:p>
              </table:table-cell>
              <table:table-cell office:value-type="float" office:value="0.00909451582384716">
                <text:p>0.00909451582384716</text:p>
              </table:table-cell>
              <table:table-cell office:value-type="float" office:value="-0.0161442915128025">
                <text:p>-0.01614429151280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784325693533128">
                <text:p>-0.00784325693533128</text:p>
              </table:table-cell>
              <table:table-cell office:value-type="float" office:value="-0.011230811487167">
                <text:p>-0.011230811487167</text:p>
              </table:table-cell>
              <table:table-cell office:value-type="float" office:value="0.00677510910367139">
                <text:p>0.006775109103671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267036957914974">
                <text:p>-0.0267036957914974</text:p>
              </table:table-cell>
              <table:table-cell office:value-type="float" office:value="0.0098574785607471">
                <text:p>0.0098574785607471</text:p>
              </table:table-cell>
              <table:table-cell office:value-type="float" office:value="-0.00802636799218727">
                <text:p>-0.008026367992187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56050294503616">
                <text:p>0.0256050294503616</text:p>
              </table:table-cell>
              <table:table-cell office:value-type="float" office:value="-0.0124820703756829">
                <text:p>-0.0124820703756829</text:p>
              </table:table-cell>
              <table:table-cell office:value-type="float" office:value="0.00592059083834347">
                <text:p>0.005920590838343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